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121">
      <style:table-cell-properties fo:border="0.0008in solid #000000"/>
    </style:style>
    <style:style style:name="ce13" style:family="table-cell" style:parent-style-name="Default" style:data-style-name="N121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121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6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7" style:family="table-cell" style:parent-style-name="Default" style:data-style-name="N118"/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2" style:family="table-cell" style:parent-style-name="Default" style:data-style-name="N60"/>
    <style:style style:name="ce23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6" style:family="table-cell" style:parent-style-name="Default" style:data-style-name="N121"/>
    <style:style style:name="ce27" style:family="table-cell" style:parent-style-name="Default" style:data-style-name="N121">
      <style:table-cell-properties fo:border-bottom="0.0008in solid #000000" fo:border-left="none" fo:border-right="none" fo:border-top="none"/>
    </style:style>
    <style:style style:name="ce28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30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31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32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8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0" style:family="table-cell" style:parent-style-name="Default" style:data-style-name="N121">
      <style:table-cell-properties fo:border-bottom="none" fo:border-left="none" fo:border-right="0.0008in solid #000000" fo:border-top="none"/>
    </style:style>
    <style:style style:name="ce41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2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43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4" style:family="table-cell" style:parent-style-name="Default" style:data-style-name="N121">
      <style:table-cell-properties fo:border-bottom="none" fo:border-left="0.0008in solid #000000" fo:border-right="none" fo:border-top="none"/>
    </style:style>
    <style:style style:name="ce45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60">
      <style:table-cell-properties fo:border="none"/>
    </style:style>
    <style:style style:name="ce4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0.0008in solid #000000" fo:border-top="0.0008in solid #000000"/>
    </style:style>
    <style:style style:name="ce52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7"/>
        <table:table-column table:style-name="co2" table:number-columns-repeated="3" table:default-cell-style-name="ce22"/>
        <table:table-column table:style-name="co2" table:default-cell-style-name="Default"/>
        <table:table-column table:style-name="co3" table:number-columns-repeated="3" table:default-cell-style-name="ce22"/>
        <table:table-column table:style-name="co2" table:default-cell-style-name="Default"/>
        <table:table-column table:style-name="co3" table:number-columns-repeated="3" table:default-cell-style-name="ce22"/>
        <table:table-column table:style-name="co2" table:default-cell-style-name="ce22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constant mass m=1.736111e-5, supLen=0.025, summation density, leapfrog , simu time~0.2 </text:p>
          </table:table-cell>
          <table:covered-table-cell table:style-name="ce18"/>
          <table:covered-table-cell table:number-columns-repeated="2"/>
          <table:covered-table-cell table:style-name="ce33"/>
          <table:covered-table-cell table:style-name="ce36"/>
          <table:covered-table-cell table:number-columns-repeated="2"/>
          <table:covered-table-cell table:style-name="ce33"/>
          <table:covered-table-cell table:style-name="ce36"/>
          <table:covered-table-cell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18"/>
          <table:table-cell table:number-columns-repeated="2"/>
          <table:table-cell table:style-name="ce33"/>
          <table:table-cell table:style-name="ce36"/>
          <table:table-cell table:number-columns-repeated="2"/>
          <table:table-cell table:style-name="ce33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9" office:value-type="string" table:number-columns-spanned="27" table:number-rows-spanned="1">
            <text:p>Perturbation 0.0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1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1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2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2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3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 table:number-columns-repeated="856"/>
        </table:table-row>
        <table:table-row table:style-name="ro2">
          <table:table-cell table:style-name="ce4" office:value-type="string">
            <text:p>realisation</text:p>
          </table:table-cell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 table:number-columns-repeated="856"/>
        </table:table-row>
        <table:table-row table:style-name="ro2">
          <table:table-cell table:style-name="ce5"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 table:number-columns-repeated="856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float" office:value="0.00666309">
            <text:p>6.66E-003</text:p>
          </table:table-cell>
          <table:table-cell office:value-type="float" office:value="0.0166359">
            <text:p>1.66E-002</text:p>
          </table:table-cell>
          <table:table-cell office:value-type="float" office:value="0.010651">
            <text:p>1.07E-002</text:p>
          </table:table-cell>
          <table:table-cell table:style-name="ce22" office:value-type="float" office:value="0.0119514">
            <text:p>1.20E-002</text:p>
          </table:table-cell>
          <table:table-cell office:value-type="float" office:value="0.0625252">
            <text:p>6.25E-002</text:p>
          </table:table-cell>
          <table:table-cell office:value-type="float" office:value="0.0356171">
            <text:p>3.56E-002</text:p>
          </table:table-cell>
          <table:table-cell office:value-type="float" office:value="0.0647064">
            <text:p>6.47E-002</text:p>
          </table:table-cell>
          <table:table-cell table:style-name="ce22" office:value-type="float" office:value="0.670288">
            <text:p>6.70E-001</text:p>
          </table:table-cell>
          <table:table-cell table:style-name="ce39" office:value-type="float" office:value="0.334086">
            <text:p>3.34E-001</text:p>
          </table:table-cell>
          <table:table-cell table:style-name="ce43" office:value-type="float" office:value="0.00506436">
            <text:p>5.06E-003</text:p>
          </table:table-cell>
          <table:table-cell office:value-type="float" office:value="0.00793473">
            <text:p>7.93E-003</text:p>
          </table:table-cell>
          <table:table-cell office:value-type="float" office:value="0.00631849">
            <text:p>6.32E-003</text:p>
          </table:table-cell>
          <table:table-cell table:style-name="ce22" office:value-type="float" office:value="0.00621935">
            <text:p>6.22E-003</text:p>
          </table:table-cell>
          <table:table-cell table:style-name="ce22" office:value-type="float" office:value="0.0111345">
            <text:p>1.11E-002</text:p>
          </table:table-cell>
          <table:table-cell table:style-name="ce22" office:value-type="float" office:value="0.0078441">
            <text:p>7.84E-003</text:p>
          </table:table-cell>
          <table:table-cell table:style-name="ce22" office:value-type="float" office:value="0.0149686">
            <text:p>1.50E-002</text:p>
          </table:table-cell>
          <table:table-cell table:style-name="ce22" office:value-type="float" office:value="0.0287248">
            <text:p>2.87E-002</text:p>
          </table:table-cell>
          <table:table-cell table:style-name="ce39" office:value-type="float" office:value="0.0185695">
            <text:p>1.86E-002</text:p>
          </table:table-cell>
          <table:table-cell table:style-name="ce43" office:value-type="float" office:value="0.002976">
            <text:p>2.98E-003</text:p>
          </table:table-cell>
          <table:table-cell table:style-name="ce22" office:value-type="float" office:value="0.0121029">
            <text:p>1.21E-002</text:p>
          </table:table-cell>
          <table:table-cell table:style-name="ce22" office:value-type="float" office:value="0.00860513">
            <text:p>8.61E-003</text:p>
          </table:table-cell>
          <table:table-cell table:style-name="ce22" office:value-type="float" office:value="0.00333346">
            <text:p>3.33E-003</text:p>
          </table:table-cell>
          <table:table-cell table:style-name="ce22" office:value-type="float" office:value="0.016893">
            <text:p>1.69E-002</text:p>
          </table:table-cell>
          <table:table-cell table:style-name="ce22" office:value-type="float" office:value="0.0121617">
            <text:p>1.22E-002</text:p>
          </table:table-cell>
          <table:table-cell table:style-name="ce22" office:value-type="float" office:value="0.00635099">
            <text:p>6.35E-003</text:p>
          </table:table-cell>
          <table:table-cell table:style-name="ce22" office:value-type="float" office:value="0.0523932">
            <text:p>5.24E-002</text:p>
          </table:table-cell>
          <table:table-cell table:style-name="ce39" office:value-type="float" office:value="0.031176">
            <text:p>3.12E-002</text:p>
          </table:table-cell>
          <table:table-cell/>
          <table:table-cell table:style-name="ce22" office:value-type="float" office:value="0.00716027">
            <text:p>7.16E-003</text:p>
          </table:table-cell>
          <table:table-cell table:style-name="ce22" office:value-type="float" office:value="0.016937">
            <text:p>1.69E-002</text:p>
          </table:table-cell>
          <table:table-cell table:style-name="ce22" office:value-type="float" office:value="0.0116465">
            <text:p>1.16E-002</text:p>
          </table:table-cell>
          <table:table-cell table:style-name="ce22" office:value-type="float" office:value="0.0126837">
            <text:p>1.27E-002</text:p>
          </table:table-cell>
          <table:table-cell table:style-name="ce22" office:value-type="float" office:value="0.0622714">
            <text:p>6.23E-002</text:p>
          </table:table-cell>
          <table:table-cell table:style-name="ce22" office:value-type="float" office:value="0.0381122">
            <text:p>3.81E-002</text:p>
          </table:table-cell>
          <table:table-cell table:style-name="ce22" office:value-type="float" office:value="0.0682075">
            <text:p>6.82E-002</text:p>
          </table:table-cell>
          <table:table-cell table:style-name="ce22" office:value-type="float" office:value="0.662107">
            <text:p>6.62E-001</text:p>
          </table:table-cell>
          <table:table-cell table:style-name="ce39" office:value-type="float" office:value="0.371656">
            <text:p>3.72E-001</text:p>
          </table:table-cell>
          <table:table-cell table:style-name="ce43" office:value-type="float" office:value="0.00570231">
            <text:p>5.70E-003</text:p>
          </table:table-cell>
          <table:table-cell table:style-name="ce22" office:value-type="float" office:value="0.0107055">
            <text:p>1.07E-002</text:p>
          </table:table-cell>
          <table:table-cell table:style-name="ce22" office:value-type="float" office:value="0.00714508">
            <text:p>7.15E-003</text:p>
          </table:table-cell>
          <table:table-cell table:style-name="ce22" office:value-type="float" office:value="0.00659536">
            <text:p>6.60E-003</text:p>
          </table:table-cell>
          <table:table-cell table:style-name="ce22" office:value-type="float" office:value="0.0131147">
            <text:p>1.31E-002</text:p>
          </table:table-cell>
          <table:table-cell table:style-name="ce22" office:value-type="float" office:value="0.00851668">
            <text:p>8.52E-003</text:p>
          </table:table-cell>
          <table:table-cell table:style-name="ce22" office:value-type="float" office:value="0.0144737">
            <text:p>1.45E-002</text:p>
          </table:table-cell>
          <table:table-cell table:style-name="ce22" office:value-type="float" office:value="0.0326349">
            <text:p>3.26E-002</text:p>
          </table:table-cell>
          <table:table-cell table:style-name="ce39" office:value-type="float" office:value="0.0192298">
            <text:p>1.92E-002</text:p>
          </table:table-cell>
          <table:table-cell table:style-name="ce43" office:value-type="float" office:value="0.00411292">
            <text:p>4.11E-003</text:p>
          </table:table-cell>
          <table:table-cell table:style-name="ce22" office:value-type="float" office:value="0.0139862">
            <text:p>1.40E-002</text:p>
          </table:table-cell>
          <table:table-cell table:style-name="ce22" office:value-type="float" office:value="0.0100036">
            <text:p>1.00E-002</text:p>
          </table:table-cell>
          <table:table-cell table:style-name="ce22" office:value-type="float" office:value="0.00435138">
            <text:p>4.35E-003</text:p>
          </table:table-cell>
          <table:table-cell table:style-name="ce22" office:value-type="float" office:value="0.017747">
            <text:p>1.77E-002</text:p>
          </table:table-cell>
          <table:table-cell table:style-name="ce22" office:value-type="float" office:value="0.0147832">
            <text:p>1.48E-002</text:p>
          </table:table-cell>
          <table:table-cell table:style-name="ce22" office:value-type="float" office:value="0.00677527">
            <text:p>6.78E-003</text:p>
          </table:table-cell>
          <table:table-cell table:style-name="ce22" office:value-type="float" office:value="0.0373105">
            <text:p>3.73E-002</text:p>
          </table:table-cell>
          <table:table-cell table:style-name="ce39" office:value-type="float" office:value="0.0335001">
            <text:p>3.35E-002</text:p>
          </table:table-cell>
          <table:table-cell/>
          <table:table-cell table:style-name="ce22" office:value-type="float" office:value="0.00753698">
            <text:p>7.54E-003</text:p>
          </table:table-cell>
          <table:table-cell table:style-name="ce22" office:value-type="float" office:value="0.018473">
            <text:p>1.85E-002</text:p>
          </table:table-cell>
          <table:table-cell table:style-name="ce22" office:value-type="float" office:value="0.0121111">
            <text:p>1.21E-002</text:p>
          </table:table-cell>
          <table:table-cell table:style-name="ce22" office:value-type="float" office:value="0.0126027">
            <text:p>1.26E-002</text:p>
          </table:table-cell>
          <table:table-cell table:style-name="ce22" office:value-type="float" office:value="0.0669996">
            <text:p>6.70E-002</text:p>
          </table:table-cell>
          <table:table-cell table:style-name="ce22" office:value-type="float" office:value="0.0361535">
            <text:p>3.62E-002</text:p>
          </table:table-cell>
          <table:table-cell table:style-name="ce22" office:value-type="float" office:value="0.0697873">
            <text:p>6.98E-002</text:p>
          </table:table-cell>
          <table:table-cell table:style-name="ce22" office:value-type="float" office:value="0.700025">
            <text:p>7.00E-001</text:p>
          </table:table-cell>
          <table:table-cell table:style-name="ce39" office:value-type="float" office:value="0.331356">
            <text:p>3.31E-001</text:p>
          </table:table-cell>
          <table:table-cell table:style-name="ce43" office:value-type="float" office:value="0.0079138">
            <text:p>7.91E-003</text:p>
          </table:table-cell>
          <table:table-cell table:style-name="ce22" office:value-type="float" office:value="0.0175772">
            <text:p>1.76E-002</text:p>
          </table:table-cell>
          <table:table-cell table:style-name="ce22" office:value-type="float" office:value="0.00863088">
            <text:p>8.63E-003</text:p>
          </table:table-cell>
          <table:table-cell table:style-name="ce22" office:value-type="float" office:value="0.00874131">
            <text:p>8.74E-003</text:p>
          </table:table-cell>
          <table:table-cell table:style-name="ce22" office:value-type="float" office:value="0.020639">
            <text:p>2.06E-002</text:p>
          </table:table-cell>
          <table:table-cell table:style-name="ce22" office:value-type="float" office:value="0.0100645">
            <text:p>1.01E-002</text:p>
          </table:table-cell>
          <table:table-cell table:style-name="ce22" office:value-type="float" office:value="0.0159246">
            <text:p>1.59E-002</text:p>
          </table:table-cell>
          <table:table-cell table:style-name="ce22" office:value-type="float" office:value="0.0466881">
            <text:p>4.67E-002</text:p>
          </table:table-cell>
          <table:table-cell table:style-name="ce39" office:value-type="float" office:value="0.0214337">
            <text:p>2.14E-002</text:p>
          </table:table-cell>
          <table:table-cell table:style-name="ce43" office:value-type="float" office:value="0.00602177">
            <text:p>6.02E-003</text:p>
          </table:table-cell>
          <table:table-cell table:style-name="ce22" office:value-type="float" office:value="0.0144073">
            <text:p>1.44E-002</text:p>
          </table:table-cell>
          <table:table-cell table:style-name="ce22" office:value-type="float" office:value="0.0165198">
            <text:p>1.65E-002</text:p>
          </table:table-cell>
          <table:table-cell table:style-name="ce22" office:value-type="float" office:value="0.00620668">
            <text:p>6.21E-003</text:p>
          </table:table-cell>
          <table:table-cell table:style-name="ce22" office:value-type="float" office:value="0.016652">
            <text:p>1.67E-002</text:p>
          </table:table-cell>
          <table:table-cell table:style-name="ce22" office:value-type="float" office:value="0.0212451">
            <text:p>2.12E-002</text:p>
          </table:table-cell>
          <table:table-cell table:style-name="ce22" office:value-type="float" office:value="0.00881022">
            <text:p>8.81E-003</text:p>
          </table:table-cell>
          <table:table-cell table:style-name="ce22" office:value-type="float" office:value="0.0322712">
            <text:p>3.23E-002</text:p>
          </table:table-cell>
          <table:table-cell table:style-name="ce39" office:value-type="float" office:value="0.0577811">
            <text:p>5.78E-002</text:p>
          </table:table-cell>
          <table:table-cell/>
          <table:table-cell table:style-name="ce22" office:value-type="float" office:value="0.00809101">
            <text:p>8.09E-003</text:p>
          </table:table-cell>
          <table:table-cell table:style-name="ce22" office:value-type="float" office:value="0.0203457">
            <text:p>2.03E-002</text:p>
          </table:table-cell>
          <table:table-cell table:style-name="ce22" office:value-type="float" office:value="0.0116638">
            <text:p>1.17E-002</text:p>
          </table:table-cell>
          <table:table-cell table:style-name="ce22" office:value-type="float" office:value="0.012558">
            <text:p>1.26E-002</text:p>
          </table:table-cell>
          <table:table-cell table:style-name="ce22" office:value-type="float" office:value="0.073874">
            <text:p>7.39E-002</text:p>
          </table:table-cell>
          <table:table-cell table:style-name="ce22" office:value-type="float" office:value="0.0311843">
            <text:p>3.12E-002</text:p>
          </table:table-cell>
          <table:table-cell table:style-name="ce22" office:value-type="float" office:value="0.0697737">
            <text:p>6.98E-002</text:p>
          </table:table-cell>
          <table:table-cell table:style-name="ce22" office:value-type="float" office:value="0.768938">
            <text:p>7.69E-001</text:p>
          </table:table-cell>
          <table:table-cell table:style-name="ce39" office:value-type="float" office:value="0.246295">
            <text:p>2.46E-001</text:p>
          </table:table-cell>
          <table:table-cell table:style-name="ce43" office:value-type="float" office:value="0.00963536">
            <text:p>9.64E-003</text:p>
          </table:table-cell>
          <table:table-cell table:style-name="ce22" office:value-type="float" office:value="0.0218569">
            <text:p>2.19E-002</text:p>
          </table:table-cell>
          <table:table-cell table:style-name="ce22" office:value-type="float" office:value="0.0100789">
            <text:p>1.01E-002</text:p>
          </table:table-cell>
          <table:table-cell table:style-name="ce22" office:value-type="float" office:value="0.010119">
            <text:p>1.01E-002</text:p>
          </table:table-cell>
          <table:table-cell table:style-name="ce22" office:value-type="float" office:value="0.0233653">
            <text:p>2.34E-002</text:p>
          </table:table-cell>
          <table:table-cell table:style-name="ce22" office:value-type="float" office:value="0.0117189">
            <text:p>1.17E-002</text:p>
          </table:table-cell>
          <table:table-cell table:style-name="ce22" office:value-type="float" office:value="0.0167933">
            <text:p>1.68E-002</text:p>
          </table:table-cell>
          <table:table-cell table:style-name="ce22" office:value-type="float" office:value="0.0395508">
            <text:p>3.96E-002</text:p>
          </table:table-cell>
          <table:table-cell table:style-name="ce39" office:value-type="float" office:value="0.0257816">
            <text:p>2.58E-002</text:p>
          </table:table-cell>
          <table:table-cell table:style-name="ce43" office:value-type="float" office:value="0.00741057">
            <text:p>7.41E-003</text:p>
          </table:table-cell>
          <table:table-cell table:style-name="ce22" office:value-type="float" office:value="0.0143347">
            <text:p>1.43E-002</text:p>
          </table:table-cell>
          <table:table-cell table:style-name="ce22" office:value-type="float" office:value="0.0175145">
            <text:p>1.75E-002</text:p>
          </table:table-cell>
          <table:table-cell table:style-name="ce22" office:value-type="float" office:value="0.00750262">
            <text:p>7.50E-003</text:p>
          </table:table-cell>
          <table:table-cell table:style-name="ce22" office:value-type="float" office:value="0.0163939">
            <text:p>1.64E-002</text:p>
          </table:table-cell>
          <table:table-cell table:style-name="ce22" office:value-type="float" office:value="0.0228498">
            <text:p>2.28E-002</text:p>
          </table:table-cell>
          <table:table-cell table:style-name="ce22" office:value-type="float" office:value="0.00957496">
            <text:p>9.57E-003</text:p>
          </table:table-cell>
          <table:table-cell table:style-name="ce22" office:value-type="float" office:value="0.0264933">
            <text:p>2.65E-002</text:p>
          </table:table-cell>
          <table:table-cell table:style-name="ce39" office:value-type="float" office:value="0.0574242">
            <text:p>5.74E-002</text:p>
          </table:table-cell>
          <table:table-cell/>
          <table:table-cell table:style-name="ce22" office:value-type="float" office:value="0.00910227">
            <text:p>9.10E-003</text:p>
          </table:table-cell>
          <table:table-cell table:style-name="ce22" office:value-type="float" office:value="0.0212593">
            <text:p>2.13E-002</text:p>
          </table:table-cell>
          <table:table-cell table:style-name="ce22" office:value-type="float" office:value="0.0155462">
            <text:p>1.55E-002</text:p>
          </table:table-cell>
          <table:table-cell table:style-name="ce22" office:value-type="float" office:value="0.0144613">
            <text:p>1.45E-002</text:p>
          </table:table-cell>
          <table:table-cell table:style-name="ce22" office:value-type="float" office:value="0.0764405">
            <text:p>7.64E-002</text:p>
          </table:table-cell>
          <table:table-cell table:style-name="ce22" office:value-type="float" office:value="0.0461652">
            <text:p>4.62E-002</text:p>
          </table:table-cell>
          <table:table-cell table:style-name="ce22" office:value-type="float" office:value="0.0781858">
            <text:p>7.82E-002</text:p>
          </table:table-cell>
          <table:table-cell table:style-name="ce22" office:value-type="float" office:value="0.790998">
            <text:p>7.91E-001</text:p>
          </table:table-cell>
          <table:table-cell table:style-name="ce39" office:value-type="float" office:value="0.447814">
            <text:p>4.48E-001</text:p>
          </table:table-cell>
          <table:table-cell table:style-name="ce43" office:value-type="float" office:value="0.0144221">
            <text:p>1.44E-002</text:p>
          </table:table-cell>
          <table:table-cell table:style-name="ce22" office:value-type="float" office:value="0.0351387">
            <text:p>3.51E-002</text:p>
          </table:table-cell>
          <table:table-cell table:style-name="ce22" office:value-type="float" office:value="0.0129055">
            <text:p>1.29E-002</text:p>
          </table:table-cell>
          <table:table-cell table:style-name="ce22" office:value-type="float" office:value="0.0148071">
            <text:p>1.48E-002</text:p>
          </table:table-cell>
          <table:table-cell table:style-name="ce22" office:value-type="float" office:value="0.0358972">
            <text:p>3.59E-002</text:p>
          </table:table-cell>
          <table:table-cell table:style-name="ce22" office:value-type="float" office:value="0.0140076">
            <text:p>1.40E-002</text:p>
          </table:table-cell>
          <table:table-cell table:style-name="ce22" office:value-type="float" office:value="0.0211603">
            <text:p>2.12E-002</text:p>
          </table:table-cell>
          <table:table-cell table:style-name="ce22" office:value-type="float" office:value="0.0537477">
            <text:p>5.37E-002</text:p>
          </table:table-cell>
          <table:table-cell table:style-name="ce39" office:value-type="float" office:value="0.0257501">
            <text:p>2.58E-002</text:p>
          </table:table-cell>
          <table:table-cell table:style-name="ce43" office:value-type="float" office:value="0.010355">
            <text:p>1.04E-002</text:p>
          </table:table-cell>
          <table:table-cell table:style-name="ce22" office:value-type="float" office:value="0.0111598">
            <text:p>1.12E-002</text:p>
          </table:table-cell>
          <table:table-cell table:style-name="ce22" office:value-type="float" office:value="0.0294465">
            <text:p>2.94E-002</text:p>
          </table:table-cell>
          <table:table-cell table:style-name="ce22" office:value-type="float" office:value="0.0106832">
            <text:p>1.07E-002</text:p>
          </table:table-cell>
          <table:table-cell table:style-name="ce22" office:value-type="float" office:value="0.0141926">
            <text:p>1.42E-002</text:p>
          </table:table-cell>
          <table:table-cell table:style-name="ce22" office:value-type="float" office:value="0.0361727">
            <text:p>3.62E-002</text:p>
          </table:table-cell>
          <table:table-cell table:style-name="ce22" office:value-type="float" office:value="0.0157735">
            <text:p>1.58E-002</text:p>
          </table:table-cell>
          <table:table-cell table:style-name="ce22" office:value-type="float" office:value="0.0341276">
            <text:p>3.41E-002</text:p>
          </table:table-cell>
          <table:table-cell table:style-name="ce39" office:value-type="float" office:value="0.0737028">
            <text:p>7.37E-002</text:p>
          </table:table-cell>
          <table:table-cell/>
          <table:table-cell table:style-name="ce22" office:value-type="float" office:value="0.00926333">
            <text:p>9.26E-003</text:p>
          </table:table-cell>
          <table:table-cell table:style-name="ce22" office:value-type="float" office:value="0.0234502">
            <text:p>2.35E-002</text:p>
          </table:table-cell>
          <table:table-cell table:style-name="ce22" office:value-type="float" office:value="0.0148067">
            <text:p>1.48E-002</text:p>
          </table:table-cell>
          <table:table-cell table:style-name="ce22" office:value-type="float" office:value="0.0147788">
            <text:p>1.48E-002</text:p>
          </table:table-cell>
          <table:table-cell table:style-name="ce22" office:value-type="float" office:value="0.0748085">
            <text:p>7.48E-002</text:p>
          </table:table-cell>
          <table:table-cell table:style-name="ce22" office:value-type="float" office:value="0.0491717">
            <text:p>4.92E-002</text:p>
          </table:table-cell>
          <table:table-cell table:style-name="ce22" office:value-type="float" office:value="0.0903774">
            <text:p>9.04E-002</text:p>
          </table:table-cell>
          <table:table-cell table:style-name="ce22" office:value-type="float" office:value="0.76857">
            <text:p>7.69E-001</text:p>
          </table:table-cell>
          <table:table-cell table:style-name="ce39" office:value-type="float" office:value="0.529049">
            <text:p>5.29E-001</text:p>
          </table:table-cell>
          <table:table-cell table:style-name="ce43" office:value-type="float" office:value="0.0118318">
            <text:p>1.18E-002</text:p>
          </table:table-cell>
          <table:table-cell table:style-name="ce22" office:value-type="float" office:value="0.0273013">
            <text:p>2.73E-002</text:p>
          </table:table-cell>
          <table:table-cell table:style-name="ce22" office:value-type="float" office:value="0.010484">
            <text:p>1.05E-002</text:p>
          </table:table-cell>
          <table:table-cell table:style-name="ce22" office:value-type="float" office:value="0.0120376">
            <text:p>1.20E-002</text:p>
          </table:table-cell>
          <table:table-cell table:style-name="ce22" office:value-type="float" office:value="0.0284822">
            <text:p>2.85E-002</text:p>
          </table:table-cell>
          <table:table-cell table:style-name="ce22" office:value-type="float" office:value="0.0118668">
            <text:p>1.19E-002</text:p>
          </table:table-cell>
          <table:table-cell table:style-name="ce22" office:value-type="float" office:value="0.0161875">
            <text:p>1.62E-002</text:p>
          </table:table-cell>
          <table:table-cell table:style-name="ce22" office:value-type="float" office:value="0.0458024">
            <text:p>4.58E-002</text:p>
          </table:table-cell>
          <table:table-cell table:style-name="ce39" office:value-type="float" office:value="0.0230041">
            <text:p>2.30E-002</text:p>
          </table:table-cell>
          <table:table-cell table:style-name="ce43" office:value-type="float" office:value="0.0117563">
            <text:p>1.18E-002</text:p>
          </table:table-cell>
          <table:table-cell table:style-name="ce22" office:value-type="float" office:value="0.0336796">
            <text:p>3.37E-002</text:p>
          </table:table-cell>
          <table:table-cell table:style-name="ce22" office:value-type="float" office:value="0.0181598">
            <text:p>1.82E-002</text:p>
          </table:table-cell>
          <table:table-cell table:style-name="ce22" office:value-type="float" office:value="0.0118207">
            <text:p>1.18E-002</text:p>
          </table:table-cell>
          <table:table-cell table:style-name="ce22" office:value-type="float" office:value="0.0371475">
            <text:p>3.71E-002</text:p>
          </table:table-cell>
          <table:table-cell table:style-name="ce22" office:value-type="float" office:value="0.0241241">
            <text:p>2.41E-002</text:p>
          </table:table-cell>
          <table:table-cell table:style-name="ce22" office:value-type="float" office:value="0.0137641">
            <text:p>1.38E-002</text:p>
          </table:table-cell>
          <table:table-cell table:style-name="ce22" office:value-type="float" office:value="0.0712479">
            <text:p>7.12E-002</text:p>
          </table:table-cell>
          <table:table-cell table:style-name="ce39" office:value-type="float" office:value="0.0648523">
            <text:p>6.49E-002</text:p>
          </table:table-cell>
          <table:table-cell table:number-columns-repeated="856"/>
        </table:table-row>
        <table:table-row table:style-name="ro2">
          <table:table-cell table:style-name="ce6" office:value-type="float" office:value="2">
            <text:p>2</text:p>
          </table:table-cell>
          <table:table-cell office:value-type="float" office:value="0.00666423">
            <text:p>6.66E-003</text:p>
          </table:table-cell>
          <table:table-cell office:value-type="float" office:value="0.0159114">
            <text:p>1.59E-002</text:p>
          </table:table-cell>
          <table:table-cell office:value-type="float" office:value="0.0106088">
            <text:p>1.06E-002</text:p>
          </table:table-cell>
          <table:table-cell table:style-name="ce22" office:value-type="float" office:value="0.0125">
            <text:p>1.25E-002</text:p>
          </table:table-cell>
          <table:table-cell office:value-type="float" office:value="0.0640732">
            <text:p>6.41E-002</text:p>
          </table:table-cell>
          <table:table-cell office:value-type="float" office:value="0.0363279">
            <text:p>3.63E-002</text:p>
          </table:table-cell>
          <table:table-cell office:value-type="float" office:value="0.0671937">
            <text:p>6.72E-002</text:p>
          </table:table-cell>
          <table:table-cell table:style-name="ce22" office:value-type="float" office:value="0.693107">
            <text:p>6.93E-001</text:p>
          </table:table-cell>
          <table:table-cell table:style-name="ce39" office:value-type="float" office:value="0.347595">
            <text:p>3.48E-001</text:p>
          </table:table-cell>
          <table:table-cell table:style-name="ce43" office:value-type="float" office:value="0.00543026">
            <text:p>5.43E-003</text:p>
          </table:table-cell>
          <table:table-cell office:value-type="float" office:value="0.0109538">
            <text:p>1.10E-002</text:p>
          </table:table-cell>
          <table:table-cell office:value-type="float" office:value="0.00645154">
            <text:p>6.45E-003</text:p>
          </table:table-cell>
          <table:table-cell table:style-name="ce22" office:value-type="float" office:value="0.00739097">
            <text:p>7.39E-003</text:p>
          </table:table-cell>
          <table:table-cell table:style-name="ce22" office:value-type="float" office:value="0.0161971">
            <text:p>1.62E-002</text:p>
          </table:table-cell>
          <table:table-cell table:style-name="ce22" office:value-type="float" office:value="0.0080798">
            <text:p>8.08E-003</text:p>
          </table:table-cell>
          <table:table-cell table:style-name="ce22" office:value-type="float" office:value="0.0178729">
            <text:p>1.79E-002</text:p>
          </table:table-cell>
          <table:table-cell table:style-name="ce22" office:value-type="float" office:value="0.0458084">
            <text:p>4.58E-002</text:p>
          </table:table-cell>
          <table:table-cell table:style-name="ce39" office:value-type="float" office:value="0.0173119">
            <text:p>1.73E-002</text:p>
          </table:table-cell>
          <table:table-cell table:style-name="ce43" office:value-type="float" office:value="0.00269464">
            <text:p>2.69E-003</text:p>
          </table:table-cell>
          <table:table-cell table:style-name="ce22" office:value-type="float" office:value="0.00686076">
            <text:p>6.86E-003</text:p>
          </table:table-cell>
          <table:table-cell table:style-name="ce22" office:value-type="float" office:value="0.00770532">
            <text:p>7.71E-003</text:p>
          </table:table-cell>
          <table:table-cell table:style-name="ce22" office:value-type="float" office:value="0.00310588">
            <text:p>3.11E-003</text:p>
          </table:table-cell>
          <table:table-cell table:style-name="ce22" office:value-type="float" office:value="0.0105963">
            <text:p>1.06E-002</text:p>
          </table:table-cell>
          <table:table-cell table:style-name="ce22" office:value-type="float" office:value="0.0115356">
            <text:p>1.15E-002</text:p>
          </table:table-cell>
          <table:table-cell table:style-name="ce22" office:value-type="float" office:value="0.00634609">
            <text:p>6.35E-003</text:p>
          </table:table-cell>
          <table:table-cell table:style-name="ce22" office:value-type="float" office:value="0.0336839">
            <text:p>3.37E-002</text:p>
          </table:table-cell>
          <table:table-cell table:style-name="ce39" office:value-type="float" office:value="0.0344371">
            <text:p>3.44E-002</text:p>
          </table:table-cell>
          <table:table-cell/>
          <table:table-cell table:style-name="ce22" office:value-type="float" office:value="0.00707781">
            <text:p>7.08E-003</text:p>
          </table:table-cell>
          <table:table-cell table:style-name="ce22" office:value-type="float" office:value="0.0171033">
            <text:p>1.71E-002</text:p>
          </table:table-cell>
          <table:table-cell table:style-name="ce22" office:value-type="float" office:value="0.0113649">
            <text:p>1.14E-002</text:p>
          </table:table-cell>
          <table:table-cell table:style-name="ce22" office:value-type="float" office:value="0.0125979">
            <text:p>1.26E-002</text:p>
          </table:table-cell>
          <table:table-cell table:style-name="ce22" office:value-type="float" office:value="0.0669759">
            <text:p>6.70E-002</text:p>
          </table:table-cell>
          <table:table-cell table:style-name="ce22" office:value-type="float" office:value="0.0356335">
            <text:p>3.56E-002</text:p>
          </table:table-cell>
          <table:table-cell table:style-name="ce22" office:value-type="float" office:value="0.0670513">
            <text:p>6.71E-002</text:p>
          </table:table-cell>
          <table:table-cell table:style-name="ce22" office:value-type="float" office:value="0.704389">
            <text:p>7.04E-001</text:p>
          </table:table-cell>
          <table:table-cell table:style-name="ce39" office:value-type="float" office:value="0.320154">
            <text:p>3.20E-001</text:p>
          </table:table-cell>
          <table:table-cell table:style-name="ce43" office:value-type="float" office:value="0.00669219">
            <text:p>6.69E-003</text:p>
          </table:table-cell>
          <table:table-cell table:style-name="ce22" office:value-type="float" office:value="0.0131553">
            <text:p>1.32E-002</text:p>
          </table:table-cell>
          <table:table-cell table:style-name="ce22" office:value-type="float" office:value="0.00771335">
            <text:p>7.71E-003</text:p>
          </table:table-cell>
          <table:table-cell table:style-name="ce22" office:value-type="float" office:value="0.00776384">
            <text:p>7.76E-003</text:p>
          </table:table-cell>
          <table:table-cell table:style-name="ce22" office:value-type="float" office:value="0.015941">
            <text:p>1.59E-002</text:p>
          </table:table-cell>
          <table:table-cell table:style-name="ce22" office:value-type="float" office:value="0.00908692">
            <text:p>9.09E-003</text:p>
          </table:table-cell>
          <table:table-cell table:style-name="ce22" office:value-type="float" office:value="0.0146887">
            <text:p>1.47E-002</text:p>
          </table:table-cell>
          <table:table-cell table:style-name="ce22" office:value-type="float" office:value="0.0368065">
            <text:p>3.68E-002</text:p>
          </table:table-cell>
          <table:table-cell table:style-name="ce39" office:value-type="float" office:value="0.0204233">
            <text:p>2.04E-002</text:p>
          </table:table-cell>
          <table:table-cell table:style-name="ce43" office:value-type="float" office:value="0.00377435">
            <text:p>3.77E-003</text:p>
          </table:table-cell>
          <table:table-cell table:style-name="ce22" office:value-type="float" office:value="0.00835205">
            <text:p>8.35E-003</text:p>
          </table:table-cell>
          <table:table-cell table:style-name="ce22" office:value-type="float" office:value="0.0116908">
            <text:p>1.17E-002</text:p>
          </table:table-cell>
          <table:table-cell table:style-name="ce22" office:value-type="float" office:value="0.00424358">
            <text:p>4.24E-003</text:p>
          </table:table-cell>
          <table:table-cell table:style-name="ce22" office:value-type="float" office:value="0.0116334">
            <text:p>1.16E-002</text:p>
          </table:table-cell>
          <table:table-cell table:style-name="ce22" office:value-type="float" office:value="0.0151108">
            <text:p>1.51E-002</text:p>
          </table:table-cell>
          <table:table-cell table:style-name="ce22" office:value-type="float" office:value="0.00743809">
            <text:p>7.44E-003</text:p>
          </table:table-cell>
          <table:table-cell table:style-name="ce22" office:value-type="float" office:value="0.0384622">
            <text:p>3.85E-002</text:p>
          </table:table-cell>
          <table:table-cell table:style-name="ce39" office:value-type="float" office:value="0.0326839">
            <text:p>3.27E-002</text:p>
          </table:table-cell>
          <table:table-cell/>
          <table:table-cell table:style-name="ce22" office:value-type="float" office:value="0.00746139">
            <text:p>7.46E-003</text:p>
          </table:table-cell>
          <table:table-cell table:style-name="ce22" office:value-type="float" office:value="0.0175424">
            <text:p>1.75E-002</text:p>
          </table:table-cell>
          <table:table-cell table:style-name="ce22" office:value-type="float" office:value="0.0118403">
            <text:p>1.18E-002</text:p>
          </table:table-cell>
          <table:table-cell table:style-name="ce22" office:value-type="float" office:value="0.0124845">
            <text:p>1.25E-002</text:p>
          </table:table-cell>
          <table:table-cell table:style-name="ce22" office:value-type="float" office:value="0.0615393">
            <text:p>6.15E-002</text:p>
          </table:table-cell>
          <table:table-cell table:style-name="ce22" office:value-type="float" office:value="0.036806">
            <text:p>3.68E-002</text:p>
          </table:table-cell>
          <table:table-cell table:style-name="ce22" office:value-type="float" office:value="0.070182">
            <text:p>7.02E-002</text:p>
          </table:table-cell>
          <table:table-cell table:style-name="ce22" office:value-type="float" office:value="0.663781">
            <text:p>6.64E-001</text:p>
          </table:table-cell>
          <table:table-cell table:style-name="ce39" office:value-type="float" office:value="0.350379">
            <text:p>3.50E-001</text:p>
          </table:table-cell>
          <table:table-cell table:style-name="ce43" office:value-type="float" office:value="0.00770041">
            <text:p>7.70E-003</text:p>
          </table:table-cell>
          <table:table-cell table:style-name="ce22" office:value-type="float" office:value="0.0167029">
            <text:p>1.67E-002</text:p>
          </table:table-cell>
          <table:table-cell table:style-name="ce22" office:value-type="float" office:value="0.0086705">
            <text:p>8.67E-003</text:p>
          </table:table-cell>
          <table:table-cell table:style-name="ce22" office:value-type="float" office:value="0.00862259">
            <text:p>8.62E-003</text:p>
          </table:table-cell>
          <table:table-cell table:style-name="ce22" office:value-type="float" office:value="0.0200619">
            <text:p>2.01E-002</text:p>
          </table:table-cell>
          <table:table-cell table:style-name="ce22" office:value-type="float" office:value="0.0102052">
            <text:p>1.02E-002</text:p>
          </table:table-cell>
          <table:table-cell table:style-name="ce22" office:value-type="float" office:value="0.0176295">
            <text:p>1.76E-002</text:p>
          </table:table-cell>
          <table:table-cell table:style-name="ce22" office:value-type="float" office:value="0.0495649">
            <text:p>4.96E-002</text:p>
          </table:table-cell>
          <table:table-cell table:style-name="ce39" office:value-type="float" office:value="0.0220385">
            <text:p>2.20E-002</text:p>
          </table:table-cell>
          <table:table-cell table:style-name="ce43" office:value-type="float" office:value="0.00595121">
            <text:p>5.95E-003</text:p>
          </table:table-cell>
          <table:table-cell table:style-name="ce22" office:value-type="float" office:value="0.0156989">
            <text:p>1.57E-002</text:p>
          </table:table-cell>
          <table:table-cell table:style-name="ce22" office:value-type="float" office:value="0.0117296">
            <text:p>1.17E-002</text:p>
          </table:table-cell>
          <table:table-cell table:style-name="ce22" office:value-type="float" office:value="0.0062399">
            <text:p>6.24E-003</text:p>
          </table:table-cell>
          <table:table-cell table:style-name="ce22" office:value-type="float" office:value="0.0170781">
            <text:p>1.71E-002</text:p>
          </table:table-cell>
          <table:table-cell table:style-name="ce22" office:value-type="float" office:value="0.0157633">
            <text:p>1.58E-002</text:p>
          </table:table-cell>
          <table:table-cell table:style-name="ce22" office:value-type="float" office:value="0.0102071">
            <text:p>1.02E-002</text:p>
          </table:table-cell>
          <table:table-cell table:style-name="ce22" office:value-type="float" office:value="0.0290043">
            <text:p>2.90E-002</text:p>
          </table:table-cell>
          <table:table-cell table:style-name="ce39" office:value-type="float" office:value="0.0388213">
            <text:p>3.88E-002</text:p>
          </table:table-cell>
          <table:table-cell/>
          <table:table-cell table:style-name="ce22" office:value-type="float" office:value="0.00785966">
            <text:p>7.86E-003</text:p>
          </table:table-cell>
          <table:table-cell table:style-name="ce22" office:value-type="float" office:value="0.0193863">
            <text:p>1.94E-002</text:p>
          </table:table-cell>
          <table:table-cell table:style-name="ce22" office:value-type="float" office:value="0.01176">
            <text:p>1.18E-002</text:p>
          </table:table-cell>
          <table:table-cell table:style-name="ce22" office:value-type="float" office:value="0.0126413">
            <text:p>1.26E-002</text:p>
          </table:table-cell>
          <table:table-cell table:style-name="ce22" office:value-type="float" office:value="0.0672004">
            <text:p>6.72E-002</text:p>
          </table:table-cell>
          <table:table-cell table:style-name="ce22" office:value-type="float" office:value="0.0329214">
            <text:p>3.29E-002</text:p>
          </table:table-cell>
          <table:table-cell table:style-name="ce22" office:value-type="float" office:value="0.0693615">
            <text:p>6.94E-002</text:p>
          </table:table-cell>
          <table:table-cell table:style-name="ce22" office:value-type="float" office:value="0.702012">
            <text:p>7.02E-001</text:p>
          </table:table-cell>
          <table:table-cell table:style-name="ce39" office:value-type="float" office:value="0.275099">
            <text:p>2.75E-001</text:p>
          </table:table-cell>
          <table:table-cell table:style-name="ce43" office:value-type="float" office:value="0.00882867">
            <text:p>8.83E-003</text:p>
          </table:table-cell>
          <table:table-cell table:style-name="ce22" office:value-type="float" office:value="0.0196394">
            <text:p>1.96E-002</text:p>
          </table:table-cell>
          <table:table-cell table:style-name="ce22" office:value-type="float" office:value="0.00956952">
            <text:p>9.57E-003</text:p>
          </table:table-cell>
          <table:table-cell table:style-name="ce22" office:value-type="float" office:value="0.00931947">
            <text:p>9.32E-003</text:p>
          </table:table-cell>
          <table:table-cell table:style-name="ce22" office:value-type="float" office:value="0.0219725">
            <text:p>2.20E-002</text:p>
          </table:table-cell>
          <table:table-cell table:style-name="ce22" office:value-type="float" office:value="0.0110702">
            <text:p>1.11E-002</text:p>
          </table:table-cell>
          <table:table-cell table:style-name="ce22" office:value-type="float" office:value="0.0157123">
            <text:p>1.57E-002</text:p>
          </table:table-cell>
          <table:table-cell table:style-name="ce22" office:value-type="float" office:value="0.0503919">
            <text:p>5.04E-002</text:p>
          </table:table-cell>
          <table:table-cell table:style-name="ce39" office:value-type="float" office:value="0.0228527">
            <text:p>2.29E-002</text:p>
          </table:table-cell>
          <table:table-cell table:style-name="ce43" office:value-type="float" office:value="0.00664374">
            <text:p>6.64E-003</text:p>
          </table:table-cell>
          <table:table-cell table:style-name="ce22" office:value-type="float" office:value="0.0151297">
            <text:p>1.51E-002</text:p>
          </table:table-cell>
          <table:table-cell table:style-name="ce22" office:value-type="float" office:value="0.0138859">
            <text:p>1.39E-002</text:p>
          </table:table-cell>
          <table:table-cell table:style-name="ce22" office:value-type="float" office:value="0.00728631">
            <text:p>7.29E-003</text:p>
          </table:table-cell>
          <table:table-cell table:style-name="ce22" office:value-type="float" office:value="0.0173096">
            <text:p>1.73E-002</text:p>
          </table:table-cell>
          <table:table-cell table:style-name="ce22" office:value-type="float" office:value="0.0193337">
            <text:p>1.93E-002</text:p>
          </table:table-cell>
          <table:table-cell table:style-name="ce22" office:value-type="float" office:value="0.0109996">
            <text:p>1.10E-002</text:p>
          </table:table-cell>
          <table:table-cell table:style-name="ce22" office:value-type="float" office:value="0.0308757">
            <text:p>3.09E-002</text:p>
          </table:table-cell>
          <table:table-cell table:style-name="ce39" office:value-type="float" office:value="0.0554065">
            <text:p>5.54E-002</text:p>
          </table:table-cell>
          <table:table-cell/>
          <table:table-cell table:style-name="ce22" office:value-type="float" office:value="0.00844031">
            <text:p>8.44E-003</text:p>
          </table:table-cell>
          <table:table-cell table:style-name="ce22" office:value-type="float" office:value="0.0207738">
            <text:p>2.08E-002</text:p>
          </table:table-cell>
          <table:table-cell table:style-name="ce22" office:value-type="float" office:value="0.0139633">
            <text:p>1.40E-002</text:p>
          </table:table-cell>
          <table:table-cell table:style-name="ce22" office:value-type="float" office:value="0.0134765">
            <text:p>1.35E-002</text:p>
          </table:table-cell>
          <table:table-cell table:style-name="ce22" office:value-type="float" office:value="0.0731169">
            <text:p>7.31E-002</text:p>
          </table:table-cell>
          <table:table-cell table:style-name="ce22" office:value-type="float" office:value="0.0408591">
            <text:p>4.09E-002</text:p>
          </table:table-cell>
          <table:table-cell table:style-name="ce22" office:value-type="float" office:value="0.0767006">
            <text:p>7.67E-002</text:p>
          </table:table-cell>
          <table:table-cell table:style-name="ce22" office:value-type="float" office:value="0.764766">
            <text:p>7.65E-001</text:p>
          </table:table-cell>
          <table:table-cell table:style-name="ce39" office:value-type="float" office:value="0.379665">
            <text:p>3.80E-001</text:p>
          </table:table-cell>
          <table:table-cell table:style-name="ce43" office:value-type="float" office:value="0.0114911">
            <text:p>1.15E-002</text:p>
          </table:table-cell>
          <table:table-cell table:style-name="ce22" office:value-type="float" office:value="0.0265276">
            <text:p>2.65E-002</text:p>
          </table:table-cell>
          <table:table-cell table:style-name="ce22" office:value-type="float" office:value="0.0111993">
            <text:p>1.12E-002</text:p>
          </table:table-cell>
          <table:table-cell table:style-name="ce22" office:value-type="float" office:value="0.0122472">
            <text:p>1.22E-002</text:p>
          </table:table-cell>
          <table:table-cell table:style-name="ce22" office:value-type="float" office:value="0.028261">
            <text:p>2.83E-002</text:p>
          </table:table-cell>
          <table:table-cell table:style-name="ce22" office:value-type="float" office:value="0.0128027">
            <text:p>1.28E-002</text:p>
          </table:table-cell>
          <table:table-cell table:style-name="ce22" office:value-type="float" office:value="0.0221082">
            <text:p>2.21E-002</text:p>
          </table:table-cell>
          <table:table-cell table:style-name="ce22" office:value-type="float" office:value="0.0492961">
            <text:p>4.93E-002</text:p>
          </table:table-cell>
          <table:table-cell table:style-name="ce39" office:value-type="float" office:value="0.0243195">
            <text:p>2.43E-002</text:p>
          </table:table-cell>
          <table:table-cell table:style-name="ce43" office:value-type="float" office:value="0.00932291">
            <text:p>9.32E-003</text:p>
          </table:table-cell>
          <table:table-cell table:style-name="ce22" office:value-type="float" office:value="0.0155151">
            <text:p>1.55E-002</text:p>
          </table:table-cell>
          <table:table-cell table:style-name="ce22" office:value-type="float" office:value="0.021674">
            <text:p>2.17E-002</text:p>
          </table:table-cell>
          <table:table-cell table:style-name="ce22" office:value-type="float" office:value="0.00975135">
            <text:p>9.75E-003</text:p>
          </table:table-cell>
          <table:table-cell table:style-name="ce22" office:value-type="float" office:value="0.0178413">
            <text:p>1.78E-002</text:p>
          </table:table-cell>
          <table:table-cell table:style-name="ce22" office:value-type="float" office:value="0.027106">
            <text:p>2.71E-002</text:p>
          </table:table-cell>
          <table:table-cell table:style-name="ce22" office:value-type="float" office:value="0.0155361">
            <text:p>1.55E-002</text:p>
          </table:table-cell>
          <table:table-cell table:style-name="ce22" office:value-type="float" office:value="0.0392593">
            <text:p>3.93E-002</text:p>
          </table:table-cell>
          <table:table-cell table:style-name="ce39" office:value-type="float" office:value="0.0761459">
            <text:p>7.61E-002</text:p>
          </table:table-cell>
          <table:table-cell/>
          <table:table-cell table:style-name="ce22" office:value-type="float" office:value="0.00970624">
            <text:p>9.71E-003</text:p>
          </table:table-cell>
          <table:table-cell table:style-name="ce22" office:value-type="float" office:value="0.0223594">
            <text:p>2.24E-002</text:p>
          </table:table-cell>
          <table:table-cell table:style-name="ce22" office:value-type="float" office:value="0.0149921">
            <text:p>1.50E-002</text:p>
          </table:table-cell>
          <table:table-cell table:style-name="ce22" office:value-type="float" office:value="0.0150937">
            <text:p>1.51E-002</text:p>
          </table:table-cell>
          <table:table-cell table:style-name="ce22" office:value-type="float" office:value="0.0762579">
            <text:p>7.63E-002</text:p>
          </table:table-cell>
          <table:table-cell table:style-name="ce22" office:value-type="float" office:value="0.046293">
            <text:p>4.63E-002</text:p>
          </table:table-cell>
          <table:table-cell table:style-name="ce22" office:value-type="float" office:value="0.0828041">
            <text:p>8.28E-002</text:p>
          </table:table-cell>
          <table:table-cell table:style-name="ce22" office:value-type="float" office:value="0.793945">
            <text:p>7.94E-001</text:p>
          </table:table-cell>
          <table:table-cell table:style-name="ce39" office:value-type="float" office:value="0.461491">
            <text:p>4.61E-001</text:p>
          </table:table-cell>
          <table:table-cell table:style-name="ce43" office:value-type="float" office:value="0.015321">
            <text:p>1.53E-002</text:p>
          </table:table-cell>
          <table:table-cell table:style-name="ce22" office:value-type="float" office:value="0.0373425">
            <text:p>3.73E-002</text:p>
          </table:table-cell>
          <table:table-cell table:style-name="ce22" office:value-type="float" office:value="0.012951">
            <text:p>1.30E-002</text:p>
          </table:table-cell>
          <table:table-cell table:style-name="ce22" office:value-type="float" office:value="0.0160189">
            <text:p>1.60E-002</text:p>
          </table:table-cell>
          <table:table-cell table:style-name="ce22" office:value-type="float" office:value="0.0393094">
            <text:p>3.93E-002</text:p>
          </table:table-cell>
          <table:table-cell table:style-name="ce22" office:value-type="float" office:value="0.0137001">
            <text:p>1.37E-002</text:p>
          </table:table-cell>
          <table:table-cell table:style-name="ce22" office:value-type="float" office:value="0.0232957">
            <text:p>2.33E-002</text:p>
          </table:table-cell>
          <table:table-cell table:style-name="ce22" office:value-type="float" office:value="0.0591716">
            <text:p>5.92E-002</text:p>
          </table:table-cell>
          <table:table-cell table:style-name="ce39" office:value-type="float" office:value="0.0229758">
            <text:p>2.30E-002</text:p>
          </table:table-cell>
          <table:table-cell table:style-name="ce43" office:value-type="float" office:value="0.0122392">
            <text:p>1.22E-002</text:p>
          </table:table-cell>
          <table:table-cell table:style-name="ce22" office:value-type="float" office:value="0.0176147">
            <text:p>1.76E-002</text:p>
          </table:table-cell>
          <table:table-cell table:style-name="ce22" office:value-type="float" office:value="0.0275498">
            <text:p>2.75E-002</text:p>
          </table:table-cell>
          <table:table-cell table:style-name="ce22" office:value-type="float" office:value="0.01238">
            <text:p>1.24E-002</text:p>
          </table:table-cell>
          <table:table-cell table:style-name="ce22" office:value-type="float" office:value="0.0204473">
            <text:p>2.04E-002</text:p>
          </table:table-cell>
          <table:table-cell table:style-name="ce22" office:value-type="float" office:value="0.0360076">
            <text:p>3.60E-002</text:p>
          </table:table-cell>
          <table:table-cell table:style-name="ce22" office:value-type="float" office:value="0.0158771">
            <text:p>1.59E-002</text:p>
          </table:table-cell>
          <table:table-cell table:style-name="ce22" office:value-type="float" office:value="0.0487892">
            <text:p>4.88E-002</text:p>
          </table:table-cell>
          <table:table-cell table:style-name="ce39" office:value-type="float" office:value="0.0752361">
            <text:p>7.52E-002</text:p>
          </table:table-cell>
          <table:table-cell table:number-columns-repeated="856"/>
        </table:table-row>
        <table:table-row table:style-name="ro2">
          <table:table-cell table:style-name="ce6" office:value-type="float" office:value="3">
            <text:p>3</text:p>
          </table:table-cell>
          <table:table-cell office:value-type="float" office:value="0.00666812">
            <text:p>6.67E-003</text:p>
          </table:table-cell>
          <table:table-cell office:value-type="float" office:value="0.0162487">
            <text:p>1.62E-002</text:p>
          </table:table-cell>
          <table:table-cell office:value-type="float" office:value="0.0102895">
            <text:p>1.03E-002</text:p>
          </table:table-cell>
          <table:table-cell table:style-name="ce22" office:value-type="float" office:value="0.0121914">
            <text:p>1.22E-002</text:p>
          </table:table-cell>
          <table:table-cell office:value-type="float" office:value="0.0603251">
            <text:p>6.03E-002</text:p>
          </table:table-cell>
          <table:table-cell office:value-type="float" office:value="0.0345117">
            <text:p>3.45E-002</text:p>
          </table:table-cell>
          <table:table-cell office:value-type="float" office:value="0.0671843">
            <text:p>6.72E-002</text:p>
          </table:table-cell>
          <table:table-cell table:style-name="ce22" office:value-type="float" office:value="0.648049">
            <text:p>6.48E-001</text:p>
          </table:table-cell>
          <table:table-cell table:style-name="ce39" office:value-type="float" office:value="0.327425">
            <text:p>3.27E-001</text:p>
          </table:table-cell>
          <table:table-cell table:style-name="ce43" office:value-type="float" office:value="0.00485454">
            <text:p>4.85E-003</text:p>
          </table:table-cell>
          <table:table-cell office:value-type="float" office:value="0.00740487">
            <text:p>7.40E-003</text:p>
          </table:table-cell>
          <table:table-cell office:value-type="float" office:value="0.00635562">
            <text:p>6.36E-003</text:p>
          </table:table-cell>
          <table:table-cell table:style-name="ce22" office:value-type="float" office:value="0.00605508">
            <text:p>6.06E-003</text:p>
          </table:table-cell>
          <table:table-cell table:style-name="ce22" office:value-type="float" office:value="0.010655">
            <text:p>1.07E-002</text:p>
          </table:table-cell>
          <table:table-cell table:style-name="ce22" office:value-type="float" office:value="0.00803604">
            <text:p>8.04E-003</text:p>
          </table:table-cell>
          <table:table-cell table:style-name="ce22" office:value-type="float" office:value="0.0151135">
            <text:p>1.51E-002</text:p>
          </table:table-cell>
          <table:table-cell table:style-name="ce22" office:value-type="float" office:value="0.0289432">
            <text:p>2.89E-002</text:p>
          </table:table-cell>
          <table:table-cell table:style-name="ce39" office:value-type="float" office:value="0.0186221">
            <text:p>1.86E-002</text:p>
          </table:table-cell>
          <table:table-cell table:style-name="ce43" office:value-type="float" office:value="0.00317464">
            <text:p>3.17E-003</text:p>
          </table:table-cell>
          <table:table-cell table:style-name="ce22" office:value-type="float" office:value="0.0112137">
            <text:p>1.12E-002</text:p>
          </table:table-cell>
          <table:table-cell table:style-name="ce22" office:value-type="float" office:value="0.00823313">
            <text:p>8.23E-003</text:p>
          </table:table-cell>
          <table:table-cell table:style-name="ce22" office:value-type="float" office:value="0.00347572">
            <text:p>3.48E-003</text:p>
          </table:table-cell>
          <table:table-cell table:style-name="ce22" office:value-type="float" office:value="0.0144863">
            <text:p>1.45E-002</text:p>
          </table:table-cell>
          <table:table-cell table:style-name="ce22" office:value-type="float" office:value="0.0121008">
            <text:p>1.21E-002</text:p>
          </table:table-cell>
          <table:table-cell table:style-name="ce22" office:value-type="float" office:value="0.00646813">
            <text:p>6.47E-003</text:p>
          </table:table-cell>
          <table:table-cell table:style-name="ce22" office:value-type="float" office:value="0.0385997">
            <text:p>3.86E-002</text:p>
          </table:table-cell>
          <table:table-cell table:style-name="ce39" office:value-type="float" office:value="0.032025">
            <text:p>3.20E-002</text:p>
          </table:table-cell>
          <table:table-cell/>
          <table:table-cell table:style-name="ce22" office:value-type="float" office:value="0.00720308">
            <text:p>7.20E-003</text:p>
          </table:table-cell>
          <table:table-cell table:style-name="ce22" office:value-type="float" office:value="0.0169973">
            <text:p>1.70E-002</text:p>
          </table:table-cell>
          <table:table-cell table:style-name="ce22" office:value-type="float" office:value="0.0111924">
            <text:p>1.12E-002</text:p>
          </table:table-cell>
          <table:table-cell table:style-name="ce22" office:value-type="float" office:value="0.0127544">
            <text:p>1.28E-002</text:p>
          </table:table-cell>
          <table:table-cell table:style-name="ce22" office:value-type="float" office:value="0.0659138">
            <text:p>6.59E-002</text:p>
          </table:table-cell>
          <table:table-cell table:style-name="ce22" office:value-type="float" office:value="0.0341643">
            <text:p>3.42E-002</text:p>
          </table:table-cell>
          <table:table-cell table:style-name="ce22" office:value-type="float" office:value="0.0693882">
            <text:p>6.94E-002</text:p>
          </table:table-cell>
          <table:table-cell table:style-name="ce22" office:value-type="float" office:value="0.696882">
            <text:p>6.97E-001</text:p>
          </table:table-cell>
          <table:table-cell table:style-name="ce39" office:value-type="float" office:value="0.299198">
            <text:p>2.99E-001</text:p>
          </table:table-cell>
          <table:table-cell table:style-name="ce43" office:value-type="float" office:value="0.00668121">
            <text:p>6.68E-003</text:p>
          </table:table-cell>
          <table:table-cell table:style-name="ce22" office:value-type="float" office:value="0.0137321">
            <text:p>1.37E-002</text:p>
          </table:table-cell>
          <table:table-cell table:style-name="ce22" office:value-type="float" office:value="0.00777517">
            <text:p>7.78E-003</text:p>
          </table:table-cell>
          <table:table-cell table:style-name="ce22" office:value-type="float" office:value="0.00787041">
            <text:p>7.87E-003</text:p>
          </table:table-cell>
          <table:table-cell table:style-name="ce22" office:value-type="float" office:value="0.0175034">
            <text:p>1.75E-002</text:p>
          </table:table-cell>
          <table:table-cell table:style-name="ce22" office:value-type="float" office:value="0.00931673">
            <text:p>9.32E-003</text:p>
          </table:table-cell>
          <table:table-cell table:style-name="ce22" office:value-type="float" office:value="0.0154461">
            <text:p>1.54E-002</text:p>
          </table:table-cell>
          <table:table-cell table:style-name="ce22" office:value-type="float" office:value="0.0410584">
            <text:p>4.11E-002</text:p>
          </table:table-cell>
          <table:table-cell table:style-name="ce39" office:value-type="float" office:value="0.0207608">
            <text:p>2.08E-002</text:p>
          </table:table-cell>
          <table:table-cell table:style-name="ce43" office:value-type="float" office:value="0.00432507">
            <text:p>4.33E-003</text:p>
          </table:table-cell>
          <table:table-cell table:style-name="ce22" office:value-type="float" office:value="0.0090389">
            <text:p>9.04E-003</text:p>
          </table:table-cell>
          <table:table-cell table:style-name="ce22" office:value-type="float" office:value="0.0115547">
            <text:p>1.16E-002</text:p>
          </table:table-cell>
          <table:table-cell table:style-name="ce22" office:value-type="float" office:value="0.00447688">
            <text:p>4.48E-003</text:p>
          </table:table-cell>
          <table:table-cell table:style-name="ce22" office:value-type="float" office:value="0.0118354">
            <text:p>1.18E-002</text:p>
          </table:table-cell>
          <table:table-cell table:style-name="ce22" office:value-type="float" office:value="0.0151801">
            <text:p>1.52E-002</text:p>
          </table:table-cell>
          <table:table-cell table:style-name="ce22" office:value-type="float" office:value="0.00690221">
            <text:p>6.90E-003</text:p>
          </table:table-cell>
          <table:table-cell table:style-name="ce22" office:value-type="float" office:value="0.030936">
            <text:p>3.09E-002</text:p>
          </table:table-cell>
          <table:table-cell table:style-name="ce39" office:value-type="float" office:value="0.0391354">
            <text:p>3.91E-002</text:p>
          </table:table-cell>
          <table:table-cell/>
          <table:table-cell table:style-name="ce22" office:value-type="float" office:value="0.00775028">
            <text:p>7.75E-003</text:p>
          </table:table-cell>
          <table:table-cell table:style-name="ce22" office:value-type="float" office:value="0.0188419">
            <text:p>1.88E-002</text:p>
          </table:table-cell>
          <table:table-cell table:style-name="ce22" office:value-type="float" office:value="0.0122449">
            <text:p>1.22E-002</text:p>
          </table:table-cell>
          <table:table-cell table:style-name="ce22" office:value-type="float" office:value="0.0128986">
            <text:p>1.29E-002</text:p>
          </table:table-cell>
          <table:table-cell table:style-name="ce22" office:value-type="float" office:value="0.0680979">
            <text:p>6.81E-002</text:p>
          </table:table-cell>
          <table:table-cell table:style-name="ce22" office:value-type="float" office:value="0.0363259">
            <text:p>3.63E-002</text:p>
          </table:table-cell>
          <table:table-cell table:style-name="ce22" office:value-type="float" office:value="0.0720156">
            <text:p>7.20E-002</text:p>
          </table:table-cell>
          <table:table-cell table:style-name="ce22" office:value-type="float" office:value="0.720033">
            <text:p>7.20E-001</text:p>
          </table:table-cell>
          <table:table-cell table:style-name="ce39" office:value-type="float" office:value="0.313089">
            <text:p>3.13E-001</text:p>
          </table:table-cell>
          <table:table-cell table:style-name="ce43" office:value-type="float" office:value="0.00862587">
            <text:p>8.63E-003</text:p>
          </table:table-cell>
          <table:table-cell table:style-name="ce22" office:value-type="float" office:value="0.018663">
            <text:p>1.87E-002</text:p>
          </table:table-cell>
          <table:table-cell table:style-name="ce22" office:value-type="float" office:value="0.00892673">
            <text:p>8.93E-003</text:p>
          </table:table-cell>
          <table:table-cell table:style-name="ce22" office:value-type="float" office:value="0.00930562">
            <text:p>9.31E-003</text:p>
          </table:table-cell>
          <table:table-cell table:style-name="ce22" office:value-type="float" office:value="0.0199483">
            <text:p>1.99E-002</text:p>
          </table:table-cell>
          <table:table-cell table:style-name="ce22" office:value-type="float" office:value="0.0102513">
            <text:p>1.03E-002</text:p>
          </table:table-cell>
          <table:table-cell table:style-name="ce22" office:value-type="float" office:value="0.0173819">
            <text:p>1.74E-002</text:p>
          </table:table-cell>
          <table:table-cell table:style-name="ce22" office:value-type="float" office:value="0.0319659">
            <text:p>3.20E-002</text:p>
          </table:table-cell>
          <table:table-cell table:style-name="ce39" office:value-type="float" office:value="0.0227295">
            <text:p>2.27E-002</text:p>
          </table:table-cell>
          <table:table-cell table:style-name="ce43" office:value-type="float" office:value="0.00663758">
            <text:p>6.64E-003</text:p>
          </table:table-cell>
          <table:table-cell table:style-name="ce22" office:value-type="float" office:value="0.0113465">
            <text:p>1.13E-002</text:p>
          </table:table-cell>
          <table:table-cell table:style-name="ce22" office:value-type="float" office:value="0.0167856">
            <text:p>1.68E-002</text:p>
          </table:table-cell>
          <table:table-cell table:style-name="ce22" office:value-type="float" office:value="0.00678301">
            <text:p>6.78E-003</text:p>
          </table:table-cell>
          <table:table-cell table:style-name="ce22" office:value-type="float" office:value="0.0128913">
            <text:p>1.29E-002</text:p>
          </table:table-cell>
          <table:table-cell table:style-name="ce22" office:value-type="float" office:value="0.0201665">
            <text:p>2.02E-002</text:p>
          </table:table-cell>
          <table:table-cell table:style-name="ce22" office:value-type="float" office:value="0.0101354">
            <text:p>1.01E-002</text:p>
          </table:table-cell>
          <table:table-cell table:style-name="ce22" office:value-type="float" office:value="0.0252511">
            <text:p>2.53E-002</text:p>
          </table:table-cell>
          <table:table-cell table:style-name="ce39" office:value-type="float" office:value="0.0542895">
            <text:p>5.43E-002</text:p>
          </table:table-cell>
          <table:table-cell/>
          <table:table-cell table:style-name="ce22" office:value-type="float" office:value="0.00758844">
            <text:p>7.59E-003</text:p>
          </table:table-cell>
          <table:table-cell table:style-name="ce22" office:value-type="float" office:value="0.017911">
            <text:p>1.79E-002</text:p>
          </table:table-cell>
          <table:table-cell table:style-name="ce22" office:value-type="float" office:value="0.0124013">
            <text:p>1.24E-002</text:p>
          </table:table-cell>
          <table:table-cell table:style-name="ce22" office:value-type="float" office:value="0.0122314">
            <text:p>1.22E-002</text:p>
          </table:table-cell>
          <table:table-cell table:style-name="ce22" office:value-type="float" office:value="0.0660978">
            <text:p>6.61E-002</text:p>
          </table:table-cell>
          <table:table-cell table:style-name="ce22" office:value-type="float" office:value="0.0336413">
            <text:p>3.36E-002</text:p>
          </table:table-cell>
          <table:table-cell table:style-name="ce22" office:value-type="float" office:value="0.0698715">
            <text:p>6.99E-002</text:p>
          </table:table-cell>
          <table:table-cell table:style-name="ce22" office:value-type="float" office:value="0.696764">
            <text:p>6.97E-001</text:p>
          </table:table-cell>
          <table:table-cell table:style-name="ce39" office:value-type="float" office:value="0.243485">
            <text:p>2.43E-001</text:p>
          </table:table-cell>
          <table:table-cell table:style-name="ce43" office:value-type="float" office:value="0.00951455">
            <text:p>9.51E-003</text:p>
          </table:table-cell>
          <table:table-cell table:style-name="ce22" office:value-type="float" office:value="0.0226425">
            <text:p>2.26E-002</text:p>
          </table:table-cell>
          <table:table-cell table:style-name="ce22" office:value-type="float" office:value="0.00978858">
            <text:p>9.79E-003</text:p>
          </table:table-cell>
          <table:table-cell table:style-name="ce22" office:value-type="float" office:value="0.010508">
            <text:p>1.05E-002</text:p>
          </table:table-cell>
          <table:table-cell table:style-name="ce22" office:value-type="float" office:value="0.0256625">
            <text:p>2.57E-002</text:p>
          </table:table-cell>
          <table:table-cell table:style-name="ce22" office:value-type="float" office:value="0.0106853">
            <text:p>1.07E-002</text:p>
          </table:table-cell>
          <table:table-cell table:style-name="ce22" office:value-type="float" office:value="0.0167771">
            <text:p>1.68E-002</text:p>
          </table:table-cell>
          <table:table-cell table:style-name="ce22" office:value-type="float" office:value="0.0523807">
            <text:p>5.24E-002</text:p>
          </table:table-cell>
          <table:table-cell table:style-name="ce39" office:value-type="float" office:value="0.0205443">
            <text:p>2.05E-002</text:p>
          </table:table-cell>
          <table:table-cell table:style-name="ce43" office:value-type="float" office:value="0.0062645">
            <text:p>6.26E-003</text:p>
          </table:table-cell>
          <table:table-cell table:style-name="ce22" office:value-type="float" office:value="0.010016">
            <text:p>1.00E-002</text:p>
          </table:table-cell>
          <table:table-cell table:style-name="ce22" office:value-type="float" office:value="0.0192579">
            <text:p>1.93E-002</text:p>
          </table:table-cell>
          <table:table-cell table:style-name="ce22" office:value-type="float" office:value="0.00645285">
            <text:p>6.45E-003</text:p>
          </table:table-cell>
          <table:table-cell table:style-name="ce22" office:value-type="float" office:value="0.0128335">
            <text:p>1.28E-002</text:p>
          </table:table-cell>
          <table:table-cell table:style-name="ce22" office:value-type="float" office:value="0.0239291">
            <text:p>2.39E-002</text:p>
          </table:table-cell>
          <table:table-cell table:style-name="ce22" office:value-type="float" office:value="0.0092745">
            <text:p>9.27E-003</text:p>
          </table:table-cell>
          <table:table-cell table:style-name="ce22" office:value-type="float" office:value="0.0325276">
            <text:p>3.25E-002</text:p>
          </table:table-cell>
          <table:table-cell table:style-name="ce39" office:value-type="float" office:value="0.0673136">
            <text:p>6.73E-002</text:p>
          </table:table-cell>
          <table:table-cell/>
          <table:table-cell table:style-name="ce22" office:value-type="float" office:value="0.00802884">
            <text:p>8.03E-003</text:p>
          </table:table-cell>
          <table:table-cell table:style-name="ce22" office:value-type="float" office:value="0.0187025">
            <text:p>1.87E-002</text:p>
          </table:table-cell>
          <table:table-cell table:style-name="ce22" office:value-type="float" office:value="0.0127147">
            <text:p>1.27E-002</text:p>
          </table:table-cell>
          <table:table-cell table:style-name="ce22" office:value-type="float" office:value="0.0131172">
            <text:p>1.31E-002</text:p>
          </table:table-cell>
          <table:table-cell table:style-name="ce22" office:value-type="float" office:value="0.0654906">
            <text:p>6.55E-002</text:p>
          </table:table-cell>
          <table:table-cell table:style-name="ce22" office:value-type="float" office:value="0.0394263">
            <text:p>3.94E-002</text:p>
          </table:table-cell>
          <table:table-cell table:style-name="ce22" office:value-type="float" office:value="0.0752058">
            <text:p>7.52E-002</text:p>
          </table:table-cell>
          <table:table-cell table:style-name="ce22" office:value-type="float" office:value="0.694607">
            <text:p>6.95E-001</text:p>
          </table:table-cell>
          <table:table-cell table:style-name="ce39" office:value-type="float" office:value="0.391576">
            <text:p>3.92E-001</text:p>
          </table:table-cell>
          <table:table-cell table:style-name="ce43" office:value-type="float" office:value="0.0088772">
            <text:p>8.88E-003</text:p>
          </table:table-cell>
          <table:table-cell table:style-name="ce22" office:value-type="float" office:value="0.0196762">
            <text:p>1.97E-002</text:p>
          </table:table-cell>
          <table:table-cell table:style-name="ce22" office:value-type="float" office:value="0.00934444">
            <text:p>9.34E-003</text:p>
          </table:table-cell>
          <table:table-cell table:style-name="ce22" office:value-type="float" office:value="0.00922877">
            <text:p>9.23E-003</text:p>
          </table:table-cell>
          <table:table-cell table:style-name="ce22" office:value-type="float" office:value="0.0205753">
            <text:p>2.06E-002</text:p>
          </table:table-cell>
          <table:table-cell table:style-name="ce22" office:value-type="float" office:value="0.0105204">
            <text:p>1.05E-002</text:p>
          </table:table-cell>
          <table:table-cell table:style-name="ce22" office:value-type="float" office:value="0.0124446">
            <text:p>1.24E-002</text:p>
          </table:table-cell>
          <table:table-cell table:style-name="ce22" office:value-type="float" office:value="0.0352126">
            <text:p>3.52E-002</text:p>
          </table:table-cell>
          <table:table-cell table:style-name="ce39" office:value-type="float" office:value="0.0217445">
            <text:p>2.17E-002</text:p>
          </table:table-cell>
          <table:table-cell table:style-name="ce43" office:value-type="float" office:value="0.006988">
            <text:p>6.99E-003</text:p>
          </table:table-cell>
          <table:table-cell table:style-name="ce22" office:value-type="float" office:value="0.0145886">
            <text:p>1.46E-002</text:p>
          </table:table-cell>
          <table:table-cell table:style-name="ce22" office:value-type="float" office:value="0.0172954">
            <text:p>1.73E-002</text:p>
          </table:table-cell>
          <table:table-cell table:style-name="ce22" office:value-type="float" office:value="0.00733164">
            <text:p>7.33E-003</text:p>
          </table:table-cell>
          <table:table-cell table:style-name="ce22" office:value-type="float" office:value="0.0167038">
            <text:p>1.67E-002</text:p>
          </table:table-cell>
          <table:table-cell table:style-name="ce22" office:value-type="float" office:value="0.0217859">
            <text:p>2.18E-002</text:p>
          </table:table-cell>
          <table:table-cell table:style-name="ce22" office:value-type="float" office:value="0.0101489">
            <text:p>1.01E-002</text:p>
          </table:table-cell>
          <table:table-cell table:style-name="ce22" office:value-type="float" office:value="0.0268815">
            <text:p>2.69E-002</text:p>
          </table:table-cell>
          <table:table-cell table:style-name="ce39" office:value-type="float" office:value="0.0556834">
            <text:p>5.57E-002</text:p>
          </table:table-cell>
          <table:table-cell/>
          <table:table-cell table:style-name="ce22" office:value-type="float" office:value="0.0091017">
            <text:p>9.10E-003</text:p>
          </table:table-cell>
          <table:table-cell table:style-name="ce22" office:value-type="float" office:value="0.0227379">
            <text:p>2.27E-002</text:p>
          </table:table-cell>
          <table:table-cell table:style-name="ce22" office:value-type="float" office:value="0.013741">
            <text:p>1.37E-002</text:p>
          </table:table-cell>
          <table:table-cell table:style-name="ce22" office:value-type="float" office:value="0.0135356">
            <text:p>1.35E-002</text:p>
          </table:table-cell>
          <table:table-cell table:style-name="ce22" office:value-type="float" office:value="0.0793932">
            <text:p>7.94E-002</text:p>
          </table:table-cell>
          <table:table-cell table:style-name="ce22" office:value-type="float" office:value="0.0348834">
            <text:p>3.49E-002</text:p>
          </table:table-cell>
          <table:table-cell table:style-name="ce22" office:value-type="float" office:value="0.0691522">
            <text:p>6.92E-002</text:p>
          </table:table-cell>
          <table:table-cell table:style-name="ce22" office:value-type="float" office:value="0.799167">
            <text:p>7.99E-001</text:p>
          </table:table-cell>
          <table:table-cell table:style-name="ce39" office:value-type="float" office:value="0.264602">
            <text:p>2.65E-001</text:p>
          </table:table-cell>
          <table:table-cell table:style-name="ce43" office:value-type="float" office:value="0.0134126">
            <text:p>1.34E-002</text:p>
          </table:table-cell>
          <table:table-cell table:style-name="ce22" office:value-type="float" office:value="0.0335057">
            <text:p>3.35E-002</text:p>
          </table:table-cell>
          <table:table-cell table:style-name="ce22" office:value-type="float" office:value="0.0125658">
            <text:p>1.26E-002</text:p>
          </table:table-cell>
          <table:table-cell table:style-name="ce22" office:value-type="float" office:value="0.0144326">
            <text:p>1.44E-002</text:p>
          </table:table-cell>
          <table:table-cell table:style-name="ce22" office:value-type="float" office:value="0.035793">
            <text:p>3.58E-002</text:p>
          </table:table-cell>
          <table:table-cell table:style-name="ce22" office:value-type="float" office:value="0.0133659">
            <text:p>1.34E-002</text:p>
          </table:table-cell>
          <table:table-cell table:style-name="ce22" office:value-type="float" office:value="0.0230072">
            <text:p>2.30E-002</text:p>
          </table:table-cell>
          <table:table-cell table:style-name="ce22" office:value-type="float" office:value="0.0600024">
            <text:p>6.00E-002</text:p>
          </table:table-cell>
          <table:table-cell table:style-name="ce39" office:value-type="float" office:value="0.0241931">
            <text:p>2.42E-002</text:p>
          </table:table-cell>
          <table:table-cell table:style-name="ce43" office:value-type="float" office:value="0.0102637">
            <text:p>1.03E-002</text:p>
          </table:table-cell>
          <table:table-cell table:style-name="ce22" office:value-type="float" office:value="0.016449">
            <text:p>1.64E-002</text:p>
          </table:table-cell>
          <table:table-cell table:style-name="ce22" office:value-type="float" office:value="0.0262475">
            <text:p>2.62E-002</text:p>
          </table:table-cell>
          <table:table-cell table:style-name="ce22" office:value-type="float" office:value="0.0107486">
            <text:p>1.07E-002</text:p>
          </table:table-cell>
          <table:table-cell table:style-name="ce22" office:value-type="float" office:value="0.0203149">
            <text:p>2.03E-002</text:p>
          </table:table-cell>
          <table:table-cell table:style-name="ce22" office:value-type="float" office:value="0.0338471">
            <text:p>3.38E-002</text:p>
          </table:table-cell>
          <table:table-cell table:style-name="ce22" office:value-type="float" office:value="0.0161066">
            <text:p>1.61E-002</text:p>
          </table:table-cell>
          <table:table-cell table:style-name="ce22" office:value-type="float" office:value="0.0388314">
            <text:p>3.88E-002</text:p>
          </table:table-cell>
          <table:table-cell table:style-name="ce39" office:value-type="float" office:value="0.0761321">
            <text:p>7.61E-002</text:p>
          </table:table-cell>
          <table:table-cell table:number-columns-repeated="856"/>
        </table:table-row>
        <table:table-row table:style-name="ro2">
          <table:table-cell table:style-name="ce6" office:value-type="float" office:value="4">
            <text:p>4</text:p>
          </table:table-cell>
          <table:table-cell office:value-type="float" office:value="0.00674807">
            <text:p>6.75E-003</text:p>
          </table:table-cell>
          <table:table-cell office:value-type="float" office:value="0.016389">
            <text:p>1.64E-002</text:p>
          </table:table-cell>
          <table:table-cell office:value-type="float" office:value="0.0107683">
            <text:p>1.08E-002</text:p>
          </table:table-cell>
          <table:table-cell table:style-name="ce22" office:value-type="float" office:value="0.0126327">
            <text:p>1.26E-002</text:p>
          </table:table-cell>
          <table:table-cell office:value-type="float" office:value="0.0633634">
            <text:p>6.34E-002</text:p>
          </table:table-cell>
          <table:table-cell office:value-type="float" office:value="0.0353523">
            <text:p>3.54E-002</text:p>
          </table:table-cell>
          <table:table-cell office:value-type="float" office:value="0.0682268">
            <text:p>6.82E-002</text:p>
          </table:table-cell>
          <table:table-cell table:style-name="ce22" office:value-type="float" office:value="0.675279">
            <text:p>6.75E-001</text:p>
          </table:table-cell>
          <table:table-cell table:style-name="ce39" office:value-type="float" office:value="0.326635">
            <text:p>3.27E-001</text:p>
          </table:table-cell>
          <table:table-cell table:style-name="ce43" office:value-type="float" office:value="0.00543584">
            <text:p>5.44E-003</text:p>
          </table:table-cell>
          <table:table-cell office:value-type="float" office:value="0.0105132">
            <text:p>1.05E-002</text:p>
          </table:table-cell>
          <table:table-cell office:value-type="float" office:value="0.00680858">
            <text:p>6.81E-003</text:p>
          </table:table-cell>
          <table:table-cell table:style-name="ce22" office:value-type="float" office:value="0.00733305">
            <text:p>7.33E-003</text:p>
          </table:table-cell>
          <table:table-cell table:style-name="ce22" office:value-type="float" office:value="0.0161899">
            <text:p>1.62E-002</text:p>
          </table:table-cell>
          <table:table-cell table:style-name="ce22" office:value-type="float" office:value="0.00862851">
            <text:p>8.63E-003</text:p>
          </table:table-cell>
          <table:table-cell table:style-name="ce22" office:value-type="float" office:value="0.0175738">
            <text:p>1.76E-002</text:p>
          </table:table-cell>
          <table:table-cell table:style-name="ce22" office:value-type="float" office:value="0.0455835">
            <text:p>4.56E-002</text:p>
          </table:table-cell>
          <table:table-cell table:style-name="ce39" office:value-type="float" office:value="0.0192898">
            <text:p>1.93E-002</text:p>
          </table:table-cell>
          <table:table-cell table:style-name="ce43" office:value-type="float" office:value="0.00264556">
            <text:p>2.65E-003</text:p>
          </table:table-cell>
          <table:table-cell table:style-name="ce22" office:value-type="float" office:value="0.00882962">
            <text:p>8.83E-003</text:p>
          </table:table-cell>
          <table:table-cell table:style-name="ce22" office:value-type="float" office:value="0.00876539">
            <text:p>8.77E-003</text:p>
          </table:table-cell>
          <table:table-cell table:style-name="ce22" office:value-type="float" office:value="0.00313401">
            <text:p>3.13E-003</text:p>
          </table:table-cell>
          <table:table-cell table:style-name="ce22" office:value-type="float" office:value="0.0125903">
            <text:p>1.26E-002</text:p>
          </table:table-cell>
          <table:table-cell table:style-name="ce22" office:value-type="float" office:value="0.0117313">
            <text:p>1.17E-002</text:p>
          </table:table-cell>
          <table:table-cell table:style-name="ce22" office:value-type="float" office:value="0.00655918">
            <text:p>6.56E-003</text:p>
          </table:table-cell>
          <table:table-cell table:style-name="ce22" office:value-type="float" office:value="0.0416749">
            <text:p>4.17E-002</text:p>
          </table:table-cell>
          <table:table-cell table:style-name="ce39" office:value-type="float" office:value="0.0300907">
            <text:p>3.01E-002</text:p>
          </table:table-cell>
          <table:table-cell/>
          <table:table-cell table:style-name="ce22" office:value-type="float" office:value="0.00706113">
            <text:p>7.06E-003</text:p>
          </table:table-cell>
          <table:table-cell table:style-name="ce22" office:value-type="float" office:value="0.0170067">
            <text:p>1.70E-002</text:p>
          </table:table-cell>
          <table:table-cell table:style-name="ce22" office:value-type="float" office:value="0.0114258">
            <text:p>1.14E-002</text:p>
          </table:table-cell>
          <table:table-cell table:style-name="ce22" office:value-type="float" office:value="0.0127855">
            <text:p>1.28E-002</text:p>
          </table:table-cell>
          <table:table-cell table:style-name="ce22" office:value-type="float" office:value="0.0649406">
            <text:p>6.49E-002</text:p>
          </table:table-cell>
          <table:table-cell table:style-name="ce22" office:value-type="float" office:value="0.0373598">
            <text:p>3.74E-002</text:p>
          </table:table-cell>
          <table:table-cell table:style-name="ce22" office:value-type="float" office:value="0.0692753">
            <text:p>6.93E-002</text:p>
          </table:table-cell>
          <table:table-cell table:style-name="ce22" office:value-type="float" office:value="0.689112">
            <text:p>6.89E-001</text:p>
          </table:table-cell>
          <table:table-cell table:style-name="ce39" office:value-type="float" office:value="0.353431">
            <text:p>3.53E-001</text:p>
          </table:table-cell>
          <table:table-cell table:style-name="ce43" office:value-type="float" office:value="0.00655025">
            <text:p>6.55E-003</text:p>
          </table:table-cell>
          <table:table-cell table:style-name="ce22" office:value-type="float" office:value="0.0135">
            <text:p>1.35E-002</text:p>
          </table:table-cell>
          <table:table-cell table:style-name="ce22" office:value-type="float" office:value="0.00749949">
            <text:p>7.50E-003</text:p>
          </table:table-cell>
          <table:table-cell table:style-name="ce22" office:value-type="float" office:value="0.00795847">
            <text:p>7.96E-003</text:p>
          </table:table-cell>
          <table:table-cell table:style-name="ce22" office:value-type="float" office:value="0.0188436">
            <text:p>1.88E-002</text:p>
          </table:table-cell>
          <table:table-cell table:style-name="ce22" office:value-type="float" office:value="0.00883138">
            <text:p>8.83E-003</text:p>
          </table:table-cell>
          <table:table-cell table:style-name="ce22" office:value-type="float" office:value="0.0164188">
            <text:p>1.64E-002</text:p>
          </table:table-cell>
          <table:table-cell table:style-name="ce22" office:value-type="float" office:value="0.0542573">
            <text:p>5.43E-002</text:p>
          </table:table-cell>
          <table:table-cell table:style-name="ce39" office:value-type="float" office:value="0.0190401">
            <text:p>1.90E-002</text:p>
          </table:table-cell>
          <table:table-cell table:style-name="ce43" office:value-type="float" office:value="0.00362683">
            <text:p>3.63E-003</text:p>
          </table:table-cell>
          <table:table-cell table:style-name="ce22" office:value-type="float" office:value="0.0102398">
            <text:p>1.02E-002</text:p>
          </table:table-cell>
          <table:table-cell table:style-name="ce22" office:value-type="float" office:value="0.0105">
            <text:p>1.05E-002</text:p>
          </table:table-cell>
          <table:table-cell table:style-name="ce22" office:value-type="float" office:value="0.00407592">
            <text:p>4.08E-003</text:p>
          </table:table-cell>
          <table:table-cell table:style-name="ce22" office:value-type="float" office:value="0.0136983">
            <text:p>1.37E-002</text:p>
          </table:table-cell>
          <table:table-cell table:style-name="ce22" office:value-type="float" office:value="0.013729">
            <text:p>1.37E-002</text:p>
          </table:table-cell>
          <table:table-cell table:style-name="ce22" office:value-type="float" office:value="0.00836945">
            <text:p>8.37E-003</text:p>
          </table:table-cell>
          <table:table-cell table:style-name="ce22" office:value-type="float" office:value="0.0417561">
            <text:p>4.18E-002</text:p>
          </table:table-cell>
          <table:table-cell table:style-name="ce39" office:value-type="float" office:value="0.0276404">
            <text:p>2.76E-002</text:p>
          </table:table-cell>
          <table:table-cell/>
          <table:table-cell table:style-name="ce22" office:value-type="float" office:value="0.00766119">
            <text:p>7.66E-003</text:p>
          </table:table-cell>
          <table:table-cell table:style-name="ce22" office:value-type="float" office:value="0.0179204">
            <text:p>1.79E-002</text:p>
          </table:table-cell>
          <table:table-cell table:style-name="ce22" office:value-type="float" office:value="0.0126161">
            <text:p>1.26E-002</text:p>
          </table:table-cell>
          <table:table-cell table:style-name="ce22" office:value-type="float" office:value="0.0130815">
            <text:p>1.31E-002</text:p>
          </table:table-cell>
          <table:table-cell table:style-name="ce22" office:value-type="float" office:value="0.0674752">
            <text:p>6.75E-002</text:p>
          </table:table-cell>
          <table:table-cell table:style-name="ce22" office:value-type="float" office:value="0.0415237">
            <text:p>4.15E-002</text:p>
          </table:table-cell>
          <table:table-cell table:style-name="ce22" office:value-type="float" office:value="0.0710407">
            <text:p>7.10E-002</text:p>
          </table:table-cell>
          <table:table-cell table:style-name="ce22" office:value-type="float" office:value="0.7124">
            <text:p>7.12E-001</text:p>
          </table:table-cell>
          <table:table-cell table:style-name="ce39" office:value-type="float" office:value="0.4166">
            <text:p>4.17E-001</text:p>
          </table:table-cell>
          <table:table-cell table:style-name="ce43" office:value-type="float" office:value="0.00838196">
            <text:p>8.38E-003</text:p>
          </table:table-cell>
          <table:table-cell table:style-name="ce22" office:value-type="float" office:value="0.0185771">
            <text:p>1.86E-002</text:p>
          </table:table-cell>
          <table:table-cell table:style-name="ce22" office:value-type="float" office:value="0.00895492">
            <text:p>8.95E-003</text:p>
          </table:table-cell>
          <table:table-cell table:style-name="ce22" office:value-type="float" office:value="0.00916198">
            <text:p>9.16E-003</text:p>
          </table:table-cell>
          <table:table-cell table:style-name="ce22" office:value-type="float" office:value="0.0203482">
            <text:p>2.03E-002</text:p>
          </table:table-cell>
          <table:table-cell table:style-name="ce22" office:value-type="float" office:value="0.010114">
            <text:p>1.01E-002</text:p>
          </table:table-cell>
          <table:table-cell table:style-name="ce22" office:value-type="float" office:value="0.0171966">
            <text:p>1.72E-002</text:p>
          </table:table-cell>
          <table:table-cell table:style-name="ce22" office:value-type="float" office:value="0.0364805">
            <text:p>3.65E-002</text:p>
          </table:table-cell>
          <table:table-cell table:style-name="ce39" office:value-type="float" office:value="0.0210602">
            <text:p>2.11E-002</text:p>
          </table:table-cell>
          <table:table-cell table:style-name="ce43" office:value-type="float" office:value="0.00575916">
            <text:p>5.76E-003</text:p>
          </table:table-cell>
          <table:table-cell table:style-name="ce22" office:value-type="float" office:value="0.0101057">
            <text:p>1.01E-002</text:p>
          </table:table-cell>
          <table:table-cell table:style-name="ce22" office:value-type="float" office:value="0.0134116">
            <text:p>1.34E-002</text:p>
          </table:table-cell>
          <table:table-cell table:style-name="ce22" office:value-type="float" office:value="0.00599909">
            <text:p>6.00E-003</text:p>
          </table:table-cell>
          <table:table-cell table:style-name="ce22" office:value-type="float" office:value="0.0127707">
            <text:p>1.28E-002</text:p>
          </table:table-cell>
          <table:table-cell table:style-name="ce22" office:value-type="float" office:value="0.0176233">
            <text:p>1.76E-002</text:p>
          </table:table-cell>
          <table:table-cell table:style-name="ce22" office:value-type="float" office:value="0.00968465">
            <text:p>9.68E-003</text:p>
          </table:table-cell>
          <table:table-cell table:style-name="ce22" office:value-type="float" office:value="0.0264301">
            <text:p>2.64E-002</text:p>
          </table:table-cell>
          <table:table-cell table:style-name="ce39" office:value-type="float" office:value="0.0399974">
            <text:p>4.00E-002</text:p>
          </table:table-cell>
          <table:table-cell/>
          <table:table-cell table:style-name="ce22" office:value-type="float" office:value="0.00827601">
            <text:p>8.28E-003</text:p>
          </table:table-cell>
          <table:table-cell table:style-name="ce22" office:value-type="float" office:value="0.0195264">
            <text:p>1.95E-002</text:p>
          </table:table-cell>
          <table:table-cell table:style-name="ce22" office:value-type="float" office:value="0.0134701">
            <text:p>1.35E-002</text:p>
          </table:table-cell>
          <table:table-cell table:style-name="ce22" office:value-type="float" office:value="0.0132899">
            <text:p>1.33E-002</text:p>
          </table:table-cell>
          <table:table-cell table:style-name="ce22" office:value-type="float" office:value="0.0673764">
            <text:p>6.74E-002</text:p>
          </table:table-cell>
          <table:table-cell table:style-name="ce22" office:value-type="float" office:value="0.0405663">
            <text:p>4.06E-002</text:p>
          </table:table-cell>
          <table:table-cell table:style-name="ce22" office:value-type="float" office:value="0.0722607">
            <text:p>7.23E-002</text:p>
          </table:table-cell>
          <table:table-cell table:style-name="ce22" office:value-type="float" office:value="0.700551">
            <text:p>7.01E-001</text:p>
          </table:table-cell>
          <table:table-cell table:style-name="ce39" office:value-type="float" office:value="0.39086">
            <text:p>3.91E-001</text:p>
          </table:table-cell>
          <table:table-cell table:style-name="ce43" office:value-type="float" office:value="0.010179">
            <text:p>1.02E-002</text:p>
          </table:table-cell>
          <table:table-cell table:style-name="ce22" office:value-type="float" office:value="0.0234708">
            <text:p>2.35E-002</text:p>
          </table:table-cell>
          <table:table-cell table:style-name="ce22" office:value-type="float" office:value="0.010085">
            <text:p>1.01E-002</text:p>
          </table:table-cell>
          <table:table-cell table:style-name="ce22" office:value-type="float" office:value="0.0110618">
            <text:p>1.11E-002</text:p>
          </table:table-cell>
          <table:table-cell table:style-name="ce22" office:value-type="float" office:value="0.0262286">
            <text:p>2.62E-002</text:p>
          </table:table-cell>
          <table:table-cell table:style-name="ce22" office:value-type="float" office:value="0.0114592">
            <text:p>1.15E-002</text:p>
          </table:table-cell>
          <table:table-cell table:style-name="ce22" office:value-type="float" office:value="0.0206771">
            <text:p>2.07E-002</text:p>
          </table:table-cell>
          <table:table-cell table:style-name="ce22" office:value-type="float" office:value="0.0524206">
            <text:p>5.24E-002</text:p>
          </table:table-cell>
          <table:table-cell table:style-name="ce39" office:value-type="float" office:value="0.0225335">
            <text:p>2.25E-002</text:p>
          </table:table-cell>
          <table:table-cell table:style-name="ce43" office:value-type="float" office:value="0.00755728">
            <text:p>7.56E-003</text:p>
          </table:table-cell>
          <table:table-cell table:style-name="ce22" office:value-type="float" office:value="0.0149872">
            <text:p>1.50E-002</text:p>
          </table:table-cell>
          <table:table-cell table:style-name="ce22" office:value-type="float" office:value="0.0198197">
            <text:p>1.98E-002</text:p>
          </table:table-cell>
          <table:table-cell table:style-name="ce22" office:value-type="float" office:value="0.00783697">
            <text:p>7.84E-003</text:p>
          </table:table-cell>
          <table:table-cell table:style-name="ce22" office:value-type="float" office:value="0.0165627">
            <text:p>1.66E-002</text:p>
          </table:table-cell>
          <table:table-cell table:style-name="ce22" office:value-type="float" office:value="0.0276557">
            <text:p>2.77E-002</text:p>
          </table:table-cell>
          <table:table-cell table:style-name="ce22" office:value-type="float" office:value="0.0121516">
            <text:p>1.22E-002</text:p>
          </table:table-cell>
          <table:table-cell table:style-name="ce22" office:value-type="float" office:value="0.0242494">
            <text:p>2.42E-002</text:p>
          </table:table-cell>
          <table:table-cell table:style-name="ce39" office:value-type="float" office:value="0.0727507">
            <text:p>7.28E-002</text:p>
          </table:table-cell>
          <table:table-cell/>
          <table:table-cell table:style-name="ce22" office:value-type="float" office:value="0.00824478">
            <text:p>8.24E-003</text:p>
          </table:table-cell>
          <table:table-cell table:style-name="ce22" office:value-type="float" office:value="0.0210719">
            <text:p>2.11E-002</text:p>
          </table:table-cell>
          <table:table-cell table:style-name="ce22" office:value-type="float" office:value="0.0126526">
            <text:p>1.27E-002</text:p>
          </table:table-cell>
          <table:table-cell table:style-name="ce22" office:value-type="float" office:value="0.0130054">
            <text:p>1.30E-002</text:p>
          </table:table-cell>
          <table:table-cell table:style-name="ce22" office:value-type="float" office:value="0.0760531">
            <text:p>7.61E-002</text:p>
          </table:table-cell>
          <table:table-cell table:style-name="ce22" office:value-type="float" office:value="0.0345008">
            <text:p>3.45E-002</text:p>
          </table:table-cell>
          <table:table-cell table:style-name="ce22" office:value-type="float" office:value="0.0727156">
            <text:p>7.27E-002</text:p>
          </table:table-cell>
          <table:table-cell table:style-name="ce22" office:value-type="float" office:value="0.777234">
            <text:p>7.77E-001</text:p>
          </table:table-cell>
          <table:table-cell table:style-name="ce39" office:value-type="float" office:value="0.27183">
            <text:p>2.72E-001</text:p>
          </table:table-cell>
          <table:table-cell table:style-name="ce43" office:value-type="float" office:value="0.0100406">
            <text:p>1.00E-002</text:p>
          </table:table-cell>
          <table:table-cell table:style-name="ce22" office:value-type="float" office:value="0.0237328">
            <text:p>2.37E-002</text:p>
          </table:table-cell>
          <table:table-cell table:style-name="ce22" office:value-type="float" office:value="0.0101494">
            <text:p>1.01E-002</text:p>
          </table:table-cell>
          <table:table-cell table:style-name="ce22" office:value-type="float" office:value="0.0108502">
            <text:p>1.09E-002</text:p>
          </table:table-cell>
          <table:table-cell table:style-name="ce22" office:value-type="float" office:value="0.0254098">
            <text:p>2.54E-002</text:p>
          </table:table-cell>
          <table:table-cell table:style-name="ce22" office:value-type="float" office:value="0.0114557">
            <text:p>1.15E-002</text:p>
          </table:table-cell>
          <table:table-cell table:style-name="ce22" office:value-type="float" office:value="0.0189969">
            <text:p>1.90E-002</text:p>
          </table:table-cell>
          <table:table-cell table:style-name="ce22" office:value-type="float" office:value="0.0530432">
            <text:p>5.30E-002</text:p>
          </table:table-cell>
          <table:table-cell table:style-name="ce39" office:value-type="float" office:value="0.0232189">
            <text:p>2.32E-002</text:p>
          </table:table-cell>
          <table:table-cell table:style-name="ce43" office:value-type="float" office:value="0.00741673">
            <text:p>7.42E-003</text:p>
          </table:table-cell>
          <table:table-cell table:style-name="ce22" office:value-type="float" office:value="0.0118558">
            <text:p>1.19E-002</text:p>
          </table:table-cell>
          <table:table-cell table:style-name="ce22" office:value-type="float" office:value="0.0189784">
            <text:p>1.90E-002</text:p>
          </table:table-cell>
          <table:table-cell table:style-name="ce22" office:value-type="float" office:value="0.00776105">
            <text:p>7.76E-003</text:p>
          </table:table-cell>
          <table:table-cell table:style-name="ce22" office:value-type="float" office:value="0.0134067">
            <text:p>1.34E-002</text:p>
          </table:table-cell>
          <table:table-cell table:style-name="ce22" office:value-type="float" office:value="0.0241259">
            <text:p>2.41E-002</text:p>
          </table:table-cell>
          <table:table-cell table:style-name="ce22" office:value-type="float" office:value="0.0121869">
            <text:p>1.22E-002</text:p>
          </table:table-cell>
          <table:table-cell table:style-name="ce22" office:value-type="float" office:value="0.0243511">
            <text:p>2.44E-002</text:p>
          </table:table-cell>
          <table:table-cell table:style-name="ce39" office:value-type="float" office:value="0.0589971">
            <text:p>5.90E-002</text:p>
          </table:table-cell>
          <table:table-cell/>
          <table:table-cell table:style-name="ce22" office:value-type="float" office:value="0.00926864">
            <text:p>9.27E-003</text:p>
          </table:table-cell>
          <table:table-cell table:style-name="ce22" office:value-type="float" office:value="0.0232351">
            <text:p>2.32E-002</text:p>
          </table:table-cell>
          <table:table-cell table:style-name="ce22" office:value-type="float" office:value="0.0153411">
            <text:p>1.53E-002</text:p>
          </table:table-cell>
          <table:table-cell table:style-name="ce22" office:value-type="float" office:value="0.0144826">
            <text:p>1.45E-002</text:p>
          </table:table-cell>
          <table:table-cell table:style-name="ce22" office:value-type="float" office:value="0.080567">
            <text:p>8.06E-002</text:p>
          </table:table-cell>
          <table:table-cell table:style-name="ce22" office:value-type="float" office:value="0.0460943">
            <text:p>4.61E-002</text:p>
          </table:table-cell>
          <table:table-cell table:style-name="ce22" office:value-type="float" office:value="0.0810705">
            <text:p>8.11E-002</text:p>
          </table:table-cell>
          <table:table-cell table:style-name="ce22" office:value-type="float" office:value="0.82517">
            <text:p>8.25E-001</text:p>
          </table:table-cell>
          <table:table-cell table:style-name="ce39" office:value-type="float" office:value="0.445028">
            <text:p>4.45E-001</text:p>
          </table:table-cell>
          <table:table-cell table:style-name="ce43" office:value-type="float" office:value="0.014135">
            <text:p>1.41E-002</text:p>
          </table:table-cell>
          <table:table-cell table:style-name="ce22" office:value-type="float" office:value="0.0331687">
            <text:p>3.32E-002</text:p>
          </table:table-cell>
          <table:table-cell table:style-name="ce22" office:value-type="float" office:value="0.012284">
            <text:p>1.23E-002</text:p>
          </table:table-cell>
          <table:table-cell table:style-name="ce22" office:value-type="float" office:value="0.0147693">
            <text:p>1.48E-002</text:p>
          </table:table-cell>
          <table:table-cell table:style-name="ce22" office:value-type="float" office:value="0.0350367">
            <text:p>3.50E-002</text:p>
          </table:table-cell>
          <table:table-cell table:style-name="ce22" office:value-type="float" office:value="0.0132398">
            <text:p>1.32E-002</text:p>
          </table:table-cell>
          <table:table-cell table:style-name="ce22" office:value-type="float" office:value="0.0196675">
            <text:p>1.97E-002</text:p>
          </table:table-cell>
          <table:table-cell table:style-name="ce22" office:value-type="float" office:value="0.0500173">
            <text:p>5.00E-002</text:p>
          </table:table-cell>
          <table:table-cell table:style-name="ce39" office:value-type="float" office:value="0.0225568">
            <text:p>2.26E-002</text:p>
          </table:table-cell>
          <table:table-cell table:style-name="ce43" office:value-type="float" office:value="0.0101517">
            <text:p>1.02E-002</text:p>
          </table:table-cell>
          <table:table-cell table:style-name="ce22" office:value-type="float" office:value="0.0128277">
            <text:p>1.28E-002</text:p>
          </table:table-cell>
          <table:table-cell table:style-name="ce22" office:value-type="float" office:value="0.0292617">
            <text:p>2.93E-002</text:p>
          </table:table-cell>
          <table:table-cell table:style-name="ce22" office:value-type="float" office:value="0.0102911">
            <text:p>1.03E-002</text:p>
          </table:table-cell>
          <table:table-cell table:style-name="ce22" office:value-type="float" office:value="0.0141632">
            <text:p>1.42E-002</text:p>
          </table:table-cell>
          <table:table-cell table:style-name="ce22" office:value-type="float" office:value="0.0347198">
            <text:p>3.47E-002</text:p>
          </table:table-cell>
          <table:table-cell table:style-name="ce22" office:value-type="float" office:value="0.0132411">
            <text:p>1.32E-002</text:p>
          </table:table-cell>
          <table:table-cell table:style-name="ce22" office:value-type="float" office:value="0.0246939">
            <text:p>2.47E-002</text:p>
          </table:table-cell>
          <table:table-cell table:style-name="ce39" office:value-type="float" office:value="0.058135">
            <text:p>5.81E-002</text:p>
          </table:table-cell>
          <table:table-cell table:number-columns-repeated="856"/>
        </table:table-row>
        <table:table-row table:style-name="ro2">
          <table:table-cell table:style-name="ce6" office:value-type="float" office:value="5">
            <text:p>5</text:p>
          </table:table-cell>
          <table:table-cell office:value-type="float" office:value="0.00667589">
            <text:p>6.68E-003</text:p>
          </table:table-cell>
          <table:table-cell office:value-type="float" office:value="0.0158344">
            <text:p>1.58E-002</text:p>
          </table:table-cell>
          <table:table-cell office:value-type="float" office:value="0.0106182">
            <text:p>1.06E-002</text:p>
          </table:table-cell>
          <table:table-cell table:style-name="ce22" office:value-type="float" office:value="0.0122682">
            <text:p>1.23E-002</text:p>
          </table:table-cell>
          <table:table-cell office:value-type="float" office:value="0.0616073">
            <text:p>6.16E-002</text:p>
          </table:table-cell>
          <table:table-cell office:value-type="float" office:value="0.0351046">
            <text:p>3.51E-002</text:p>
          </table:table-cell>
          <table:table-cell office:value-type="float" office:value="0.0670154">
            <text:p>6.70E-002</text:p>
          </table:table-cell>
          <table:table-cell table:style-name="ce22" office:value-type="float" office:value="0.665622">
            <text:p>6.66E-001</text:p>
          </table:table-cell>
          <table:table-cell table:style-name="ce39" office:value-type="float" office:value="0.333439">
            <text:p>3.33E-001</text:p>
          </table:table-cell>
          <table:table-cell table:style-name="ce43" office:value-type="float" office:value="0.00455849">
            <text:p>4.56E-003</text:p>
          </table:table-cell>
          <table:table-cell office:value-type="float" office:value="0.00777117">
            <text:p>7.77E-003</text:p>
          </table:table-cell>
          <table:table-cell office:value-type="float" office:value="0.00621876">
            <text:p>6.22E-003</text:p>
          </table:table-cell>
          <table:table-cell table:style-name="ce22" office:value-type="float" office:value="0.00562955">
            <text:p>5.63E-003</text:p>
          </table:table-cell>
          <table:table-cell table:style-name="ce22" office:value-type="float" office:value="0.0109649">
            <text:p>1.10E-002</text:p>
          </table:table-cell>
          <table:table-cell table:style-name="ce22" office:value-type="float" office:value="0.00798852">
            <text:p>7.99E-003</text:p>
          </table:table-cell>
          <table:table-cell table:style-name="ce22" office:value-type="float" office:value="0.0132602">
            <text:p>1.33E-002</text:p>
          </table:table-cell>
          <table:table-cell table:style-name="ce22" office:value-type="float" office:value="0.0298048">
            <text:p>2.98E-002</text:p>
          </table:table-cell>
          <table:table-cell table:style-name="ce39" office:value-type="float" office:value="0.0188004">
            <text:p>1.88E-002</text:p>
          </table:table-cell>
          <table:table-cell table:style-name="ce43" office:value-type="float" office:value="0.00318913">
            <text:p>3.19E-003</text:p>
          </table:table-cell>
          <table:table-cell table:style-name="ce22" office:value-type="float" office:value="0.00860569">
            <text:p>8.61E-003</text:p>
          </table:table-cell>
          <table:table-cell table:style-name="ce22" office:value-type="float" office:value="0.00908104">
            <text:p>9.08E-003</text:p>
          </table:table-cell>
          <table:table-cell table:style-name="ce22" office:value-type="float" office:value="0.0036691">
            <text:p>3.67E-003</text:p>
          </table:table-cell>
          <table:table-cell table:style-name="ce22" office:value-type="float" office:value="0.0124263">
            <text:p>1.24E-002</text:p>
          </table:table-cell>
          <table:table-cell table:style-name="ce22" office:value-type="float" office:value="0.011847">
            <text:p>1.18E-002</text:p>
          </table:table-cell>
          <table:table-cell table:style-name="ce22" office:value-type="float" office:value="0.00638879">
            <text:p>6.39E-003</text:p>
          </table:table-cell>
          <table:table-cell table:style-name="ce22" office:value-type="float" office:value="0.0364394">
            <text:p>3.64E-002</text:p>
          </table:table-cell>
          <table:table-cell table:style-name="ce39" office:value-type="float" office:value="0.0289364">
            <text:p>2.89E-002</text:p>
          </table:table-cell>
          <table:table-cell/>
          <table:table-cell table:style-name="ce22" office:value-type="float" office:value="0.00715209">
            <text:p>7.15E-003</text:p>
          </table:table-cell>
          <table:table-cell table:style-name="ce22" office:value-type="float" office:value="0.017312">
            <text:p>1.73E-002</text:p>
          </table:table-cell>
          <table:table-cell table:style-name="ce22" office:value-type="float" office:value="0.0112054">
            <text:p>1.12E-002</text:p>
          </table:table-cell>
          <table:table-cell table:style-name="ce22" office:value-type="float" office:value="0.0127989">
            <text:p>1.28E-002</text:p>
          </table:table-cell>
          <table:table-cell table:style-name="ce22" office:value-type="float" office:value="0.0673207">
            <text:p>6.73E-002</text:p>
          </table:table-cell>
          <table:table-cell table:style-name="ce22" office:value-type="float" office:value="0.0352498">
            <text:p>3.52E-002</text:p>
          </table:table-cell>
          <table:table-cell table:style-name="ce22" office:value-type="float" office:value="0.070456">
            <text:p>7.05E-002</text:p>
          </table:table-cell>
          <table:table-cell table:style-name="ce22" office:value-type="float" office:value="0.711029">
            <text:p>7.11E-001</text:p>
          </table:table-cell>
          <table:table-cell table:style-name="ce39" office:value-type="float" office:value="0.318621">
            <text:p>3.19E-001</text:p>
          </table:table-cell>
          <table:table-cell table:style-name="ce43" office:value-type="float" office:value="0.00582707">
            <text:p>5.83E-003</text:p>
          </table:table-cell>
          <table:table-cell table:style-name="ce22" office:value-type="float" office:value="0.0108047">
            <text:p>1.08E-002</text:p>
          </table:table-cell>
          <table:table-cell table:style-name="ce22" office:value-type="float" office:value="0.00722031">
            <text:p>7.22E-003</text:p>
          </table:table-cell>
          <table:table-cell table:style-name="ce22" office:value-type="float" office:value="0.00683615">
            <text:p>6.84E-003</text:p>
          </table:table-cell>
          <table:table-cell table:style-name="ce22" office:value-type="float" office:value="0.0132182">
            <text:p>1.32E-002</text:p>
          </table:table-cell>
          <table:table-cell table:style-name="ce22" office:value-type="float" office:value="0.00871876">
            <text:p>8.72E-003</text:p>
          </table:table-cell>
          <table:table-cell table:style-name="ce22" office:value-type="float" office:value="0.0156478">
            <text:p>1.56E-002</text:p>
          </table:table-cell>
          <table:table-cell table:style-name="ce22" office:value-type="float" office:value="0.0305836">
            <text:p>3.06E-002</text:p>
          </table:table-cell>
          <table:table-cell table:style-name="ce39" office:value-type="float" office:value="0.0197361">
            <text:p>1.97E-002</text:p>
          </table:table-cell>
          <table:table-cell table:style-name="ce43" office:value-type="float" office:value="0.00377446">
            <text:p>3.77E-003</text:p>
          </table:table-cell>
          <table:table-cell table:style-name="ce22" office:value-type="float" office:value="0.00838168">
            <text:p>8.38E-003</text:p>
          </table:table-cell>
          <table:table-cell table:style-name="ce22" office:value-type="float" office:value="0.011167">
            <text:p>1.12E-002</text:p>
          </table:table-cell>
          <table:table-cell table:style-name="ce22" office:value-type="float" office:value="0.00416324">
            <text:p>4.16E-003</text:p>
          </table:table-cell>
          <table:table-cell table:style-name="ce22" office:value-type="float" office:value="0.0130201">
            <text:p>1.30E-002</text:p>
          </table:table-cell>
          <table:table-cell table:style-name="ce22" office:value-type="float" office:value="0.014382">
            <text:p>1.44E-002</text:p>
          </table:table-cell>
          <table:table-cell table:style-name="ce22" office:value-type="float" office:value="0.00722352">
            <text:p>7.22E-003</text:p>
          </table:table-cell>
          <table:table-cell table:style-name="ce22" office:value-type="float" office:value="0.0463041">
            <text:p>4.63E-002</text:p>
          </table:table-cell>
          <table:table-cell table:style-name="ce39" office:value-type="float" office:value="0.0351052">
            <text:p>3.51E-002</text:p>
          </table:table-cell>
          <table:table-cell/>
          <table:table-cell table:style-name="ce22" office:value-type="float" office:value="0.00723942">
            <text:p>7.24E-003</text:p>
          </table:table-cell>
          <table:table-cell table:style-name="ce22" office:value-type="float" office:value="0.0176593">
            <text:p>1.77E-002</text:p>
          </table:table-cell>
          <table:table-cell table:style-name="ce22" office:value-type="float" office:value="0.011763">
            <text:p>1.18E-002</text:p>
          </table:table-cell>
          <table:table-cell table:style-name="ce22" office:value-type="float" office:value="0.0125412">
            <text:p>1.25E-002</text:p>
          </table:table-cell>
          <table:table-cell table:style-name="ce22" office:value-type="float" office:value="0.0675758">
            <text:p>6.76E-002</text:p>
          </table:table-cell>
          <table:table-cell table:style-name="ce22" office:value-type="float" office:value="0.0362139">
            <text:p>3.62E-002</text:p>
          </table:table-cell>
          <table:table-cell table:style-name="ce22" office:value-type="float" office:value="0.0722661">
            <text:p>7.23E-002</text:p>
          </table:table-cell>
          <table:table-cell table:style-name="ce22" office:value-type="float" office:value="0.715877">
            <text:p>7.16E-001</text:p>
          </table:table-cell>
          <table:table-cell table:style-name="ce39" office:value-type="float" office:value="0.332549">
            <text:p>3.33E-001</text:p>
          </table:table-cell>
          <table:table-cell table:style-name="ce43" office:value-type="float" office:value="0.00746174">
            <text:p>7.46E-003</text:p>
          </table:table-cell>
          <table:table-cell table:style-name="ce22" office:value-type="float" office:value="0.01534">
            <text:p>1.53E-002</text:p>
          </table:table-cell>
          <table:table-cell table:style-name="ce22" office:value-type="float" office:value="0.00814592">
            <text:p>8.15E-003</text:p>
          </table:table-cell>
          <table:table-cell table:style-name="ce22" office:value-type="float" office:value="0.00877228">
            <text:p>8.77E-003</text:p>
          </table:table-cell>
          <table:table-cell table:style-name="ce22" office:value-type="float" office:value="0.019358">
            <text:p>1.94E-002</text:p>
          </table:table-cell>
          <table:table-cell table:style-name="ce22" office:value-type="float" office:value="0.00947944">
            <text:p>9.48E-003</text:p>
          </table:table-cell>
          <table:table-cell table:style-name="ce22" office:value-type="float" office:value="0.0190674">
            <text:p>1.91E-002</text:p>
          </table:table-cell>
          <table:table-cell table:style-name="ce22" office:value-type="float" office:value="0.04685">
            <text:p>4.69E-002</text:p>
          </table:table-cell>
          <table:table-cell table:style-name="ce39" office:value-type="float" office:value="0.0216486">
            <text:p>2.16E-002</text:p>
          </table:table-cell>
          <table:table-cell table:style-name="ce43" office:value-type="float" office:value="0.00459169">
            <text:p>4.59E-003</text:p>
          </table:table-cell>
          <table:table-cell table:style-name="ce22" office:value-type="float" office:value="0.00957683">
            <text:p>9.58E-003</text:p>
          </table:table-cell>
          <table:table-cell table:style-name="ce22" office:value-type="float" office:value="0.0127716">
            <text:p>1.28E-002</text:p>
          </table:table-cell>
          <table:table-cell table:style-name="ce22" office:value-type="float" office:value="0.00491485">
            <text:p>4.91E-003</text:p>
          </table:table-cell>
          <table:table-cell table:style-name="ce22" office:value-type="float" office:value="0.0128219">
            <text:p>1.28E-002</text:p>
          </table:table-cell>
          <table:table-cell table:style-name="ce22" office:value-type="float" office:value="0.0165932">
            <text:p>1.66E-002</text:p>
          </table:table-cell>
          <table:table-cell table:style-name="ce22" office:value-type="float" office:value="0.00936433">
            <text:p>9.36E-003</text:p>
          </table:table-cell>
          <table:table-cell table:style-name="ce22" office:value-type="float" office:value="0.0389814">
            <text:p>3.90E-002</text:p>
          </table:table-cell>
          <table:table-cell table:style-name="ce39" office:value-type="float" office:value="0.0410907">
            <text:p>4.11E-002</text:p>
          </table:table-cell>
          <table:table-cell/>
          <table:table-cell table:style-name="ce22" office:value-type="float" office:value="0.00810003">
            <text:p>8.10E-003</text:p>
          </table:table-cell>
          <table:table-cell table:style-name="ce22" office:value-type="float" office:value="0.0202581">
            <text:p>2.03E-002</text:p>
          </table:table-cell>
          <table:table-cell table:style-name="ce22" office:value-type="float" office:value="0.0132746">
            <text:p>1.33E-002</text:p>
          </table:table-cell>
          <table:table-cell table:style-name="ce22" office:value-type="float" office:value="0.0133312">
            <text:p>1.33E-002</text:p>
          </table:table-cell>
          <table:table-cell table:style-name="ce22" office:value-type="float" office:value="0.0739154">
            <text:p>7.39E-002</text:p>
          </table:table-cell>
          <table:table-cell table:style-name="ce22" office:value-type="float" office:value="0.0391302">
            <text:p>3.91E-002</text:p>
          </table:table-cell>
          <table:table-cell table:style-name="ce22" office:value-type="float" office:value="0.0720016">
            <text:p>7.20E-002</text:p>
          </table:table-cell>
          <table:table-cell table:style-name="ce22" office:value-type="float" office:value="0.769909">
            <text:p>7.70E-001</text:p>
          </table:table-cell>
          <table:table-cell table:style-name="ce39" office:value-type="float" office:value="0.340612">
            <text:p>3.41E-001</text:p>
          </table:table-cell>
          <table:table-cell table:style-name="ce43" office:value-type="float" office:value="0.00949098">
            <text:p>9.49E-003</text:p>
          </table:table-cell>
          <table:table-cell table:style-name="ce22" office:value-type="float" office:value="0.0213485">
            <text:p>2.13E-002</text:p>
          </table:table-cell>
          <table:table-cell table:style-name="ce22" office:value-type="float" office:value="0.00957932">
            <text:p>9.58E-003</text:p>
          </table:table-cell>
          <table:table-cell table:style-name="ce22" office:value-type="float" office:value="0.0104962">
            <text:p>1.05E-002</text:p>
          </table:table-cell>
          <table:table-cell table:style-name="ce22" office:value-type="float" office:value="0.024548">
            <text:p>2.45E-002</text:p>
          </table:table-cell>
          <table:table-cell table:style-name="ce22" office:value-type="float" office:value="0.0107497">
            <text:p>1.07E-002</text:p>
          </table:table-cell>
          <table:table-cell table:style-name="ce22" office:value-type="float" office:value="0.020068">
            <text:p>2.01E-002</text:p>
          </table:table-cell>
          <table:table-cell table:style-name="ce22" office:value-type="float" office:value="0.05675">
            <text:p>5.68E-002</text:p>
          </table:table-cell>
          <table:table-cell table:style-name="ce39" office:value-type="float" office:value="0.0213968">
            <text:p>2.14E-002</text:p>
          </table:table-cell>
          <table:table-cell table:style-name="ce43" office:value-type="float" office:value="0.00717104">
            <text:p>7.17E-003</text:p>
          </table:table-cell>
          <table:table-cell table:style-name="ce22" office:value-type="float" office:value="0.0152151">
            <text:p>1.52E-002</text:p>
          </table:table-cell>
          <table:table-cell table:style-name="ce22" office:value-type="float" office:value="0.0157841">
            <text:p>1.58E-002</text:p>
          </table:table-cell>
          <table:table-cell table:style-name="ce22" office:value-type="float" office:value="0.00733105">
            <text:p>7.33E-003</text:p>
          </table:table-cell>
          <table:table-cell table:style-name="ce22" office:value-type="float" office:value="0.016821">
            <text:p>1.68E-002</text:p>
          </table:table-cell>
          <table:table-cell table:style-name="ce22" office:value-type="float" office:value="0.0211983">
            <text:p>2.12E-002</text:p>
          </table:table-cell>
          <table:table-cell table:style-name="ce22" office:value-type="float" office:value="0.0099675">
            <text:p>9.97E-003</text:p>
          </table:table-cell>
          <table:table-cell table:style-name="ce22" office:value-type="float" office:value="0.0327408">
            <text:p>3.27E-002</text:p>
          </table:table-cell>
          <table:table-cell table:style-name="ce39" office:value-type="float" office:value="0.0535626">
            <text:p>5.36E-002</text:p>
          </table:table-cell>
          <table:table-cell/>
          <table:table-cell table:style-name="ce22" office:value-type="float" office:value="0.00852766">
            <text:p>8.53E-003</text:p>
          </table:table-cell>
          <table:table-cell table:style-name="ce22" office:value-type="float" office:value="0.0201381">
            <text:p>2.01E-002</text:p>
          </table:table-cell>
          <table:table-cell table:style-name="ce22" office:value-type="float" office:value="0.013338">
            <text:p>1.33E-002</text:p>
          </table:table-cell>
          <table:table-cell table:style-name="ce22" office:value-type="float" office:value="0.0132104">
            <text:p>1.32E-002</text:p>
          </table:table-cell>
          <table:table-cell table:style-name="ce22" office:value-type="float" office:value="0.0696804">
            <text:p>6.97E-002</text:p>
          </table:table-cell>
          <table:table-cell table:style-name="ce22" office:value-type="float" office:value="0.0374618">
            <text:p>3.75E-002</text:p>
          </table:table-cell>
          <table:table-cell table:style-name="ce22" office:value-type="float" office:value="0.0741374">
            <text:p>7.41E-002</text:p>
          </table:table-cell>
          <table:table-cell table:style-name="ce22" office:value-type="float" office:value="0.728868">
            <text:p>7.29E-001</text:p>
          </table:table-cell>
          <table:table-cell table:style-name="ce39" office:value-type="float" office:value="0.318177">
            <text:p>3.18E-001</text:p>
          </table:table-cell>
          <table:table-cell table:style-name="ce43" office:value-type="float" office:value="0.0105314">
            <text:p>1.05E-002</text:p>
          </table:table-cell>
          <table:table-cell table:style-name="ce22" office:value-type="float" office:value="0.0251991">
            <text:p>2.52E-002</text:p>
          </table:table-cell>
          <table:table-cell table:style-name="ce22" office:value-type="float" office:value="0.0106356">
            <text:p>1.06E-002</text:p>
          </table:table-cell>
          <table:table-cell table:style-name="ce22" office:value-type="float" office:value="0.0111528">
            <text:p>1.12E-002</text:p>
          </table:table-cell>
          <table:table-cell table:style-name="ce22" office:value-type="float" office:value="0.0269133">
            <text:p>2.69E-002</text:p>
          </table:table-cell>
          <table:table-cell table:style-name="ce22" office:value-type="float" office:value="0.0118914">
            <text:p>1.19E-002</text:p>
          </table:table-cell>
          <table:table-cell table:style-name="ce22" office:value-type="float" office:value="0.0169412">
            <text:p>1.69E-002</text:p>
          </table:table-cell>
          <table:table-cell table:style-name="ce22" office:value-type="float" office:value="0.0465108">
            <text:p>4.65E-002</text:p>
          </table:table-cell>
          <table:table-cell table:style-name="ce39" office:value-type="float" office:value="0.0235054">
            <text:p>2.35E-002</text:p>
          </table:table-cell>
          <table:table-cell table:style-name="ce43" office:value-type="float" office:value="0.00843587">
            <text:p>8.44E-003</text:p>
          </table:table-cell>
          <table:table-cell table:style-name="ce22" office:value-type="float" office:value="0.0152005">
            <text:p>1.52E-002</text:p>
          </table:table-cell>
          <table:table-cell table:style-name="ce22" office:value-type="float" office:value="0.0202559">
            <text:p>2.03E-002</text:p>
          </table:table-cell>
          <table:table-cell table:style-name="ce22" office:value-type="float" office:value="0.00852205">
            <text:p>8.52E-003</text:p>
          </table:table-cell>
          <table:table-cell table:style-name="ce22" office:value-type="float" office:value="0.0176446">
            <text:p>1.76E-002</text:p>
          </table:table-cell>
          <table:table-cell table:style-name="ce22" office:value-type="float" office:value="0.0246378">
            <text:p>2.46E-002</text:p>
          </table:table-cell>
          <table:table-cell table:style-name="ce22" office:value-type="float" office:value="0.0114928">
            <text:p>1.15E-002</text:p>
          </table:table-cell>
          <table:table-cell table:style-name="ce22" office:value-type="float" office:value="0.04009">
            <text:p>4.01E-002</text:p>
          </table:table-cell>
          <table:table-cell table:style-name="ce39" office:value-type="float" office:value="0.0580489">
            <text:p>5.80E-002</text:p>
          </table:table-cell>
          <table:table-cell/>
          <table:table-cell table:style-name="ce22" office:value-type="float" office:value="0.00856575">
            <text:p>8.57E-003</text:p>
          </table:table-cell>
          <table:table-cell table:style-name="ce22" office:value-type="float" office:value="0.0217443">
            <text:p>2.17E-002</text:p>
          </table:table-cell>
          <table:table-cell table:style-name="ce22" office:value-type="float" office:value="0.0120355">
            <text:p>1.20E-002</text:p>
          </table:table-cell>
          <table:table-cell table:style-name="ce22" office:value-type="float" office:value="0.0127107">
            <text:p>1.27E-002</text:p>
          </table:table-cell>
          <table:table-cell table:style-name="ce22" office:value-type="float" office:value="0.0715148">
            <text:p>7.15E-002</text:p>
          </table:table-cell>
          <table:table-cell table:style-name="ce22" office:value-type="float" office:value="0.0311121">
            <text:p>3.11E-002</text:p>
          </table:table-cell>
          <table:table-cell table:style-name="ce22" office:value-type="float" office:value="0.0719288">
            <text:p>7.19E-002</text:p>
          </table:table-cell>
          <table:table-cell table:style-name="ce22" office:value-type="float" office:value="0.741508">
            <text:p>7.42E-001</text:p>
          </table:table-cell>
          <table:table-cell table:style-name="ce39" office:value-type="float" office:value="0.230864">
            <text:p>2.31E-001</text:p>
          </table:table-cell>
          <table:table-cell table:style-name="ce43" office:value-type="float" office:value="0.00983921">
            <text:p>9.84E-003</text:p>
          </table:table-cell>
          <table:table-cell table:style-name="ce22" office:value-type="float" office:value="0.0246627">
            <text:p>2.47E-002</text:p>
          </table:table-cell>
          <table:table-cell table:style-name="ce22" office:value-type="float" office:value="0.0104379">
            <text:p>1.04E-002</text:p>
          </table:table-cell>
          <table:table-cell table:style-name="ce22" office:value-type="float" office:value="0.0101404">
            <text:p>1.01E-002</text:p>
          </table:table-cell>
          <table:table-cell table:style-name="ce22" office:value-type="float" office:value="0.0258098">
            <text:p>2.58E-002</text:p>
          </table:table-cell>
          <table:table-cell table:style-name="ce22" office:value-type="float" office:value="0.0118365">
            <text:p>1.18E-002</text:p>
          </table:table-cell>
          <table:table-cell table:style-name="ce22" office:value-type="float" office:value="0.0142515">
            <text:p>1.43E-002</text:p>
          </table:table-cell>
          <table:table-cell table:style-name="ce22" office:value-type="float" office:value="0.0483808">
            <text:p>4.84E-002</text:p>
          </table:table-cell>
          <table:table-cell table:style-name="ce39" office:value-type="float" office:value="0.0246019">
            <text:p>2.46E-002</text:p>
          </table:table-cell>
          <table:table-cell table:style-name="ce43" office:value-type="float" office:value="0.010682">
            <text:p>1.07E-002</text:p>
          </table:table-cell>
          <table:table-cell table:style-name="ce22" office:value-type="float" office:value="0.0260265">
            <text:p>2.60E-002</text:p>
          </table:table-cell>
          <table:table-cell table:style-name="ce22" office:value-type="float" office:value="0.0162759">
            <text:p>1.63E-002</text:p>
          </table:table-cell>
          <table:table-cell table:style-name="ce22" office:value-type="float" office:value="0.0107985">
            <text:p>1.08E-002</text:p>
          </table:table-cell>
          <table:table-cell table:style-name="ce22" office:value-type="float" office:value="0.0276336">
            <text:p>2.76E-002</text:p>
          </table:table-cell>
          <table:table-cell table:style-name="ce22" office:value-type="float" office:value="0.0206368">
            <text:p>2.06E-002</text:p>
          </table:table-cell>
          <table:table-cell table:style-name="ce22" office:value-type="float" office:value="0.0135539">
            <text:p>1.36E-002</text:p>
          </table:table-cell>
          <table:table-cell table:style-name="ce22" office:value-type="float" office:value="0.0478327">
            <text:p>4.78E-002</text:p>
          </table:table-cell>
          <table:table-cell table:style-name="ce39" office:value-type="float" office:value="0.0456805">
            <text:p>4.57E-002</text:p>
          </table:table-cell>
          <table:table-cell table:number-columns-repeated="856"/>
        </table:table-row>
        <table:table-row table:style-name="ro2">
          <table:table-cell table:style-name="ce6" office:value-type="string">
            <text:p>mean</text:p>
          </table:table-cell>
          <table:table-cell table:style-name="ce23" table:formula="of:=AVERAGE([.B6:.B10])" office:value-type="float" office:value="0.00668388">
            <text:p>0.00668</text:p>
          </table:table-cell>
          <table:table-cell table:style-name="ce23" table:formula="of:=AVERAGE([.C6:.C10])" office:value-type="float" office:value="0.01620388">
            <text:p>0.01620</text:p>
          </table:table-cell>
          <table:table-cell table:style-name="ce23" table:formula="of:=AVERAGE([.D6:.D10])" office:value-type="float" office:value="0.01058716">
            <text:p>0.01059</text:p>
          </table:table-cell>
          <table:table-cell table:style-name="ce23" table:formula="of:=AVERAGE([.E6:.E10])" office:value-type="float" office:value="0.01230874">
            <text:p>0.01231</text:p>
          </table:table-cell>
          <table:table-cell table:style-name="ce23" table:formula="of:=AVERAGE([.F6:.F10])" office:value-type="float" office:value="0.06237884">
            <text:p>0.06238</text:p>
          </table:table-cell>
          <table:table-cell table:style-name="ce23" table:formula="of:=AVERAGE([.G6:.G10])" office:value-type="float" office:value="0.03538272">
            <text:p>0.03538</text:p>
          </table:table-cell>
          <table:table-cell table:style-name="ce23" table:formula="of:=AVERAGE([.H6:.H10])" office:value-type="float" office:value="0.06686532">
            <text:p>0.06687</text:p>
          </table:table-cell>
          <table:table-cell table:style-name="ce23" table:formula="of:=AVERAGE([.I6:.I10])" office:value-type="float" office:value="0.670469">
            <text:p>0.67047</text:p>
          </table:table-cell>
          <table:table-cell table:style-name="ce23" table:formula="of:=AVERAGE([.J6:.J10])" office:value-type="float" office:value="0.333836">
            <text:p>0.33384</text:p>
          </table:table-cell>
          <table:table-cell table:style-name="ce23" table:formula="of:=AVERAGE([.K6:.K10])" office:value-type="float" office:value="0.005068698">
            <text:p>0.00507</text:p>
          </table:table-cell>
          <table:table-cell table:style-name="ce23" table:formula="of:=AVERAGE([.L6:.L10])" office:value-type="float" office:value="0.008915554">
            <text:p>0.00892</text:p>
          </table:table-cell>
          <table:table-cell table:style-name="ce23" table:formula="of:=AVERAGE([.M6:.M10])" office:value-type="float" office:value="0.006430598">
            <text:p>0.00643</text:p>
          </table:table-cell>
          <table:table-cell table:style-name="ce23" table:formula="of:=AVERAGE([.N6:.N10])" office:value-type="float" office:value="0.0065256">
            <text:p>0.00653</text:p>
          </table:table-cell>
          <table:table-cell table:style-name="ce23" table:formula="of:=AVERAGE([.O6:.O10])" office:value-type="float" office:value="0.01302828">
            <text:p>0.01303</text:p>
          </table:table-cell>
          <table:table-cell table:style-name="ce23" table:formula="of:=AVERAGE([.P6:.P10])" office:value-type="float" office:value="0.008115394">
            <text:p>0.00812</text:p>
          </table:table-cell>
          <table:table-cell table:style-name="ce23" table:formula="of:=AVERAGE([.Q6:.Q10])" office:value-type="float" office:value="0.0157578">
            <text:p>0.01576</text:p>
          </table:table-cell>
          <table:table-cell table:style-name="ce23" table:formula="of:=AVERAGE([.R6:.R10])" office:value-type="float" office:value="0.03577294">
            <text:p>0.03577</text:p>
          </table:table-cell>
          <table:table-cell table:style-name="ce23" table:formula="of:=AVERAGE([.S6:.S10])" office:value-type="float" office:value="0.01851874">
            <text:p>0.01852</text:p>
          </table:table-cell>
          <table:table-cell table:style-name="ce23" table:formula="of:=AVERAGE([.T6:.T10])" office:value-type="float" office:value="0.002935994">
            <text:p>0.00294</text:p>
          </table:table-cell>
          <table:table-cell table:style-name="ce23" table:formula="of:=AVERAGE([.U6:.U10])" office:value-type="float" office:value="0.009522534">
            <text:p>0.00952</text:p>
          </table:table-cell>
          <table:table-cell table:style-name="ce23" table:formula="of:=AVERAGE([.V6:.V10])" office:value-type="float" office:value="0.008478002">
            <text:p>0.00848</text:p>
          </table:table-cell>
          <table:table-cell table:style-name="ce23" table:formula="of:=AVERAGE([.W6:.W10])" office:value-type="float" office:value="0.003343634">
            <text:p>0.00334</text:p>
          </table:table-cell>
          <table:table-cell table:style-name="ce23" table:formula="of:=AVERAGE([.X6:.X10])" office:value-type="float" office:value="0.01339844">
            <text:p>0.01340</text:p>
          </table:table-cell>
          <table:table-cell table:style-name="ce23" table:formula="of:=AVERAGE([.Y6:.Y10])" office:value-type="float" office:value="0.01187528">
            <text:p>0.01188</text:p>
          </table:table-cell>
          <table:table-cell table:style-name="ce23" table:formula="of:=AVERAGE([.Z6:.Z10])" office:value-type="float" office:value="0.006422636">
            <text:p>0.00642</text:p>
          </table:table-cell>
          <table:table-cell table:style-name="ce23" table:formula="of:=AVERAGE([.AA6:.AA10])" office:value-type="float" office:value="0.04055822">
            <text:p>0.04056</text:p>
          </table:table-cell>
          <table:table-cell table:style-name="ce23" table:formula="of:=AVERAGE([.AB6:.AB10])" office:value-type="float" office:value="0.03133304">
            <text:p>0.03133</text:p>
          </table:table-cell>
          <table:table-cell table:style-name="ce23" table:formula="of:=AVERAGE([.AC6:.AC10])" office:value-type="float" office:value="0">
            <text:p>#DIV/0!</text:p>
          </table:table-cell>
          <table:table-cell table:style-name="ce23" table:formula="of:=AVERAGE([.AD6:.AD10])" office:value-type="float" office:value="0.007130876">
            <text:p>0.00713</text:p>
          </table:table-cell>
          <table:table-cell table:style-name="ce23" table:formula="of:=AVERAGE([.AE6:.AE10])" office:value-type="float" office:value="0.01707126">
            <text:p>0.01707</text:p>
          </table:table-cell>
          <table:table-cell table:style-name="ce23" table:formula="of:=AVERAGE([.AF6:.AF10])" office:value-type="float" office:value="0.011367">
            <text:p>0.01137</text:p>
          </table:table-cell>
          <table:table-cell table:style-name="ce23" table:formula="of:=AVERAGE([.AG6:.AG10])" office:value-type="float" office:value="0.01272408">
            <text:p>0.01272</text:p>
          </table:table-cell>
          <table:table-cell table:style-name="ce23" table:formula="of:=AVERAGE([.AH6:.AH10])" office:value-type="float" office:value="0.06548448">
            <text:p>0.06548</text:p>
          </table:table-cell>
          <table:table-cell table:style-name="ce23" table:formula="of:=AVERAGE([.AI6:.AI10])" office:value-type="float" office:value="0.03610392">
            <text:p>0.03610</text:p>
          </table:table-cell>
          <table:table-cell table:style-name="ce23" table:formula="of:=AVERAGE([.AJ6:.AJ10])" office:value-type="float" office:value="0.06887566">
            <text:p>0.06888</text:p>
          </table:table-cell>
          <table:table-cell table:style-name="ce23" table:formula="of:=AVERAGE([.AK6:.AK10])" office:value-type="float" office:value="0.6927038">
            <text:p>0.69270</text:p>
          </table:table-cell>
          <table:table-cell table:style-name="ce23" table:formula="of:=AVERAGE([.AL6:.AL10])" office:value-type="float" office:value="0.332612">
            <text:p>0.33261</text:p>
          </table:table-cell>
          <table:table-cell table:style-name="ce23" table:formula="of:=AVERAGE([.AM6:.AM10])" office:value-type="float" office:value="0.006290606">
            <text:p>0.00629</text:p>
          </table:table-cell>
          <table:table-cell table:style-name="ce23" table:formula="of:=AVERAGE([.AN6:.AN10])" office:value-type="float" office:value="0.01237952">
            <text:p>0.01238</text:p>
          </table:table-cell>
          <table:table-cell table:style-name="ce23" table:formula="of:=AVERAGE([.AO6:.AO10])" office:value-type="float" office:value="0.00747068">
            <text:p>0.00747</text:p>
          </table:table-cell>
          <table:table-cell table:style-name="ce23" table:formula="of:=AVERAGE([.AP6:.AP10])" office:value-type="float" office:value="0.007404846">
            <text:p>0.00740</text:p>
          </table:table-cell>
          <table:table-cell table:style-name="ce23" table:formula="of:=AVERAGE([.AQ6:.AQ10])" office:value-type="float" office:value="0.01572418">
            <text:p>0.01572</text:p>
          </table:table-cell>
          <table:table-cell table:style-name="ce23" table:formula="of:=AVERAGE([.AR6:.AR10])" office:value-type="float" office:value="0.008894094">
            <text:p>0.00889</text:p>
          </table:table-cell>
          <table:table-cell table:style-name="ce23" table:formula="of:=AVERAGE([.AS6:.AS10])" office:value-type="float" office:value="0.01533502">
            <text:p>0.01534</text:p>
          </table:table-cell>
          <table:table-cell table:style-name="ce23" table:formula="of:=AVERAGE([.AT6:.AT10])" office:value-type="float" office:value="0.03906814">
            <text:p>0.03907</text:p>
          </table:table-cell>
          <table:table-cell table:style-name="ce23" table:formula="of:=AVERAGE([.AU6:.AU10])" office:value-type="float" office:value="0.01983802">
            <text:p>0.01984</text:p>
          </table:table-cell>
          <table:table-cell table:style-name="ce23" table:formula="of:=AVERAGE([.AV6:.AV10])" office:value-type="float" office:value="0.003922726">
            <text:p>0.00392</text:p>
          </table:table-cell>
          <table:table-cell table:style-name="ce23" table:formula="of:=AVERAGE([.AW6:.AW10])" office:value-type="float" office:value="0.009999726">
            <text:p>0.01000</text:p>
          </table:table-cell>
          <table:table-cell table:style-name="ce23" table:formula="of:=AVERAGE([.AX6:.AX10])" office:value-type="float" office:value="0.01098322">
            <text:p>0.01098</text:p>
          </table:table-cell>
          <table:table-cell table:style-name="ce23" table:formula="of:=AVERAGE([.AY6:.AY10])" office:value-type="float" office:value="0.0042622">
            <text:p>0.00426</text:p>
          </table:table-cell>
          <table:table-cell table:style-name="ce23" table:formula="of:=AVERAGE([.AZ6:.AZ10])" office:value-type="float" office:value="0.01358684">
            <text:p>0.01359</text:p>
          </table:table-cell>
          <table:table-cell table:style-name="ce23" table:formula="of:=AVERAGE([.BA6:.BA10])" office:value-type="float" office:value="0.01463702">
            <text:p>0.01464</text:p>
          </table:table-cell>
          <table:table-cell table:style-name="ce23" table:formula="of:=AVERAGE([.BB6:.BB10])" office:value-type="float" office:value="0.007341708">
            <text:p>0.00734</text:p>
          </table:table-cell>
          <table:table-cell table:style-name="ce23" table:formula="of:=AVERAGE([.BC6:.BC10])" office:value-type="float" office:value="0.03895378">
            <text:p>0.03895</text:p>
          </table:table-cell>
          <table:table-cell table:style-name="ce23" table:formula="of:=AVERAGE([.BD6:.BD10])" office:value-type="float" office:value="0.033613">
            <text:p>0.03361</text:p>
          </table:table-cell>
          <table:table-cell table:style-name="ce23" table:formula="of:=AVERAGE([.BE6:.BE10])" office:value-type="float" office:value="0">
            <text:p>#DIV/0!</text:p>
          </table:table-cell>
          <table:table-cell table:style-name="ce23" table:formula="of:=AVERAGE([.BF6:.BF10])" office:value-type="float" office:value="0.007529852">
            <text:p>0.00753</text:p>
          </table:table-cell>
          <table:table-cell table:style-name="ce23" table:formula="of:=AVERAGE([.BG6:.BG10])" office:value-type="float" office:value="0.0180874">
            <text:p>0.01809</text:p>
          </table:table-cell>
          <table:table-cell table:style-name="ce23" table:formula="of:=AVERAGE([.BH6:.BH10])" office:value-type="float" office:value="0.01211508">
            <text:p>0.01212</text:p>
          </table:table-cell>
          <table:table-cell table:style-name="ce23" table:formula="of:=AVERAGE([.BI6:.BI10])" office:value-type="float" office:value="0.0127217">
            <text:p>0.01272</text:p>
          </table:table-cell>
          <table:table-cell table:style-name="ce23" table:formula="of:=AVERAGE([.BJ6:.BJ10])" office:value-type="float" office:value="0.06633756">
            <text:p>0.06634</text:p>
          </table:table-cell>
          <table:table-cell table:style-name="ce23" table:formula="of:=AVERAGE([.BK6:.BK10])" office:value-type="float" office:value="0.0374046">
            <text:p>0.03740</text:p>
          </table:table-cell>
          <table:table-cell table:style-name="ce23" table:formula="of:=AVERAGE([.BL6:.BL10])" office:value-type="float" office:value="0.07105834">
            <text:p>0.07106</text:p>
          </table:table-cell>
          <table:table-cell table:style-name="ce23" table:formula="of:=AVERAGE([.BM6:.BM10])" office:value-type="float" office:value="0.7024232">
            <text:p>0.70242</text:p>
          </table:table-cell>
          <table:table-cell table:style-name="ce23" table:formula="of:=AVERAGE([.BN6:.BN10])" office:value-type="float" office:value="0.3487946">
            <text:p>0.34879</text:p>
          </table:table-cell>
          <table:table-cell table:style-name="ce23" table:formula="of:=AVERAGE([.BO6:.BO10])" office:value-type="float" office:value="0.008016756">
            <text:p>0.00802</text:p>
          </table:table-cell>
          <table:table-cell table:style-name="ce23" table:formula="of:=AVERAGE([.BP6:.BP10])" office:value-type="float" office:value="0.01737204">
            <text:p>0.01737</text:p>
          </table:table-cell>
          <table:table-cell table:style-name="ce23" table:formula="of:=AVERAGE([.BQ6:.BQ10])" office:value-type="float" office:value="0.00866579">
            <text:p>0.00867</text:p>
          </table:table-cell>
          <table:table-cell table:style-name="ce23" table:formula="of:=AVERAGE([.BR6:.BR10])" office:value-type="float" office:value="0.008920756">
            <text:p>0.00892</text:p>
          </table:table-cell>
          <table:table-cell table:style-name="ce23" table:formula="of:=AVERAGE([.BS6:.BS10])" office:value-type="float" office:value="0.02007108">
            <text:p>0.02007</text:p>
          </table:table-cell>
          <table:table-cell table:style-name="ce23" table:formula="of:=AVERAGE([.BT6:.BT10])" office:value-type="float" office:value="0.010022888">
            <text:p>0.01002</text:p>
          </table:table-cell>
          <table:table-cell table:style-name="ce23" table:formula="of:=AVERAGE([.BU6:.BU10])" office:value-type="float" office:value="0.01744">
            <text:p>0.01744</text:p>
          </table:table-cell>
          <table:table-cell table:style-name="ce23" table:formula="of:=AVERAGE([.BV6:.BV10])" office:value-type="float" office:value="0.04230988">
            <text:p>0.04231</text:p>
          </table:table-cell>
          <table:table-cell table:style-name="ce23" table:formula="of:=AVERAGE([.BW6:.BW10])" office:value-type="float" office:value="0.0217821">
            <text:p>0.02178</text:p>
          </table:table-cell>
          <table:table-cell table:style-name="ce23" table:formula="of:=AVERAGE([.BX6:.BX10])" office:value-type="float" office:value="0.005792282">
            <text:p>0.00579</text:p>
          </table:table-cell>
          <table:table-cell table:style-name="ce23" table:formula="of:=AVERAGE([.BY6:.BY10])" office:value-type="float" office:value="0.012227046">
            <text:p>0.01223</text:p>
          </table:table-cell>
          <table:table-cell table:style-name="ce23" table:formula="of:=AVERAGE([.BZ6:.BZ10])" office:value-type="float" office:value="0.01424364">
            <text:p>0.01424</text:p>
          </table:table-cell>
          <table:table-cell table:style-name="ce23" table:formula="of:=AVERAGE([.CA6:.CA10])" office:value-type="float" office:value="0.006028706">
            <text:p>0.00603</text:p>
          </table:table-cell>
          <table:table-cell table:style-name="ce23" table:formula="of:=AVERAGE([.CB6:.CB10])" office:value-type="float" office:value="0.0144428">
            <text:p>0.01444</text:p>
          </table:table-cell>
          <table:table-cell table:style-name="ce23" table:formula="of:=AVERAGE([.CC6:.CC10])" office:value-type="float" office:value="0.01827828">
            <text:p>0.01828</text:p>
          </table:table-cell>
          <table:table-cell table:style-name="ce23" table:formula="of:=AVERAGE([.CD6:.CD10])" office:value-type="float" office:value="0.00964034">
            <text:p>0.00964</text:p>
          </table:table-cell>
          <table:table-cell table:style-name="ce23" table:formula="of:=AVERAGE([.CE6:.CE10])" office:value-type="float" office:value="0.03038762">
            <text:p>0.03039</text:p>
          </table:table-cell>
          <table:table-cell table:style-name="ce23" table:formula="of:=AVERAGE([.CF6:.CF10])" office:value-type="float" office:value="0.046396">
            <text:p>0.04640</text:p>
          </table:table-cell>
          <table:table-cell table:style-name="ce23" table:formula="of:=AVERAGE([.CG6:.CG10])" office:value-type="float" office:value="0">
            <text:p>#DIV/0!</text:p>
          </table:table-cell>
          <table:table-cell table:style-name="ce23" table:formula="of:=AVERAGE([.CH6:.CH10])" office:value-type="float" office:value="0.00798303">
            <text:p>0.00798</text:p>
          </table:table-cell>
          <table:table-cell table:style-name="ce23" table:formula="of:=AVERAGE([.CI6:.CI10])" office:value-type="float" office:value="0.0194855">
            <text:p>0.01949</text:p>
          </table:table-cell>
          <table:table-cell table:style-name="ce23" table:formula="of:=AVERAGE([.CJ6:.CJ10])" office:value-type="float" office:value="0.01251396">
            <text:p>0.01251</text:p>
          </table:table-cell>
          <table:table-cell table:style-name="ce23" table:formula="of:=AVERAGE([.CK6:.CK10])" office:value-type="float" office:value="0.01281036">
            <text:p>0.01281</text:p>
          </table:table-cell>
          <table:table-cell table:style-name="ce23" table:formula="of:=AVERAGE([.CL6:.CL10])" office:value-type="float" office:value="0.0696928">
            <text:p>0.06969</text:p>
          </table:table-cell>
          <table:table-cell table:style-name="ce23" table:formula="of:=AVERAGE([.CM6:.CM10])" office:value-type="float" office:value="0.0354887">
            <text:p>0.03549</text:p>
          </table:table-cell>
          <table:table-cell table:style-name="ce23" table:formula="of:=AVERAGE([.CN6:.CN10])" office:value-type="float" office:value="0.0706538">
            <text:p>0.07065</text:p>
          </table:table-cell>
          <table:table-cell table:style-name="ce23" table:formula="of:=AVERAGE([.CO6:.CO10])" office:value-type="float" office:value="0.7276348">
            <text:p>0.72763</text:p>
          </table:table-cell>
          <table:table-cell table:style-name="ce23" table:formula="of:=AVERAGE([.CP6:.CP10])" office:value-type="float" office:value="0.2992702">
            <text:p>0.29927</text:p>
          </table:table-cell>
          <table:table-cell table:style-name="ce23" table:formula="of:=AVERAGE([.CQ6:.CQ10])" office:value-type="float" office:value="0.009529712">
            <text:p>0.00953</text:p>
          </table:table-cell>
          <table:table-cell table:style-name="ce23" table:formula="of:=AVERAGE([.CR6:.CR10])" office:value-type="float" office:value="0.02179162">
            <text:p>0.02179</text:p>
          </table:table-cell>
          <table:table-cell table:style-name="ce23" table:formula="of:=AVERAGE([.CS6:.CS10])" office:value-type="float" office:value="0.009820264">
            <text:p>0.00982</text:p>
          </table:table-cell>
          <table:table-cell table:style-name="ce23" table:formula="of:=AVERAGE([.CT6:.CT10])" office:value-type="float" office:value="0.010300894">
            <text:p>0.01030</text:p>
          </table:table-cell>
          <table:table-cell table:style-name="ce23" table:formula="of:=AVERAGE([.CU6:.CU10])" office:value-type="float" office:value="0.02435538">
            <text:p>0.02436</text:p>
          </table:table-cell>
          <table:table-cell table:style-name="ce23" table:formula="of:=AVERAGE([.CV6:.CV10])" office:value-type="float" office:value="0.01113666">
            <text:p>0.01114</text:p>
          </table:table-cell>
          <table:table-cell table:style-name="ce23" table:formula="of:=AVERAGE([.CW6:.CW10])" office:value-type="float" office:value="0.01800556">
            <text:p>0.01801</text:p>
          </table:table-cell>
          <table:table-cell table:style-name="ce23" table:formula="of:=AVERAGE([.CX6:.CX10])" office:value-type="float" office:value="0.0502988">
            <text:p>0.05030</text:p>
          </table:table-cell>
          <table:table-cell table:style-name="ce23" table:formula="of:=AVERAGE([.CY6:.CY10])" office:value-type="float" office:value="0.02262178">
            <text:p>0.02262</text:p>
          </table:table-cell>
          <table:table-cell table:style-name="ce23" table:formula="of:=AVERAGE([.CZ6:.CZ10])" office:value-type="float" office:value="0.007009426">
            <text:p>0.00701</text:p>
          </table:table-cell>
          <table:table-cell table:style-name="ce23" table:formula="of:=AVERAGE([.DA6:.DA10])" office:value-type="float" office:value="0.01393654">
            <text:p>0.01394</text:p>
          </table:table-cell>
          <table:table-cell table:style-name="ce23" table:formula="of:=AVERAGE([.DB6:.DB10])" office:value-type="float" office:value="0.01725242">
            <text:p>0.01725</text:p>
          </table:table-cell>
          <table:table-cell table:style-name="ce23" table:formula="of:=AVERAGE([.DC6:.DC10])" office:value-type="float" office:value="0.00728196">
            <text:p>0.00728</text:p>
          </table:table-cell>
          <table:table-cell table:style-name="ce23" table:formula="of:=AVERAGE([.DD6:.DD10])" office:value-type="float" office:value="0.01598414">
            <text:p>0.01598</text:p>
          </table:table-cell>
          <table:table-cell table:style-name="ce23" table:formula="of:=AVERAGE([.DE6:.DE10])" office:value-type="float" office:value="0.02299332">
            <text:p>0.02299</text:p>
          </table:table-cell>
          <table:table-cell table:style-name="ce23" table:formula="of:=AVERAGE([.DF6:.DF10])" office:value-type="float" office:value="0.010393632">
            <text:p>0.01039</text:p>
          </table:table-cell>
          <table:table-cell table:style-name="ce23" table:formula="of:=AVERAGE([.DG6:.DG10])" office:value-type="float" office:value="0.02937736">
            <text:p>0.02938</text:p>
          </table:table-cell>
          <table:table-cell table:style-name="ce23" table:formula="of:=AVERAGE([.DH6:.DH10])" office:value-type="float" office:value="0.06129152">
            <text:p>0.06129</text:p>
          </table:table-cell>
          <table:table-cell table:style-name="ce23" table:formula="of:=AVERAGE([.DI6:.DI10])" office:value-type="float" office:value="0">
            <text:p>#DIV/0!</text:p>
          </table:table-cell>
          <table:table-cell table:style-name="ce23" table:formula="of:=AVERAGE([.DJ6:.DJ10])" office:value-type="float" office:value="0.008468772">
            <text:p>0.00847</text:p>
          </table:table-cell>
          <table:table-cell table:style-name="ce23" table:formula="of:=AVERAGE([.DK6:.DK10])" office:value-type="float" office:value="0.02038912">
            <text:p>0.02039</text:p>
          </table:table-cell>
          <table:table-cell table:style-name="ce23" table:formula="of:=AVERAGE([.DL6:.DL10])" office:value-type="float" office:value="0.01364296">
            <text:p>0.01364</text:p>
          </table:table-cell>
          <table:table-cell table:style-name="ce23" table:formula="of:=AVERAGE([.DM6:.DM10])" office:value-type="float" office:value="0.01345416">
            <text:p>0.01345</text:p>
          </table:table-cell>
          <table:table-cell table:style-name="ce23" table:formula="of:=AVERAGE([.DN6:.DN10])" office:value-type="float" office:value="0.0721563">
            <text:p>0.07216</text:p>
          </table:table-cell>
          <table:table-cell table:style-name="ce23" table:formula="of:=AVERAGE([.DO6:.DO10])" office:value-type="float" office:value="0.03968264">
            <text:p>0.03968</text:p>
          </table:table-cell>
          <table:table-cell table:style-name="ce23" table:formula="of:=AVERAGE([.DP6:.DP10])" office:value-type="float" office:value="0.07538904">
            <text:p>0.07539</text:p>
          </table:table-cell>
          <table:table-cell table:style-name="ce23" table:formula="of:=AVERAGE([.DQ6:.DQ10])" office:value-type="float" office:value="0.7512946">
            <text:p>0.75129</text:p>
          </table:table-cell>
          <table:table-cell table:style-name="ce23" table:formula="of:=AVERAGE([.DR6:.DR10])" office:value-type="float" office:value="0.3618124">
            <text:p>0.36181</text:p>
          </table:table-cell>
          <table:table-cell table:style-name="ce23" table:formula="of:=AVERAGE([.DS6:.DS10])" office:value-type="float" office:value="0.01107248">
            <text:p>0.01107</text:p>
          </table:table-cell>
          <table:table-cell table:style-name="ce23" table:formula="of:=AVERAGE([.DT6:.DT10])" office:value-type="float" office:value="0.02605488">
            <text:p>0.02605</text:p>
          </table:table-cell>
          <table:table-cell table:style-name="ce23" table:formula="of:=AVERAGE([.DU6:.DU10])" office:value-type="float" office:value="0.010846848">
            <text:p>0.01085</text:p>
          </table:table-cell>
          <table:table-cell table:style-name="ce23" table:formula="of:=AVERAGE([.DV6:.DV10])" office:value-type="float" office:value="0.011657214">
            <text:p>0.01166</text:p>
          </table:table-cell>
          <table:table-cell table:style-name="ce23" table:formula="of:=AVERAGE([.DW6:.DW10])" office:value-type="float" office:value="0.02741132">
            <text:p>0.02741</text:p>
          </table:table-cell>
          <table:table-cell table:style-name="ce23" table:formula="of:=AVERAGE([.DX6:.DX10])" office:value-type="float" office:value="0.01213556">
            <text:p>0.01214</text:p>
          </table:table-cell>
          <table:table-cell table:style-name="ce23" table:formula="of:=AVERAGE([.DY6:.DY10])" office:value-type="float" office:value="0.01833024">
            <text:p>0.01833</text:p>
          </table:table-cell>
          <table:table-cell table:style-name="ce23" table:formula="of:=AVERAGE([.DZ6:.DZ10])" office:value-type="float" office:value="0.04756208">
            <text:p>0.04756</text:p>
          </table:table-cell>
          <table:table-cell table:style-name="ce23" table:formula="of:=AVERAGE([.EA6:.EA10])" office:value-type="float" office:value="0.02370768">
            <text:p>0.02371</text:p>
          </table:table-cell>
          <table:table-cell table:style-name="ce23" table:formula="of:=AVERAGE([.EB6:.EB10])" office:value-type="float" office:value="0.008503702">
            <text:p>0.00850</text:p>
          </table:table-cell>
          <table:table-cell table:style-name="ce23" table:formula="of:=AVERAGE([.EC6:.EC10])" office:value-type="float" office:value="0.01366396">
            <text:p>0.01366</text:p>
          </table:table-cell>
          <table:table-cell table:style-name="ce23" table:formula="of:=AVERAGE([.ED6:.ED10])" office:value-type="float" office:value="0.02153004">
            <text:p>0.02153</text:p>
          </table:table-cell>
          <table:table-cell table:style-name="ce23" table:formula="of:=AVERAGE([.EE6:.EE10])" office:value-type="float" office:value="0.008809858">
            <text:p>0.00881</text:p>
          </table:table-cell>
          <table:table-cell table:style-name="ce23" table:formula="of:=AVERAGE([.EF6:.EF10])" office:value-type="float" office:value="0.0159578">
            <text:p>0.01596</text:p>
          </table:table-cell>
          <table:table-cell table:style-name="ce23" table:formula="of:=AVERAGE([.EG6:.EG10])" office:value-type="float" office:value="0.02676566">
            <text:p>0.02677</text:p>
          </table:table-cell>
          <table:table-cell table:style-name="ce23" table:formula="of:=AVERAGE([.EH6:.EH10])" office:value-type="float" office:value="0.01302764">
            <text:p>0.01303</text:p>
          </table:table-cell>
          <table:table-cell table:style-name="ce23" table:formula="of:=AVERAGE([.EI6:.EI10])" office:value-type="float" office:value="0.0329419">
            <text:p>0.03294</text:p>
          </table:table-cell>
          <table:table-cell table:style-name="ce23" table:formula="of:=AVERAGE([.EJ6:.EJ10])" office:value-type="float" office:value="0.06451562">
            <text:p>0.06452</text:p>
          </table:table-cell>
          <table:table-cell table:style-name="ce23" table:formula="of:=AVERAGE([.EK6:.EK10])" office:value-type="float" office:value="0">
            <text:p>#DIV/0!</text:p>
          </table:table-cell>
          <table:table-cell table:style-name="ce23" table:formula="of:=AVERAGE([.EL6:.EL10])" office:value-type="float" office:value="0.009181132">
            <text:p>0.00918</text:p>
          </table:table-cell>
          <table:table-cell table:style-name="ce23" table:formula="of:=AVERAGE([.EM6:.EM10])" office:value-type="float" office:value="0.02270538">
            <text:p>0.02271</text:p>
          </table:table-cell>
          <table:table-cell table:style-name="ce23" table:formula="of:=AVERAGE([.EN6:.EN10])" office:value-type="float" office:value="0.01418328">
            <text:p>0.01418</text:p>
          </table:table-cell>
          <table:table-cell table:style-name="ce23" table:formula="of:=AVERAGE([.EO6:.EO10])" office:value-type="float" office:value="0.01412028">
            <text:p>0.01412</text:p>
          </table:table-cell>
          <table:table-cell table:style-name="ce23" table:formula="of:=AVERAGE([.EP6:.EP10])" office:value-type="float" office:value="0.07650828">
            <text:p>0.07651</text:p>
          </table:table-cell>
          <table:table-cell table:style-name="ce23" table:formula="of:=AVERAGE([.EQ6:.EQ10])" office:value-type="float" office:value="0.0415109">
            <text:p>0.04151</text:p>
          </table:table-cell>
          <table:table-cell table:style-name="ce23" table:formula="of:=AVERAGE([.ER6:.ER10])" office:value-type="float" office:value="0.0790666">
            <text:p>0.07907</text:p>
          </table:table-cell>
          <table:table-cell table:style-name="ce23" table:formula="of:=AVERAGE([.ES6:.ES10])" office:value-type="float" office:value="0.785672">
            <text:p>0.78567</text:p>
          </table:table-cell>
          <table:table-cell table:style-name="ce23" table:formula="of:=AVERAGE([.ET6:.ET10])" office:value-type="float" office:value="0.3862068">
            <text:p>0.38621</text:p>
          </table:table-cell>
          <table:table-cell table:style-name="ce23" table:formula="of:=AVERAGE([.EU6:.EU10])" office:value-type="float" office:value="0.012907922">
            <text:p>0.01291</text:p>
          </table:table-cell>
          <table:table-cell table:style-name="ce23" table:formula="of:=AVERAGE([.EV6:.EV10])" office:value-type="float" office:value="0.03119618">
            <text:p>0.03120</text:p>
          </table:table-cell>
          <table:table-cell table:style-name="ce23" table:formula="of:=AVERAGE([.EW6:.EW10])" office:value-type="float" office:value="0.01174454">
            <text:p>0.01174</text:p>
          </table:table-cell>
          <table:table-cell table:style-name="ce23" table:formula="of:=AVERAGE([.EX6:.EX10])" office:value-type="float" office:value="0.01347976">
            <text:p>0.01348</text:p>
          </table:table-cell>
          <table:table-cell table:style-name="ce23" table:formula="of:=AVERAGE([.EY6:.EY10])" office:value-type="float" office:value="0.03288622">
            <text:p>0.03289</text:p>
          </table:table-cell>
          <table:table-cell table:style-name="ce23" table:formula="of:=AVERAGE([.EZ6:.EZ10])" office:value-type="float" office:value="0.01280182">
            <text:p>0.01280</text:p>
          </table:table-cell>
          <table:table-cell table:style-name="ce23" table:formula="of:=AVERAGE([.FA6:.FA10])" office:value-type="float" office:value="0.01928188">
            <text:p>0.01928</text:p>
          </table:table-cell>
          <table:table-cell table:style-name="ce23" table:formula="of:=AVERAGE([.FB6:.FB10])" office:value-type="float" office:value="0.0526749">
            <text:p>0.05267</text:p>
          </table:table-cell>
          <table:table-cell table:style-name="ce23" table:formula="of:=AVERAGE([.FC6:.FC10])" office:value-type="float" office:value="0.02346634">
            <text:p>0.02347</text:p>
          </table:table-cell>
          <table:table-cell table:style-name="ce23" table:formula="of:=AVERAGE([.FD6:.FD10])" office:value-type="float" office:value="0.01101858">
            <text:p>0.01102</text:p>
          </table:table-cell>
          <table:table-cell table:style-name="ce23" table:formula="of:=AVERAGE([.FE6:.FE10])" office:value-type="float" office:value="0.0213195">
            <text:p>0.02132</text:p>
          </table:table-cell>
          <table:table-cell table:style-name="ce23" table:formula="of:=AVERAGE([.FF6:.FF10])" office:value-type="float" office:value="0.02349894">
            <text:p>0.02350</text:p>
          </table:table-cell>
          <table:table-cell table:style-name="ce23" table:formula="of:=AVERAGE([.FG6:.FG10])" office:value-type="float" office:value="0.01120778">
            <text:p>0.01121</text:p>
          </table:table-cell>
          <table:table-cell table:style-name="ce23" table:formula="of:=AVERAGE([.FH6:.FH10])" office:value-type="float" office:value="0.0239413">
            <text:p>0.02394</text:p>
          </table:table-cell>
          <table:table-cell table:style-name="ce23" table:formula="of:=AVERAGE([.FI6:.FI10])" office:value-type="float" office:value="0.02986708">
            <text:p>0.02987</text:p>
          </table:table-cell>
          <table:table-cell table:style-name="ce23" table:formula="of:=AVERAGE([.FJ6:.FJ10])" office:value-type="float" office:value="0.01450856">
            <text:p>0.01451</text:p>
          </table:table-cell>
          <table:table-cell table:style-name="ce23" table:formula="of:=AVERAGE([.FK6:.FK10])" office:value-type="float" office:value="0.04627902">
            <text:p>0.04628</text:p>
          </table:table-cell>
          <table:table-cell table:style-name="ce23" table:formula="of:=AVERAGE([.FL6:.FL10])" office:value-type="float" office:value="0.0640072">
            <text:p>0.06401</text:p>
          </table:table-cell>
          <table:table-cell table:number-columns-repeated="856"/>
        </table:table-row>
        <table:table-row table:style-name="ro2">
          <table:table-cell table:style-name="ce7" office:value-type="string">
            <text:p>variance</text:p>
          </table:table-cell>
          <table:table-cell table:style-name="ce24" table:formula="of:=VARP([.B6:.B10])" office:value-type="float" office:value="0.00000000105018408">
            <text:p>1.05E-09</text:p>
          </table:table-cell>
          <table:table-cell table:style-name="ce24" table:formula="of:=VARP([.C6:.C10])" office:value-type="float" office:value="0.0000000889959096000001">
            <text:p>8.90E-08</text:p>
          </table:table-cell>
          <table:table-cell table:style-name="ce24" table:formula="of:=VARP([.D6:.D10])" office:value-type="float" office:value="0.0000000253840983999999">
            <text:p>2.54E-08</text:p>
          </table:table-cell>
          <table:table-cell table:style-name="ce24" table:formula="of:=VARP([.E6:.E10])" office:value-type="float" office:value="0.0000000569269024000002">
            <text:p>5.69E-08</text:p>
          </table:table-cell>
          <table:table-cell table:style-name="ce24" table:formula="of:=VARP([.F6:.F10])" office:value-type="float" office:value="0.0000017349514824">
            <text:p>1.73E-06</text:p>
          </table:table-cell>
          <table:table-cell table:style-name="ce24" table:formula="of:=VARP([.G6:.G10])" office:value-type="float" office:value="0.000000357050233599999">
            <text:p>3.57E-07</text:p>
          </table:table-cell>
          <table:table-cell table:style-name="ce24" table:formula="of:=VARP([.H6:.H10])" office:value-type="float" office:value="0.0000013493338056">
            <text:p>1.35E-06</text:p>
          </table:table-cell>
          <table:table-cell table:style-name="ce24" table:formula="of:=VARP([.I6:.I10])" office:value-type="float" office:value="0.000212359542799999">
            <text:p>2.12E-04</text:p>
          </table:table-cell>
          <table:table-cell table:style-name="ce24" table:formula="of:=VARP([.J6:.J10])" office:value-type="float" office:value="0.0000564971024">
            <text:p>5.65E-05</text:p>
          </table:table-cell>
          <table:table-cell table:style-name="ce24" table:formula="of:=VARP([.K6:.K10])" office:value-type="float" office:value="0.000000114342999696">
            <text:p>1.14E-07</text:p>
          </table:table-cell>
          <table:table-cell table:style-name="ce24" table:formula="of:=VARP([.L6:.L10])" office:value-type="float" office:value="0.000002252143220824">
            <text:p>2.25E-06</text:p>
          </table:table-cell>
          <table:table-cell table:style-name="ce24" table:formula="of:=VARP([.M6:.M10])" office:value-type="float" office:value="0.0000000412748404159999">
            <text:p>4.13E-08</text:p>
          </table:table-cell>
          <table:table-cell table:style-name="ce24" table:formula="of:=VARP([.N6:.N10])" office:value-type="float" office:value="0.00000050378489496">
            <text:p>5.04E-07</text:p>
          </table:table-cell>
          <table:table-cell table:style-name="ce24" table:formula="of:=VARP([.O6:.O10])" office:value-type="float" office:value="0.0000067027317776">
            <text:p>6.70E-06</text:p>
          </table:table-cell>
          <table:table-cell table:style-name="ce24" table:formula="of:=VARP([.P6:.P10])" office:value-type="float" office:value="0.0000000721098931840002">
            <text:p>7.21E-08</text:p>
          </table:table-cell>
          <table:table-cell table:style-name="ce24" table:formula="of:=VARP([.Q6:.Q10])" office:value-type="float" office:value="0.00000300949378">
            <text:p>3.01E-06</text:p>
          </table:table-cell>
          <table:table-cell table:style-name="ce24" table:formula="of:=VARP([.R6:.R10])" office:value-type="float" office:value="0.0000657795731824">
            <text:p>6.58E-05</text:p>
          </table:table-cell>
          <table:table-cell table:style-name="ce24" table:formula="of:=VARP([.S6:.S10])" office:value-type="float" office:value="0.0000004287177064">
            <text:p>4.29E-07</text:p>
          </table:table-cell>
          <table:table-cell table:style-name="ce24" table:formula="of:=VARP([.T6:.T10])" office:value-type="float" office:value="0.0000000530467779040001">
            <text:p>5.30E-08</text:p>
          </table:table-cell>
          <table:table-cell table:style-name="ce24" table:formula="of:=VARP([.U6:.U10])" office:value-type="float" office:value="0.000003584820938464">
            <text:p>3.58E-06</text:p>
          </table:table-cell>
          <table:table-cell table:style-name="ce24" table:formula="of:=VARP([.V6:.V10])" office:value-type="float" office:value="0.000000223881597976">
            <text:p>2.24E-07</text:p>
          </table:table-cell>
          <table:table-cell table:style-name="ce24" table:formula="of:=VARP([.W6:.W10])" office:value-type="float" office:value="0.000000044789504944">
            <text:p>4.48E-08</text:p>
          </table:table-cell>
          <table:table-cell table:style-name="ce24" table:formula="of:=VARP([.X6:.X10])" office:value-type="float" office:value="0.0000045691047984">
            <text:p>4.57E-06</text:p>
          </table:table-cell>
          <table:table-cell table:style-name="ce24" table:formula="of:=VARP([.Y6:.Y10])" office:value-type="float" office:value="0.0000000539616375999999">
            <text:p>5.40E-08</text:p>
          </table:table-cell>
          <table:table-cell table:style-name="ce24" table:formula="of:=VARP([.Z6:.Z10])" office:value-type="float" office:value="0.00000000657039182400001">
            <text:p>6.57E-09</text:p>
          </table:table-cell>
          <table:table-cell table:style-name="ce24" table:formula="of:=VARP([.AA6:.AA10])" office:value-type="float" office:value="0.0000418740960136">
            <text:p>4.19E-05</text:p>
          </table:table-cell>
          <table:table-cell table:style-name="ce24" table:formula="of:=VARP([.AB6:.AB10])" office:value-type="float" office:value="0.0000034851901304">
            <text:p>3.49E-06</text:p>
          </table:table-cell>
          <table:table-cell table:style-name="ce24" table:formula="of:=VARP([.AC6:.AC10])" office:value-type="float" office:value="0">
            <text:p>#DIV/0!</text:p>
          </table:table-cell>
          <table:table-cell table:style-name="ce24" table:formula="of:=VARP([.AD6:.AD10])" office:value-type="float" office:value="0.00000000284159270399997">
            <text:p>2.84E-09</text:p>
          </table:table-cell>
          <table:table-cell table:style-name="ce24" table:formula="of:=VARP([.AE6:.AE10])" office:value-type="float" office:value="0.0000000173292263999997">
            <text:p>1.73E-08</text:p>
          </table:table-cell>
          <table:table-cell table:style-name="ce24" table:formula="of:=VARP([.AF6:.AF10])" office:value-type="float" office:value="0.0000000276363639999999">
            <text:p>2.76E-08</text:p>
          </table:table-cell>
          <table:table-cell table:style-name="ce24" table:formula="of:=VARP([.AG6:.AG10])" office:value-type="float" office:value="0.00000000556833760000008">
            <text:p>5.57E-09</text:p>
          </table:table-cell>
          <table:table-cell table:style-name="ce24" table:formula="of:=VARP([.AH6:.AH10])" office:value-type="float" office:value="0.00000328000834159999">
            <text:p>3.28E-06</text:p>
          </table:table-cell>
          <table:table-cell table:style-name="ce24" table:formula="of:=VARP([.AI6:.AI10])" office:value-type="float" office:value="0.0000020646729656">
            <text:p>2.06E-06</text:p>
          </table:table-cell>
          <table:table-cell table:style-name="ce24" table:formula="of:=VARP([.AJ6:.AJ10])" office:value-type="float" office:value="0.0000013389222184">
            <text:p>1.34E-06</text:p>
          </table:table-cell>
          <table:table-cell table:style-name="ce24" table:formula="of:=VARP([.AK6:.AK10])" office:value-type="float" office:value="0.00028777588136">
            <text:p>2.88E-04</text:p>
          </table:table-cell>
          <table:table-cell table:style-name="ce24" table:formula="of:=VARP([.AL6:.AL10])" office:value-type="float" office:value="0.0006850619876">
            <text:p>6.85E-04</text:p>
          </table:table-cell>
          <table:table-cell table:style-name="ce24" table:formula="of:=VARP([.AM6:.AM10])" office:value-type="float" office:value="0.000000188442801504">
            <text:p>1.88E-07</text:p>
          </table:table-cell>
          <table:table-cell table:style-name="ce24" table:formula="of:=VARP([.AN6:.AN10])" office:value-type="float" office:value="0.0000017938367376">
            <text:p>1.79E-06</text:p>
          </table:table-cell>
          <table:table-cell table:style-name="ce24" table:formula="of:=VARP([.AO6:.AO10])" office:value-type="float" office:value="0.0000000642266804000001">
            <text:p>6.42E-08</text:p>
          </table:table-cell>
          <table:table-cell table:style-name="ce24" table:formula="of:=VARP([.AP6:.AP10])" office:value-type="float" office:value="0.000000326161757624">
            <text:p>3.26E-07</text:p>
          </table:table-cell>
          <table:table-cell table:style-name="ce24" table:formula="of:=VARP([.AQ6:.AQ10])" office:value-type="float" office:value="0.0000052065474976">
            <text:p>5.21E-06</text:p>
          </table:table-cell>
          <table:table-cell table:style-name="ce24" table:formula="of:=VARP([.AR6:.AR10])" office:value-type="float" office:value="0.000000078583887904">
            <text:p>7.86E-08</text:p>
          </table:table-cell>
          <table:table-cell table:style-name="ce24" table:formula="of:=VARP([.AS6:.AS10])" office:value-type="float" office:value="0.000000488870173600001">
            <text:p>4.89E-07</text:p>
          </table:table-cell>
          <table:table-cell table:style-name="ce24" table:formula="of:=VARP([.AT6:.AT10])" office:value-type="float" office:value="0.0000706321455544">
            <text:p>7.06E-05</text:p>
          </table:table-cell>
          <table:table-cell table:style-name="ce24" table:formula="of:=VARP([.AU6:.AU10])" office:value-type="float" office:value="0.0000004422142376">
            <text:p>4.42E-07</text:p>
          </table:table-cell>
          <table:table-cell table:style-name="ce24" table:formula="of:=VARP([.AV6:.AV10])" office:value-type="float" office:value="0.000000065921427784">
            <text:p>6.59E-08</text:p>
          </table:table-cell>
          <table:table-cell table:style-name="ce24" table:formula="of:=VARP([.AW6:.AW10])" office:value-type="float" office:value="0.000004441141227904">
            <text:p>4.44E-06</text:p>
          </table:table-cell>
          <table:table-cell table:style-name="ce24" table:formula="of:=VARP([.AX6:.AX10])" office:value-type="float" office:value="0.0000004108381696">
            <text:p>4.11E-07</text:p>
          </table:table-cell>
          <table:table-cell table:style-name="ce24" table:formula="of:=VARP([.AY6:.AY10])" office:value-type="float" office:value="0.00000001977611984">
            <text:p>1.98E-08</text:p>
          </table:table-cell>
          <table:table-cell table:style-name="ce24" table:formula="of:=VARP([.AZ6:.AZ10])" office:value-type="float" office:value="0.0000049048037384">
            <text:p>4.90E-06</text:p>
          </table:table-cell>
          <table:table-cell table:style-name="ce24" table:formula="of:=VARP([.BA6:.BA10])" office:value-type="float" office:value="0.0000002860614976">
            <text:p>2.86E-07</text:p>
          </table:table-cell>
          <table:table-cell table:style-name="ce24" table:formula="of:=VARP([.BB6:.BB10])" office:value-type="float" office:value="0.000000318704402336">
            <text:p>3.19E-07</text:p>
          </table:table-cell>
          <table:table-cell table:style-name="ce24" table:formula="of:=VARP([.BC6:.BC10])" office:value-type="float" office:value="0.0000258214035336">
            <text:p>2.58E-05</text:p>
          </table:table-cell>
          <table:table-cell table:style-name="ce24" table:formula="of:=VARP([.BD6:.BD10])" office:value-type="float" office:value="0.000013854297316">
            <text:p>1.39E-05</text:p>
          </table:table-cell>
          <table:table-cell table:style-name="ce24" table:formula="of:=VARP([.BE6:.BE10])" office:value-type="float" office:value="0">
            <text:p>#DIV/0!</text:p>
          </table:table-cell>
          <table:table-cell table:style-name="ce24" table:formula="of:=VARP([.BF6:.BF10])" office:value-type="float" office:value="0.000000030985354776">
            <text:p>3.10E-08</text:p>
          </table:table-cell>
          <table:table-cell table:style-name="ce24" table:formula="of:=VARP([.BG6:.BG10])" office:value-type="float" office:value="0.000000245228244">
            <text:p>2.45E-07</text:p>
          </table:table-cell>
          <table:table-cell table:style-name="ce24" table:formula="of:=VARP([.BH6:.BH10])" office:value-type="float" office:value="0.0000000934708976000001">
            <text:p>9.35E-08</text:p>
          </table:table-cell>
          <table:table-cell table:style-name="ce24" table:formula="of:=VARP([.BI6:.BI10])" office:value-type="float" office:value="0.0000000527509480000001">
            <text:p>5.28E-08</text:p>
          </table:table-cell>
          <table:table-cell table:style-name="ce24" table:formula="of:=VARP([.BJ6:.BJ10])" office:value-type="float" office:value="0.0000058775711944">
            <text:p>5.88E-06</text:p>
          </table:table-cell>
          <table:table-cell table:style-name="ce24" table:formula="of:=VARP([.BK6:.BK10])" office:value-type="float" office:value="0.000004294383632">
            <text:p>4.29E-06</text:p>
          </table:table-cell>
          <table:table-cell table:style-name="ce24" table:formula="of:=VARP([.BL6:.BL10])" office:value-type="float" office:value="0.000000951771314400003">
            <text:p>9.52E-07</text:p>
          </table:table-cell>
          <table:table-cell table:style-name="ce24" table:formula="of:=VARP([.BM6:.BM10])" office:value-type="float" office:value="0.00041792346256">
            <text:p>4.18E-04</text:p>
          </table:table-cell>
          <table:table-cell table:style-name="ce24" table:formula="of:=VARP([.BN6:.BN10])" office:value-type="float" office:value="0.00128859935064">
            <text:p>1.29E-03</text:p>
          </table:table-cell>
          <table:table-cell table:style-name="ce24" table:formula="of:=VARP([.BO6:.BO10])" office:value-type="float" office:value="0.000000184622263304">
            <text:p>1.85E-07</text:p>
          </table:table-cell>
          <table:table-cell table:style-name="ce24" table:formula="of:=VARP([.BP6:.BP10])" office:value-type="float" office:value="0.0000015475545704">
            <text:p>1.55E-06</text:p>
          </table:table-cell>
          <table:table-cell table:style-name="ce24" table:formula="of:=VARP([.BQ6:.BQ10])" office:value-type="float" office:value="0.0000000846383099199999">
            <text:p>8.46E-08</text:p>
          </table:table-cell>
          <table:table-cell table:style-name="ce24" table:formula="of:=VARP([.BR6:.BR10])" office:value-type="float" office:value="0.0000000698916539440001">
            <text:p>6.99E-08</text:p>
          </table:table-cell>
          <table:table-cell table:style-name="ce24" table:formula="of:=VARP([.BS6:.BS10])" office:value-type="float" office:value="0.0000001845941816">
            <text:p>1.85E-07</text:p>
          </table:table-cell>
          <table:table-cell table:style-name="ce24" table:formula="of:=VARP([.BT6:.BT10])" office:value-type="float" office:value="0.0000000781556781759998">
            <text:p>7.82E-08</text:p>
          </table:table-cell>
          <table:table-cell table:style-name="ce24" table:formula="of:=VARP([.BU6:.BU10])" office:value-type="float" office:value="0.000001008679468">
            <text:p>1.01E-06</text:p>
          </table:table-cell>
          <table:table-cell table:style-name="ce24" table:formula="of:=VARP([.BV6:.BV10])" office:value-type="float" office:value="0.0000466792817216">
            <text:p>4.67E-05</text:p>
          </table:table-cell>
          <table:table-cell table:style-name="ce24" table:formula="of:=VARP([.BW6:.BW10])" office:value-type="float" office:value="0.000000324730428">
            <text:p>3.25E-07</text:p>
          </table:table-cell>
          <table:table-cell table:style-name="ce24" table:formula="of:=VARP([.BX6:.BX10])" office:value-type="float" office:value="0.000000446993955496">
            <text:p>4.47E-07</text:p>
          </table:table-cell>
          <table:table-cell table:style-name="ce24" table:formula="of:=VARP([.BY6:.BY10])" office:value-type="float" office:value="0.000005821278531664">
            <text:p>5.82E-06</text:p>
          </table:table-cell>
          <table:table-cell table:style-name="ce24" table:formula="of:=VARP([.BZ6:.BZ10])" office:value-type="float" office:value="0.0000041644108864">
            <text:p>4.16E-06</text:p>
          </table:table-cell>
          <table:table-cell table:style-name="ce24" table:formula="of:=VARP([.CA6:.CA10])" office:value-type="float" office:value="0.000000377360894184">
            <text:p>3.77E-07</text:p>
          </table:table-cell>
          <table:table-cell table:style-name="ce24" table:formula="of:=VARP([.CB6:.CB10])" office:value-type="float" office:value="0.00000393115164">
            <text:p>3.93E-06</text:p>
          </table:table-cell>
          <table:table-cell table:style-name="ce24" table:formula="of:=VARP([.CC6:.CC10])" office:value-type="float" office:value="0.0000043922026976">
            <text:p>4.39E-06</text:p>
          </table:table-cell>
          <table:table-cell table:style-name="ce24" table:formula="of:=VARP([.CD6:.CD10])" office:value-type="float" office:value="0.00000026670908236">
            <text:p>2.67E-07</text:p>
          </table:table-cell>
          <table:table-cell table:style-name="ce24" table:formula="of:=VARP([.CE6:.CE10])" office:value-type="float" office:value="0.0000242720609576">
            <text:p>2.43E-05</text:p>
          </table:table-cell>
          <table:table-cell table:style-name="ce24" table:formula="of:=VARP([.CF6:.CF10])" office:value-type="float" office:value="0.00006367844288">
            <text:p>6.37E-05</text:p>
          </table:table-cell>
          <table:table-cell table:style-name="ce24" table:formula="of:=VARP([.CG6:.CG10])" office:value-type="float" office:value="0">
            <text:p>#DIV/0!</text:p>
          </table:table-cell>
          <table:table-cell table:style-name="ce24" table:formula="of:=VARP([.CH6:.CH10])" office:value-type="float" office:value="0.00000005642147716">
            <text:p>5.64E-08</text:p>
          </table:table-cell>
          <table:table-cell table:style-name="ce24" table:formula="of:=VARP([.CI6:.CI10])" office:value-type="float" office:value="0.000000765483699999999">
            <text:p>7.65E-07</text:p>
          </table:table-cell>
          <table:table-cell table:style-name="ce24" table:formula="of:=VARP([.CJ6:.CJ10])" office:value-type="float" office:value="0.000000559339378399999">
            <text:p>5.59E-07</text:p>
          </table:table-cell>
          <table:table-cell table:style-name="ce24" table:formula="of:=VARP([.CK6:.CK10])" office:value-type="float" office:value="0.0000001857388904">
            <text:p>1.86E-07</text:p>
          </table:table-cell>
          <table:table-cell table:style-name="ce24" table:formula="of:=VARP([.CL6:.CL10])" office:value-type="float" office:value="0.000011962915184">
            <text:p>1.20E-05</text:p>
          </table:table-cell>
          <table:table-cell table:style-name="ce24" table:formula="of:=VARP([.CM6:.CM10])" office:value-type="float" office:value="0.000013514863884">
            <text:p>1.35E-05</text:p>
          </table:table-cell>
          <table:table-cell table:style-name="ce24" table:formula="of:=VARP([.CN6:.CN10])" office:value-type="float" office:value="0.000001491060208">
            <text:p>1.49E-06</text:p>
          </table:table-cell>
          <table:table-cell table:style-name="ce24" table:formula="of:=VARP([.CO6:.CO10])" office:value-type="float" office:value="0.00116722574216">
            <text:p>1.17E-03</text:p>
          </table:table-cell>
          <table:table-cell table:style-name="ce24" table:formula="of:=VARP([.CP6:.CP10])" office:value-type="float" office:value="0.00332008863096">
            <text:p>3.32E-03</text:p>
          </table:table-cell>
          <table:table-cell table:style-name="ce24" table:formula="of:=VARP([.CQ6:.CQ10])" office:value-type="float" office:value="0.000000185185269336">
            <text:p>1.85E-07</text:p>
          </table:table-cell>
          <table:table-cell table:style-name="ce24" table:formula="of:=VARP([.CR6:.CR10])" office:value-type="float" office:value="0.0000016752619976">
            <text:p>1.68E-06</text:p>
          </table:table-cell>
          <table:table-cell table:style-name="ce24" table:formula="of:=VARP([.CS6:.CS10])" office:value-type="float" office:value="0.000000051781634144">
            <text:p>5.18E-08</text:p>
          </table:table-cell>
          <table:table-cell table:style-name="ce24" table:formula="of:=VARP([.CT6:.CT10])" office:value-type="float" office:value="0.000000331258752944">
            <text:p>3.31E-07</text:p>
          </table:table-cell>
          <table:table-cell table:style-name="ce24" table:formula="of:=VARP([.CU6:.CU10])" office:value-type="float" office:value="0.0000023825987656">
            <text:p>2.38E-06</text:p>
          </table:table-cell>
          <table:table-cell table:style-name="ce24" table:formula="of:=VARP([.CV6:.CV10])" office:value-type="float" office:value="0.0000001601832584">
            <text:p>1.60E-07</text:p>
          </table:table-cell>
          <table:table-cell table:style-name="ce24" table:formula="of:=VARP([.CW6:.CW10])" office:value-type="float" office:value="0.0000039257028864">
            <text:p>3.93E-06</text:p>
          </table:table-cell>
          <table:table-cell table:style-name="ce24" table:formula="of:=VARP([.CX6:.CX10])" office:value-type="float" office:value="0.00003319649918">
            <text:p>3.32E-05</text:p>
          </table:table-cell>
          <table:table-cell table:style-name="ce24" table:formula="of:=VARP([.CY6:.CY10])" office:value-type="float" office:value="0.0000031724157976">
            <text:p>3.17E-06</text:p>
          </table:table-cell>
          <table:table-cell table:style-name="ce24" table:formula="of:=VARP([.CZ6:.CZ10])" office:value-type="float" office:value="0.000000235164119024">
            <text:p>2.35E-07</text:p>
          </table:table-cell>
          <table:table-cell table:style-name="ce24" table:formula="of:=VARP([.DA6:.DA10])" office:value-type="float" office:value="0.0000039382796344">
            <text:p>3.94E-06</text:p>
          </table:table-cell>
          <table:table-cell table:style-name="ce24" table:formula="of:=VARP([.DB6:.DB10])" office:value-type="float" office:value="0.0000048341966176">
            <text:p>4.83E-06</text:p>
          </table:table-cell>
          <table:table-cell table:style-name="ce24" table:formula="of:=VARP([.DC6:.DC10])" office:value-type="float" office:value="0.00000020931581568">
            <text:p>2.09E-07</text:p>
          </table:table-cell>
          <table:table-cell table:style-name="ce24" table:formula="of:=VARP([.DD6:.DD10])" office:value-type="float" office:value="0.0000025772692424">
            <text:p>2.58E-06</text:p>
          </table:table-cell>
          <table:table-cell table:style-name="ce24" table:formula="of:=VARP([.DE6:.DE10])" office:value-type="float" office:value="0.0000078497969616">
            <text:p>7.85E-06</text:p>
          </table:table-cell>
          <table:table-cell table:style-name="ce24" table:formula="of:=VARP([.DF6:.DF10])" office:value-type="float" office:value="0.000001112383492896">
            <text:p>1.11E-06</text:p>
          </table:table-cell>
          <table:table-cell table:style-name="ce24" table:formula="of:=VARP([.DG6:.DG10])" office:value-type="float" office:value="0.0000116191078584">
            <text:p>1.16E-05</text:p>
          </table:table-cell>
          <table:table-cell table:style-name="ce24" table:formula="of:=VARP([.DH6:.DH10])" office:value-type="float" office:value="0.0000553808165096">
            <text:p>5.54E-05</text:p>
          </table:table-cell>
          <table:table-cell table:style-name="ce24" table:formula="of:=VARP([.DI6:.DI10])" office:value-type="float" office:value="0">
            <text:p>#DIV/0!</text:p>
          </table:table-cell>
          <table:table-cell table:style-name="ce24" table:formula="of:=VARP([.DJ6:.DJ10])" office:value-type="float" office:value="0.000000129862035736">
            <text:p>1.30E-07</text:p>
          </table:table-cell>
          <table:table-cell table:style-name="ce24" table:formula="of:=VARP([.DK6:.DK10])" office:value-type="float" office:value="0.000000855815705599998">
            <text:p>8.56E-07</text:p>
          </table:table-cell>
          <table:table-cell table:style-name="ce24" table:formula="of:=VARP([.DL6:.DL10])" office:value-type="float" office:value="0.0000011320840744">
            <text:p>1.13E-06</text:p>
          </table:table-cell>
          <table:table-cell table:style-name="ce24" table:formula="of:=VARP([.DM6:.DM10])" office:value-type="float" office:value="0.0000002778353144">
            <text:p>2.78E-07</text:p>
          </table:table-cell>
          <table:table-cell table:style-name="ce24" table:formula="of:=VARP([.DN6:.DN10])" office:value-type="float" office:value="0.000017004761908">
            <text:p>1.70E-05</text:p>
          </table:table-cell>
          <table:table-cell table:style-name="ce24" table:formula="of:=VARP([.DO6:.DO10])" office:value-type="float" office:value="0.0000150513897144">
            <text:p>1.51E-05</text:p>
          </table:table-cell>
          <table:table-cell table:style-name="ce24" table:formula="of:=VARP([.DP6:.DP10])" office:value-type="float" office:value="0.00000365790343040001">
            <text:p>3.66E-06</text:p>
          </table:table-cell>
          <table:table-cell table:style-name="ce24" table:formula="of:=VARP([.DQ6:.DQ10])" office:value-type="float" office:value="0.00122942548864">
            <text:p>1.23E-03</text:p>
          </table:table-cell>
          <table:table-cell table:style-name="ce24" table:formula="of:=VARP([.DR6:.DR10])" office:value-type="float" office:value="0.00372034857144">
            <text:p>3.72E-03</text:p>
          </table:table-cell>
          <table:table-cell table:style-name="ce24" table:formula="of:=VARP([.DS6:.DS10])" office:value-type="float" office:value="0.0000035143990056">
            <text:p>3.51E-06</text:p>
          </table:table-cell>
          <table:table-cell table:style-name="ce24" table:formula="of:=VARP([.DT6:.DT10])" office:value-type="float" office:value="0.0000259102446936">
            <text:p>2.59E-05</text:p>
          </table:table-cell>
          <table:table-cell table:style-name="ce24" table:formula="of:=VARP([.DU6:.DU10])" office:value-type="float" office:value="0.000001430111939616">
            <text:p>1.43E-06</text:p>
          </table:table-cell>
          <table:table-cell table:style-name="ce24" table:formula="of:=VARP([.DV6:.DV10])" office:value-type="float" office:value="0.000003414582126784">
            <text:p>3.41E-06</text:p>
          </table:table-cell>
          <table:table-cell table:style-name="ce24" table:formula="of:=VARP([.DW6:.DW10])" office:value-type="float" office:value="0.0000247434782296">
            <text:p>2.47E-05</text:p>
          </table:table-cell>
          <table:table-cell table:style-name="ce24" table:formula="of:=VARP([.DX6:.DX10])" office:value-type="float" office:value="0.0000014160350184">
            <text:p>1.42E-06</text:p>
          </table:table-cell>
          <table:table-cell table:style-name="ce24" table:formula="of:=VARP([.DY6:.DY10])" office:value-type="float" office:value="0.0000118593694504">
            <text:p>1.19E-05</text:p>
          </table:table-cell>
          <table:table-cell table:style-name="ce24" table:formula="of:=VARP([.DZ6:.DZ10])" office:value-type="float" office:value="0.0000449852485016">
            <text:p>4.50E-05</text:p>
          </table:table-cell>
          <table:table-cell table:style-name="ce24" table:formula="of:=VARP([.EA6:.EA10])" office:value-type="float" office:value="0.0000017359403936">
            <text:p>1.74E-06</text:p>
          </table:table-cell>
          <table:table-cell table:style-name="ce24" table:formula="of:=VARP([.EB6:.EB10])" office:value-type="float" office:value="0.000001516373578776">
            <text:p>1.52E-06</text:p>
          </table:table-cell>
          <table:table-cell table:style-name="ce24" table:formula="of:=VARP([.EC6:.EC10])" office:value-type="float" office:value="0.0000032365786984">
            <text:p>3.24E-06</text:p>
          </table:table-cell>
          <table:table-cell table:style-name="ce24" table:formula="of:=VARP([.ED6:.ED10])" office:value-type="float" office:value="0.0000177515077544">
            <text:p>1.78E-05</text:p>
          </table:table-cell>
          <table:table-cell table:style-name="ce24" table:formula="of:=VARP([.EE6:.EE10])" office:value-type="float" office:value="0.000001552755511256">
            <text:p>1.55E-06</text:p>
          </table:table-cell>
          <table:table-cell table:style-name="ce24" table:formula="of:=VARP([.EF6:.EF10])" office:value-type="float" office:value="0.000003314684948">
            <text:p>3.31E-06</text:p>
          </table:table-cell>
          <table:table-cell table:style-name="ce24" table:formula="of:=VARP([.EG6:.EG10])" office:value-type="float" office:value="0.0000249804727144">
            <text:p>2.50E-05</text:p>
          </table:table-cell>
          <table:table-cell table:style-name="ce24" table:formula="of:=VARP([.EH6:.EH10])" office:value-type="float" office:value="0.0000050363680544">
            <text:p>5.04E-06</text:p>
          </table:table-cell>
          <table:table-cell table:style-name="ce24" table:formula="of:=VARP([.EI6:.EI10])" office:value-type="float" office:value="0.000040588210732">
            <text:p>4.06E-05</text:p>
          </table:table-cell>
          <table:table-cell table:style-name="ce24" table:formula="of:=VARP([.EJ6:.EJ10])" office:value-type="float" office:value="0.0000739896659816">
            <text:p>7.40E-05</text:p>
          </table:table-cell>
          <table:table-cell table:style-name="ce24" table:formula="of:=VARP([.EK6:.EK10])" office:value-type="float" office:value="0">
            <text:p>#DIV/0!</text:p>
          </table:table-cell>
          <table:table-cell table:style-name="ce24" table:formula="of:=VARP([.EL6:.EL10])" office:value-type="float" office:value="0.000000135031404296">
            <text:p>1.35E-07</text:p>
          </table:table-cell>
          <table:table-cell table:style-name="ce24" table:formula="of:=VARP([.EM6:.EM10])" office:value-type="float" office:value="0.0000003759589176">
            <text:p>3.76E-07</text:p>
          </table:table-cell>
          <table:table-cell table:style-name="ce24" table:formula="of:=VARP([.EN6:.EN10])" office:value-type="float" office:value="0.0000014383919936">
            <text:p>1.44E-06</text:p>
          </table:table-cell>
          <table:table-cell table:style-name="ce24" table:formula="of:=VARP([.EO6:.EO10])" office:value-type="float" office:value="0.0000007682474696">
            <text:p>7.68E-07</text:p>
          </table:table-cell>
          <table:table-cell table:style-name="ce24" table:formula="of:=VARP([.EP6:.EP10])" office:value-type="float" office:value="0.0000105365512296">
            <text:p>1.05E-05</text:p>
          </table:table-cell>
          <table:table-cell table:style-name="ce24" table:formula="of:=VARP([.EQ6:.EQ10])" office:value-type="float" office:value="0.00005092453806">
            <text:p>5.09E-05</text:p>
          </table:table-cell>
          <table:table-cell table:style-name="ce24" table:formula="of:=VARP([.ER6:.ER10])" office:value-type="float" office:value="0.00005903244686">
            <text:p>5.90E-05</text:p>
          </table:table-cell>
          <table:table-cell table:style-name="ce24" table:formula="of:=VARP([.ES6:.ES10])" office:value-type="float" office:value="0.000810717371600001">
            <text:p>8.11E-04</text:p>
          </table:table-cell>
          <table:table-cell table:style-name="ce24" table:formula="of:=VARP([.ET6:.ET10])" office:value-type="float" office:value="0.01369013026696">
            <text:p>1.37E-02</text:p>
          </table:table-cell>
          <table:table-cell table:style-name="ce24" table:formula="of:=VARP([.EU6:.EU10])" office:value-type="float" office:value="0.000003631679526736">
            <text:p>3.63E-06</text:p>
          </table:table-cell>
          <table:table-cell table:style-name="ce24" table:formula="of:=VARP([.EV6:.EV10])" office:value-type="float" office:value="0.0000209716836896">
            <text:p>2.10E-05</text:p>
          </table:table-cell>
          <table:table-cell table:style-name="ce24" table:formula="of:=VARP([.EW6:.EW10])" office:value-type="float" office:value="0.0000011434599984">
            <text:p>1.14E-06</text:p>
          </table:table-cell>
          <table:table-cell table:style-name="ce24" table:formula="of:=VARP([.EX6:.EX10])" office:value-type="float" office:value="0.0000044498400184">
            <text:p>4.45E-06</text:p>
          </table:table-cell>
          <table:table-cell table:style-name="ce24" table:formula="of:=VARP([.EY6:.EY10])" office:value-type="float" office:value="0.0000247604575376">
            <text:p>2.48E-05</text:p>
          </table:table-cell>
          <table:table-cell table:style-name="ce24" table:formula="of:=VARP([.EZ6:.EZ10])" office:value-type="float" office:value="0.0000006246049576">
            <text:p>6.25E-07</text:p>
          </table:table-cell>
          <table:table-cell table:style-name="ce24" table:formula="of:=VARP([.FA6:.FA10])" office:value-type="float" office:value="0.0000130034746816">
            <text:p>1.30E-05</text:p>
          </table:table-cell>
          <table:table-cell table:style-name="ce24" table:formula="of:=VARP([.FB6:.FB10])" office:value-type="float" office:value="0.000033726551192">
            <text:p>3.37E-05</text:p>
          </table:table-cell>
          <table:table-cell table:style-name="ce24" table:formula="of:=VARP([.FC6:.FC10])" office:value-type="float" office:value="0.000000619846986400001">
            <text:p>6.20E-07</text:p>
          </table:table-cell>
          <table:table-cell table:style-name="ce24" table:formula="of:=VARP([.FD6:.FD10])" office:value-type="float" office:value="0.0000006937509656">
            <text:p>6.94E-07</text:p>
          </table:table-cell>
          <table:table-cell table:style-name="ce24" table:formula="of:=VARP([.FE6:.FE10])" office:value-type="float" office:value="0.000056897180308">
            <text:p>5.69E-05</text:p>
          </table:table-cell>
          <table:table-cell table:style-name="ce24" table:formula="of:=VARP([.FF6:.FF10])" office:value-type="float" office:value="0.0000275704348824">
            <text:p>2.76E-05</text:p>
          </table:table-cell>
          <table:table-cell table:style-name="ce24" table:formula="of:=VARP([.FG6:.FG10])" office:value-type="float" office:value="0.000000593685853600001">
            <text:p>5.94E-07</text:p>
          </table:table-cell>
          <table:table-cell table:style-name="ce24" table:formula="of:=VARP([.FH6:.FH10])" office:value-type="float" office:value="0.00006180137006">
            <text:p>6.18E-05</text:p>
          </table:table-cell>
          <table:table-cell table:style-name="ce24" table:formula="of:=VARP([.FI6:.FI10])" office:value-type="float" office:value="0.0000390550649256">
            <text:p>3.91E-05</text:p>
          </table:table-cell>
          <table:table-cell table:style-name="ce24" table:formula="of:=VARP([.FJ6:.FJ10])" office:value-type="float" office:value="0.0000014997369664">
            <text:p>1.50E-06</text:p>
          </table:table-cell>
          <table:table-cell table:style-name="ce24" table:formula="of:=VARP([.FK6:.FK10])" office:value-type="float" office:value="0.0002307088685416">
            <text:p>2.31E-04</text:p>
          </table:table-cell>
          <table:table-cell table:style-name="ce24" table:formula="of:=VARP([.FL6:.FL10])" office:value-type="float" office:value="0.000128833250992">
            <text:p>1.29E-04</text:p>
          </table:table-cell>
          <table:table-cell table:style-name="ce53" table:number-columns-repeated="853"/>
          <table:table-cell table:number-columns-repeated="3"/>
        </table:table-row>
        <table:table-row table:style-name="ro2">
          <table:table-cell table:style-name="ce8"/>
          <table:table-cell table:style-name="ce18"/>
          <table:table-cell table:style-name="Default" table:number-columns-repeated="2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Default" table:number-columns-repeated="3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ce18"/>
          <table:table-cell table:style-name="Default" table:number-columns-repeated="2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9" office:value-type="string">
            <text:p>Mean values for figures:</text:p>
          </table:table-cell>
          <table:table-cell table:style-name="ce25"/>
          <table:table-cell table:style-name="ce31"/>
          <table:table-cell table:style-name="Default"/>
          <table:table-cell table:style-name="ce25"/>
          <table:table-cell table:style-name="ce31" table:number-columns-repeated="2"/>
          <table:table-cell table:style-name="ce25"/>
          <table:table-cell table:style-name="ce31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0" office:value-type="string">
            <text:p>perturbation</text:p>
          </table:table-cell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number-columns-repeated="996"/>
        </table:table-row>
        <table:table-row table:style-name="ro2">
          <table:table-cell table:style-name="ce11" office:value-type="string">
            <text:p>pert </text:p>
          </table:table-cell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 table:number-columns-repeated="996"/>
        </table:table-row>
        <table:table-row table:style-name="ro2">
          <table:table-cell table:style-name="Default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ce43"/>
          <table:table-cell table:number-columns-repeated="2"/>
          <table:table-cell table:style-name="ce22" table:number-columns-repeated="5"/>
          <table:table-cell table:style-name="ce39"/>
          <table:table-cell table:style-name="ce43"/>
          <table:table-cell table:style-name="ce22" table:number-columns-repeated="7"/>
          <table:table-cell table:style-name="ce39"/>
          <table:table-cell table:number-columns-repeated="996"/>
        </table:table-row>
        <table:table-row table:style-name="ro2">
          <table:table-cell table:style-name="ce12" office:value-type="float" office:value="0">
            <text:p>0.000000</text:p>
          </table:table-cell>
          <table:table-cell table:style-name="ce26" office:value-type="float" office:value="0.00651025">
            <text:p>0.006510</text:p>
          </table:table-cell>
          <table:table-cell table:style-name="ce26" office:value-type="float" office:value="0.0156387">
            <text:p>0.015639</text:p>
          </table:table-cell>
          <table:table-cell table:style-name="ce26" office:value-type="float" office:value="0.0103557">
            <text:p>0.010356</text:p>
          </table:table-cell>
          <table:table-cell table:style-name="ce26" office:value-type="float" office:value="0.0119465">
            <text:p>0.011947</text:p>
          </table:table-cell>
          <table:table-cell table:style-name="ce26" office:value-type="float" office:value="0.0617108">
            <text:p>0.061711</text:p>
          </table:table-cell>
          <table:table-cell table:style-name="ce26" office:value-type="float" office:value="0.0349686">
            <text:p>0.034969</text:p>
          </table:table-cell>
          <table:table-cell table:style-name="ce26" office:value-type="float" office:value="0.0622663">
            <text:p>0.062266</text:p>
          </table:table-cell>
          <table:table-cell table:style-name="ce26" office:value-type="float" office:value="0.663364">
            <text:p>0.663364</text:p>
          </table:table-cell>
          <table:table-cell table:style-name="ce40" office:value-type="float" office:value="0.323044">
            <text:p>0.323044</text:p>
          </table:table-cell>
          <table:table-cell table:style-name="ce44" office:value-type="float" office:value="0.00569806">
            <text:p>0.005698</text:p>
          </table:table-cell>
          <table:table-cell table:style-name="ce26" office:value-type="float" office:value="0.0110268">
            <text:p>0.011027</text:p>
          </table:table-cell>
          <table:table-cell table:style-name="ce26" office:value-type="float" office:value="0.00664387">
            <text:p>0.006644</text:p>
          </table:table-cell>
          <table:table-cell table:style-name="ce26" office:value-type="float" office:value="0.00780584">
            <text:p>0.007806</text:p>
          </table:table-cell>
          <table:table-cell table:style-name="ce26" office:value-type="float" office:value="0.0168379">
            <text:p>0.016838</text:p>
          </table:table-cell>
          <table:table-cell table:style-name="ce26" office:value-type="float" office:value="0.00848834">
            <text:p>0.008488</text:p>
          </table:table-cell>
          <table:table-cell table:style-name="ce26" office:value-type="float" office:value="0.0191456">
            <text:p>0.019146</text:p>
          </table:table-cell>
          <table:table-cell table:style-name="ce26" office:value-type="float" office:value="0.0481245">
            <text:p>0.048125</text:p>
          </table:table-cell>
          <table:table-cell table:style-name="ce40" office:value-type="float" office:value="0.0194905">
            <text:p>0.019491</text:p>
          </table:table-cell>
          <table:table-cell table:style-name="ce44" office:value-type="float" office:value="0.00225686">
            <text:p>0.002257</text:p>
          </table:table-cell>
          <table:table-cell table:style-name="ce26" office:value-type="float" office:value="0.00588144">
            <text:p>0.005881</text:p>
          </table:table-cell>
          <table:table-cell table:style-name="ce26" office:value-type="float" office:value="0.00762288">
            <text:p>0.007623</text:p>
          </table:table-cell>
          <table:table-cell table:style-name="ce26" office:value-type="float" office:value="0.00255535">
            <text:p>0.002555</text:p>
          </table:table-cell>
          <table:table-cell table:style-name="ce26" office:value-type="float" office:value="0.00916263">
            <text:p>0.009163</text:p>
          </table:table-cell>
          <table:table-cell table:style-name="ce26" office:value-type="float" office:value="0.0116772">
            <text:p>0.011677</text:p>
          </table:table-cell>
          <table:table-cell table:style-name="ce26" office:value-type="float" office:value="0.00512774">
            <text:p>0.005128</text:p>
          </table:table-cell>
          <table:table-cell table:style-name="ce26" office:value-type="float" office:value="0.0258042">
            <text:p>0.025804</text:p>
          </table:table-cell>
          <table:table-cell table:style-name="ce40" office:value-type="float" office:value="0.0302142">
            <text:p>0.030214</text:p>
          </table:table-cell>
          <table:table-cell table:number-columns-repeated="996"/>
        </table:table-row>
        <table:table-row table:style-name="ro2">
          <table:table-cell table:style-name="ce13" office:value-type="float" office:value="0.05">
            <text:p>0.050000</text:p>
          </table:table-cell>
          <table:table-cell table:style-name="ce26" table:formula="of:=[.B11]" office:value-type="float" office:value="0.00668388">
            <text:p>0.006684</text:p>
          </table:table-cell>
          <table:table-cell table:style-name="ce26" table:formula="of:=[.C11]" office:value-type="float" office:value="0.01620388">
            <text:p>0.016204</text:p>
          </table:table-cell>
          <table:table-cell table:style-name="ce26" table:formula="of:=[.D11]" office:value-type="float" office:value="0.01058716">
            <text:p>0.010587</text:p>
          </table:table-cell>
          <table:table-cell table:style-name="ce26" table:formula="of:=[.E11]" office:value-type="float" office:value="0.01230874">
            <text:p>0.012309</text:p>
          </table:table-cell>
          <table:table-cell table:style-name="ce26" table:formula="of:=[.F11]" office:value-type="float" office:value="0.06237884">
            <text:p>0.062379</text:p>
          </table:table-cell>
          <table:table-cell table:style-name="ce26" table:formula="of:=[.G11]" office:value-type="float" office:value="0.03538272">
            <text:p>0.035383</text:p>
          </table:table-cell>
          <table:table-cell table:style-name="ce26" table:formula="of:=[.H11]" office:value-type="float" office:value="0.06686532">
            <text:p>0.066865</text:p>
          </table:table-cell>
          <table:table-cell table:style-name="ce26" table:formula="of:=[.I11]" office:value-type="float" office:value="0.670469">
            <text:p>0.670469</text:p>
          </table:table-cell>
          <table:table-cell table:style-name="ce26" table:formula="of:=[.J11]" office:value-type="float" office:value="0.333836">
            <text:p>0.333836</text:p>
          </table:table-cell>
          <table:table-cell table:style-name="ce26" table:formula="of:=[.K11]" office:value-type="float" office:value="0.005068698">
            <text:p>0.005069</text:p>
          </table:table-cell>
          <table:table-cell table:style-name="ce26" table:formula="of:=[.L11]" office:value-type="float" office:value="0.008915554">
            <text:p>0.008916</text:p>
          </table:table-cell>
          <table:table-cell table:style-name="ce26" table:formula="of:=[.M11]" office:value-type="float" office:value="0.006430598">
            <text:p>0.006431</text:p>
          </table:table-cell>
          <table:table-cell table:style-name="ce26" table:formula="of:=[.N11]" office:value-type="float" office:value="0.0065256">
            <text:p>0.006526</text:p>
          </table:table-cell>
          <table:table-cell table:style-name="ce26" table:formula="of:=[.O11]" office:value-type="float" office:value="0.01302828">
            <text:p>0.013028</text:p>
          </table:table-cell>
          <table:table-cell table:style-name="ce26" table:formula="of:=[.P11]" office:value-type="float" office:value="0.008115394">
            <text:p>0.008115</text:p>
          </table:table-cell>
          <table:table-cell table:style-name="ce26" table:formula="of:=[.Q11]" office:value-type="float" office:value="0.0157578">
            <text:p>0.015758</text:p>
          </table:table-cell>
          <table:table-cell table:style-name="ce26" table:formula="of:=[.R11]" office:value-type="float" office:value="0.03577294">
            <text:p>0.035773</text:p>
          </table:table-cell>
          <table:table-cell table:style-name="ce26" table:formula="of:=[.S11]" office:value-type="float" office:value="0.01851874">
            <text:p>0.018519</text:p>
          </table:table-cell>
          <table:table-cell table:style-name="ce26" table:formula="of:=[.T11]" office:value-type="float" office:value="0.002935994">
            <text:p>0.002936</text:p>
          </table:table-cell>
          <table:table-cell table:style-name="ce26" table:formula="of:=[.U11]" office:value-type="float" office:value="0.009522534">
            <text:p>0.009523</text:p>
          </table:table-cell>
          <table:table-cell table:style-name="ce26" table:formula="of:=[.V11]" office:value-type="float" office:value="0.008478002">
            <text:p>0.008478</text:p>
          </table:table-cell>
          <table:table-cell table:style-name="ce26" table:formula="of:=[.W11]" office:value-type="float" office:value="0.003343634">
            <text:p>0.003344</text:p>
          </table:table-cell>
          <table:table-cell table:style-name="ce26" table:formula="of:=[.X11]" office:value-type="float" office:value="0.01339844">
            <text:p>0.013398</text:p>
          </table:table-cell>
          <table:table-cell table:style-name="ce26" table:formula="of:=[.Y11]" office:value-type="float" office:value="0.01187528">
            <text:p>0.011875</text:p>
          </table:table-cell>
          <table:table-cell table:style-name="ce26" table:formula="of:=[.Z11]" office:value-type="float" office:value="0.006422636">
            <text:p>0.006423</text:p>
          </table:table-cell>
          <table:table-cell table:style-name="ce26" table:formula="of:=[.AA11]" office:value-type="float" office:value="0.04055822">
            <text:p>0.040558</text:p>
          </table:table-cell>
          <table:table-cell table:style-name="ce26" table:formula="of:=[.AB11]" office:value-type="float" office:value="0.03133304">
            <text:p>0.031333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1">
            <text:p>0.100000</text:p>
          </table:table-cell>
          <table:table-cell table:style-name="ce26" table:formula="of:=[.AD11]" office:value-type="float" office:value="0.007130876">
            <text:p>0.007131</text:p>
          </table:table-cell>
          <table:table-cell table:style-name="ce26" table:formula="of:=[.AE11]" office:value-type="float" office:value="0.01707126">
            <text:p>0.017071</text:p>
          </table:table-cell>
          <table:table-cell table:style-name="ce26" table:formula="of:=[.AF11]" office:value-type="float" office:value="0.011367">
            <text:p>0.011367</text:p>
          </table:table-cell>
          <table:table-cell table:style-name="ce26" table:formula="of:=[.AG11]" office:value-type="float" office:value="0.01272408">
            <text:p>0.012724</text:p>
          </table:table-cell>
          <table:table-cell table:style-name="ce26" table:formula="of:=[.AH11]" office:value-type="float" office:value="0.06548448">
            <text:p>0.065484</text:p>
          </table:table-cell>
          <table:table-cell table:style-name="ce26" table:formula="of:=[.AI11]" office:value-type="float" office:value="0.03610392">
            <text:p>0.036104</text:p>
          </table:table-cell>
          <table:table-cell table:style-name="ce26" table:formula="of:=[.AJ11]" office:value-type="float" office:value="0.06887566">
            <text:p>0.068876</text:p>
          </table:table-cell>
          <table:table-cell table:style-name="ce26" table:formula="of:=[.AK11]" office:value-type="float" office:value="0.6927038">
            <text:p>0.692704</text:p>
          </table:table-cell>
          <table:table-cell table:style-name="ce26" table:formula="of:=[.AL11]" office:value-type="float" office:value="0.332612">
            <text:p>0.332612</text:p>
          </table:table-cell>
          <table:table-cell table:style-name="ce26" table:formula="of:=[.AM11]" office:value-type="float" office:value="0.006290606">
            <text:p>0.006291</text:p>
          </table:table-cell>
          <table:table-cell table:style-name="ce26" table:formula="of:=[.AN11]" office:value-type="float" office:value="0.01237952">
            <text:p>0.012380</text:p>
          </table:table-cell>
          <table:table-cell table:style-name="ce26" table:formula="of:=[.AO11]" office:value-type="float" office:value="0.00747068">
            <text:p>0.007471</text:p>
          </table:table-cell>
          <table:table-cell table:style-name="ce26" table:formula="of:=[.AP11]" office:value-type="float" office:value="0.007404846">
            <text:p>0.007405</text:p>
          </table:table-cell>
          <table:table-cell table:style-name="ce26" table:formula="of:=[.AQ11]" office:value-type="float" office:value="0.01572418">
            <text:p>0.015724</text:p>
          </table:table-cell>
          <table:table-cell table:style-name="ce26" table:formula="of:=[.AR11]" office:value-type="float" office:value="0.008894094">
            <text:p>0.008894</text:p>
          </table:table-cell>
          <table:table-cell table:style-name="ce26" table:formula="of:=[.AS11]" office:value-type="float" office:value="0.01533502">
            <text:p>0.015335</text:p>
          </table:table-cell>
          <table:table-cell table:style-name="ce26" table:formula="of:=[.AT11]" office:value-type="float" office:value="0.03906814">
            <text:p>0.039068</text:p>
          </table:table-cell>
          <table:table-cell table:style-name="ce26" table:formula="of:=[.AU11]" office:value-type="float" office:value="0.01983802">
            <text:p>0.019838</text:p>
          </table:table-cell>
          <table:table-cell table:style-name="ce26" table:formula="of:=[.AV11]" office:value-type="float" office:value="0.003922726">
            <text:p>0.003923</text:p>
          </table:table-cell>
          <table:table-cell table:style-name="ce26" table:formula="of:=[.AW11]" office:value-type="float" office:value="0.009999726">
            <text:p>0.010000</text:p>
          </table:table-cell>
          <table:table-cell table:style-name="ce26" table:formula="of:=[.AX11]" office:value-type="float" office:value="0.01098322">
            <text:p>0.010983</text:p>
          </table:table-cell>
          <table:table-cell table:style-name="ce26" table:formula="of:=[.AY11]" office:value-type="float" office:value="0.0042622">
            <text:p>0.004262</text:p>
          </table:table-cell>
          <table:table-cell table:style-name="ce26" table:formula="of:=[.AZ11]" office:value-type="float" office:value="0.01358684">
            <text:p>0.013587</text:p>
          </table:table-cell>
          <table:table-cell table:style-name="ce26" table:formula="of:=[.BA11]" office:value-type="float" office:value="0.01463702">
            <text:p>0.014637</text:p>
          </table:table-cell>
          <table:table-cell table:style-name="ce26" table:formula="of:=[.BB11]" office:value-type="float" office:value="0.007341708">
            <text:p>0.007342</text:p>
          </table:table-cell>
          <table:table-cell table:style-name="ce26" table:formula="of:=[.BC11]" office:value-type="float" office:value="0.03895378">
            <text:p>0.038954</text:p>
          </table:table-cell>
          <table:table-cell table:style-name="ce26" table:formula="of:=[.BD11]" office:value-type="float" office:value="0.033613">
            <text:p>0.033613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15">
            <text:p>0.150000</text:p>
          </table:table-cell>
          <table:table-cell table:style-name="ce26" table:formula="of:=[.BF11]" office:value-type="float" office:value="0.007529852">
            <text:p>0.007530</text:p>
          </table:table-cell>
          <table:table-cell table:style-name="ce26" table:formula="of:=[.BG11]" office:value-type="float" office:value="0.0180874">
            <text:p>0.018087</text:p>
          </table:table-cell>
          <table:table-cell table:style-name="ce26" table:formula="of:=[.BH11]" office:value-type="float" office:value="0.01211508">
            <text:p>0.012115</text:p>
          </table:table-cell>
          <table:table-cell table:style-name="ce26" table:formula="of:=[.BI11]" office:value-type="float" office:value="0.0127217">
            <text:p>0.012722</text:p>
          </table:table-cell>
          <table:table-cell table:style-name="ce26" table:formula="of:=[.BJ11]" office:value-type="float" office:value="0.06633756">
            <text:p>0.066338</text:p>
          </table:table-cell>
          <table:table-cell table:style-name="ce26" table:formula="of:=[.BK11]" office:value-type="float" office:value="0.0374046">
            <text:p>0.037405</text:p>
          </table:table-cell>
          <table:table-cell table:style-name="ce26" table:formula="of:=[.BL11]" office:value-type="float" office:value="0.07105834">
            <text:p>0.071058</text:p>
          </table:table-cell>
          <table:table-cell table:style-name="ce26" table:formula="of:=[.BM11]" office:value-type="float" office:value="0.7024232">
            <text:p>0.702423</text:p>
          </table:table-cell>
          <table:table-cell table:style-name="ce26" table:formula="of:=[.BN11]" office:value-type="float" office:value="0.3487946">
            <text:p>0.348795</text:p>
          </table:table-cell>
          <table:table-cell table:style-name="ce26" table:formula="of:=[.BO11]" office:value-type="float" office:value="0.008016756">
            <text:p>0.008017</text:p>
          </table:table-cell>
          <table:table-cell table:style-name="ce26" table:formula="of:=[.BP11]" office:value-type="float" office:value="0.01737204">
            <text:p>0.017372</text:p>
          </table:table-cell>
          <table:table-cell table:style-name="ce26" table:formula="of:=[.BQ11]" office:value-type="float" office:value="0.00866579">
            <text:p>0.008666</text:p>
          </table:table-cell>
          <table:table-cell table:style-name="ce26" table:formula="of:=[.BR11]" office:value-type="float" office:value="0.008920756">
            <text:p>0.008921</text:p>
          </table:table-cell>
          <table:table-cell table:style-name="ce26" table:formula="of:=[.BS11]" office:value-type="float" office:value="0.02007108">
            <text:p>0.020071</text:p>
          </table:table-cell>
          <table:table-cell table:style-name="ce26" table:formula="of:=[.BT11]" office:value-type="float" office:value="0.010022888">
            <text:p>0.010023</text:p>
          </table:table-cell>
          <table:table-cell table:style-name="ce26" table:formula="of:=[.BU11]" office:value-type="float" office:value="0.01744">
            <text:p>0.017440</text:p>
          </table:table-cell>
          <table:table-cell table:style-name="ce26" table:formula="of:=[.BV11]" office:value-type="float" office:value="0.04230988">
            <text:p>0.042310</text:p>
          </table:table-cell>
          <table:table-cell table:style-name="ce26" table:formula="of:=[.BW11]" office:value-type="float" office:value="0.0217821">
            <text:p>0.021782</text:p>
          </table:table-cell>
          <table:table-cell table:style-name="ce26" table:formula="of:=[.BX11]" office:value-type="float" office:value="0.005792282">
            <text:p>0.005792</text:p>
          </table:table-cell>
          <table:table-cell table:style-name="ce26" table:formula="of:=[.BY11]" office:value-type="float" office:value="0.012227046">
            <text:p>0.012227</text:p>
          </table:table-cell>
          <table:table-cell table:style-name="ce26" table:formula="of:=[.BZ11]" office:value-type="float" office:value="0.01424364">
            <text:p>0.014244</text:p>
          </table:table-cell>
          <table:table-cell table:style-name="ce26" table:formula="of:=[.CA11]" office:value-type="float" office:value="0.006028706">
            <text:p>0.006029</text:p>
          </table:table-cell>
          <table:table-cell table:style-name="ce26" table:formula="of:=[.CB11]" office:value-type="float" office:value="0.0144428">
            <text:p>0.014443</text:p>
          </table:table-cell>
          <table:table-cell table:style-name="ce26" table:formula="of:=[.CC11]" office:value-type="float" office:value="0.01827828">
            <text:p>0.018278</text:p>
          </table:table-cell>
          <table:table-cell table:style-name="ce26" table:formula="of:=[.CD11]" office:value-type="float" office:value="0.00964034">
            <text:p>0.009640</text:p>
          </table:table-cell>
          <table:table-cell table:style-name="ce26" table:formula="of:=[.CE11]" office:value-type="float" office:value="0.03038762">
            <text:p>0.030388</text:p>
          </table:table-cell>
          <table:table-cell table:style-name="ce26" table:formula="of:=[.CF11]" office:value-type="float" office:value="0.046396">
            <text:p>0.046396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2">
            <text:p>0.200000</text:p>
          </table:table-cell>
          <table:table-cell table:style-name="ce26" table:formula="of:=[.CH11]" office:value-type="float" office:value="0.00798303">
            <text:p>0.007983</text:p>
          </table:table-cell>
          <table:table-cell table:style-name="ce26" table:formula="of:=[.CI11]" office:value-type="float" office:value="0.0194855">
            <text:p>0.019486</text:p>
          </table:table-cell>
          <table:table-cell table:style-name="ce26" table:formula="of:=[.CJ11]" office:value-type="float" office:value="0.01251396">
            <text:p>0.012514</text:p>
          </table:table-cell>
          <table:table-cell table:style-name="ce26" table:formula="of:=[.CK11]" office:value-type="float" office:value="0.01281036">
            <text:p>0.012810</text:p>
          </table:table-cell>
          <table:table-cell table:style-name="ce26" table:formula="of:=[.CL11]" office:value-type="float" office:value="0.0696928">
            <text:p>0.069693</text:p>
          </table:table-cell>
          <table:table-cell table:style-name="ce26" table:formula="of:=[.CM11]" office:value-type="float" office:value="0.0354887">
            <text:p>0.035489</text:p>
          </table:table-cell>
          <table:table-cell table:style-name="ce26" table:formula="of:=[.CN11]" office:value-type="float" office:value="0.0706538">
            <text:p>0.070654</text:p>
          </table:table-cell>
          <table:table-cell table:style-name="ce26" table:formula="of:=[.CO11]" office:value-type="float" office:value="0.7276348">
            <text:p>0.727635</text:p>
          </table:table-cell>
          <table:table-cell table:style-name="ce26" table:formula="of:=[.CP11]" office:value-type="float" office:value="0.2992702">
            <text:p>0.299270</text:p>
          </table:table-cell>
          <table:table-cell table:style-name="ce26" table:formula="of:=[.CQ11]" office:value-type="float" office:value="0.009529712">
            <text:p>0.009530</text:p>
          </table:table-cell>
          <table:table-cell table:style-name="ce26" table:formula="of:=[.CR11]" office:value-type="float" office:value="0.02179162">
            <text:p>0.021792</text:p>
          </table:table-cell>
          <table:table-cell table:style-name="ce26" table:formula="of:=[.CS11]" office:value-type="float" office:value="0.009820264">
            <text:p>0.009820</text:p>
          </table:table-cell>
          <table:table-cell table:style-name="ce26" table:formula="of:=[.CT11]" office:value-type="float" office:value="0.010300894">
            <text:p>0.010301</text:p>
          </table:table-cell>
          <table:table-cell table:style-name="ce26" table:formula="of:=[.CU11]" office:value-type="float" office:value="0.02435538">
            <text:p>0.024355</text:p>
          </table:table-cell>
          <table:table-cell table:style-name="ce26" table:formula="of:=[.CV11]" office:value-type="float" office:value="0.01113666">
            <text:p>0.011137</text:p>
          </table:table-cell>
          <table:table-cell table:style-name="ce26" table:formula="of:=[.CW11]" office:value-type="float" office:value="0.01800556">
            <text:p>0.018006</text:p>
          </table:table-cell>
          <table:table-cell table:style-name="ce26" table:formula="of:=[.CX11]" office:value-type="float" office:value="0.0502988">
            <text:p>0.050299</text:p>
          </table:table-cell>
          <table:table-cell table:style-name="ce26" table:formula="of:=[.CY11]" office:value-type="float" office:value="0.02262178">
            <text:p>0.022622</text:p>
          </table:table-cell>
          <table:table-cell table:style-name="ce26" table:formula="of:=[.CZ11]" office:value-type="float" office:value="0.007009426">
            <text:p>0.007009</text:p>
          </table:table-cell>
          <table:table-cell table:style-name="ce26" table:formula="of:=[.DA11]" office:value-type="float" office:value="0.01393654">
            <text:p>0.013937</text:p>
          </table:table-cell>
          <table:table-cell table:style-name="ce26" table:formula="of:=[.DB11]" office:value-type="float" office:value="0.01725242">
            <text:p>0.017252</text:p>
          </table:table-cell>
          <table:table-cell table:style-name="ce26" table:formula="of:=[.DC11]" office:value-type="float" office:value="0.00728196">
            <text:p>0.007282</text:p>
          </table:table-cell>
          <table:table-cell table:style-name="ce26" table:formula="of:=[.DD11]" office:value-type="float" office:value="0.01598414">
            <text:p>0.015984</text:p>
          </table:table-cell>
          <table:table-cell table:style-name="ce26" table:formula="of:=[.DE11]" office:value-type="float" office:value="0.02299332">
            <text:p>0.022993</text:p>
          </table:table-cell>
          <table:table-cell table:style-name="ce26" table:formula="of:=[.DF11]" office:value-type="float" office:value="0.010393632">
            <text:p>0.010394</text:p>
          </table:table-cell>
          <table:table-cell table:style-name="ce26" table:formula="of:=[.DG11]" office:value-type="float" office:value="0.02937736">
            <text:p>0.029377</text:p>
          </table:table-cell>
          <table:table-cell table:style-name="ce26" table:formula="of:=[.DH11]" office:value-type="float" office:value="0.06129152">
            <text:p>0.061292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25">
            <text:p>0.250000</text:p>
          </table:table-cell>
          <table:table-cell table:style-name="ce27" table:formula="of:=[.DJ11]" office:value-type="float" office:value="0.008468772">
            <text:p>0.008469</text:p>
          </table:table-cell>
          <table:table-cell table:style-name="ce27" table:formula="of:=[.DK11]" office:value-type="float" office:value="0.02038912">
            <text:p>0.020389</text:p>
          </table:table-cell>
          <table:table-cell table:style-name="ce27" table:formula="of:=[.DL11]" office:value-type="float" office:value="0.01364296">
            <text:p>0.013643</text:p>
          </table:table-cell>
          <table:table-cell table:style-name="ce27" table:formula="of:=[.DM11]" office:value-type="float" office:value="0.01345416">
            <text:p>0.013454</text:p>
          </table:table-cell>
          <table:table-cell table:style-name="ce27" table:formula="of:=[.DN11]" office:value-type="float" office:value="0.0721563">
            <text:p>0.072156</text:p>
          </table:table-cell>
          <table:table-cell table:style-name="ce27" table:formula="of:=[.DO11]" office:value-type="float" office:value="0.03968264">
            <text:p>0.039683</text:p>
          </table:table-cell>
          <table:table-cell table:style-name="ce27" table:formula="of:=[.DP11]" office:value-type="float" office:value="0.07538904">
            <text:p>0.075389</text:p>
          </table:table-cell>
          <table:table-cell table:style-name="ce27" table:formula="of:=[.DQ11]" office:value-type="float" office:value="0.7512946">
            <text:p>0.751295</text:p>
          </table:table-cell>
          <table:table-cell table:style-name="ce27" table:formula="of:=[.DR11]" office:value-type="float" office:value="0.3618124">
            <text:p>0.361812</text:p>
          </table:table-cell>
          <table:table-cell table:style-name="ce27" table:formula="of:=[.DS11]" office:value-type="float" office:value="0.01107248">
            <text:p>0.011072</text:p>
          </table:table-cell>
          <table:table-cell table:style-name="ce27" table:formula="of:=[.DT11]" office:value-type="float" office:value="0.02605488">
            <text:p>0.026055</text:p>
          </table:table-cell>
          <table:table-cell table:style-name="ce27" table:formula="of:=[.DU11]" office:value-type="float" office:value="0.010846848">
            <text:p>0.010847</text:p>
          </table:table-cell>
          <table:table-cell table:style-name="ce27" table:formula="of:=[.DV11]" office:value-type="float" office:value="0.011657214">
            <text:p>0.011657</text:p>
          </table:table-cell>
          <table:table-cell table:style-name="ce27" table:formula="of:=[.DW11]" office:value-type="float" office:value="0.02741132">
            <text:p>0.027411</text:p>
          </table:table-cell>
          <table:table-cell table:style-name="ce27" table:formula="of:=[.DX11]" office:value-type="float" office:value="0.01213556">
            <text:p>0.012136</text:p>
          </table:table-cell>
          <table:table-cell table:style-name="ce27" table:formula="of:=[.DY11]" office:value-type="float" office:value="0.01833024">
            <text:p>0.018330</text:p>
          </table:table-cell>
          <table:table-cell table:style-name="ce27" table:formula="of:=[.DZ11]" office:value-type="float" office:value="0.04756208">
            <text:p>0.047562</text:p>
          </table:table-cell>
          <table:table-cell table:style-name="ce27" table:formula="of:=[.EA11]" office:value-type="float" office:value="0.02370768">
            <text:p>0.023708</text:p>
          </table:table-cell>
          <table:table-cell table:style-name="ce27" table:formula="of:=[.EB11]" office:value-type="float" office:value="0.008503702">
            <text:p>0.008504</text:p>
          </table:table-cell>
          <table:table-cell table:style-name="ce27" table:formula="of:=[.EC11]" office:value-type="float" office:value="0.01366396">
            <text:p>0.013664</text:p>
          </table:table-cell>
          <table:table-cell table:style-name="ce27" table:formula="of:=[.ED11]" office:value-type="float" office:value="0.02153004">
            <text:p>0.021530</text:p>
          </table:table-cell>
          <table:table-cell table:style-name="ce27" table:formula="of:=[.EE11]" office:value-type="float" office:value="0.008809858">
            <text:p>0.008810</text:p>
          </table:table-cell>
          <table:table-cell table:style-name="ce27" table:formula="of:=[.EF11]" office:value-type="float" office:value="0.0159578">
            <text:p>0.015958</text:p>
          </table:table-cell>
          <table:table-cell table:style-name="ce27" table:formula="of:=[.EG11]" office:value-type="float" office:value="0.02676566">
            <text:p>0.026766</text:p>
          </table:table-cell>
          <table:table-cell table:style-name="ce27" table:formula="of:=[.EH11]" office:value-type="float" office:value="0.01302764">
            <text:p>0.013028</text:p>
          </table:table-cell>
          <table:table-cell table:style-name="ce27" table:formula="of:=[.EI11]" office:value-type="float" office:value="0.0329419">
            <text:p>0.032942</text:p>
          </table:table-cell>
          <table:table-cell table:style-name="ce27" table:formula="of:=[.EJ11]" office:value-type="float" office:value="0.06451562">
            <text:p>0.064516</text:p>
          </table:table-cell>
          <table:table-cell table:style-name="ce22" table:number-columns-repeated="996"/>
        </table:table-row>
        <table:table-row table:style-name="ro3">
          <table:table-cell table:style-name="ce14" office:value-type="float" office:value="0.3">
            <text:p>0.300000</text:p>
          </table:table-cell>
          <table:table-cell table:style-name="ce28" table:formula="of:=[.EL11]" office:value-type="float" office:value="0.009181132">
            <text:p>0.009181</text:p>
          </table:table-cell>
          <table:table-cell table:style-name="ce28" table:formula="of:=[.EM11]" office:value-type="float" office:value="0.02270538">
            <text:p>0.022705</text:p>
          </table:table-cell>
          <table:table-cell table:style-name="ce28" table:formula="of:=[.EN11]" office:value-type="float" office:value="0.01418328">
            <text:p>0.014183</text:p>
          </table:table-cell>
          <table:table-cell table:style-name="ce28" table:formula="of:=[.EO11]" office:value-type="float" office:value="0.01412028">
            <text:p>0.014120</text:p>
          </table:table-cell>
          <table:table-cell table:style-name="ce28" table:formula="of:=[.EP11]" office:value-type="float" office:value="0.07650828">
            <text:p>0.076508</text:p>
          </table:table-cell>
          <table:table-cell table:style-name="ce28" table:formula="of:=[.EQ11]" office:value-type="float" office:value="0.0415109">
            <text:p>0.041511</text:p>
          </table:table-cell>
          <table:table-cell table:style-name="ce28" table:formula="of:=[.ER11]" office:value-type="float" office:value="0.0790666">
            <text:p>0.079067</text:p>
          </table:table-cell>
          <table:table-cell table:style-name="ce28" table:formula="of:=[.ES11]" office:value-type="float" office:value="0.785672">
            <text:p>0.785672</text:p>
          </table:table-cell>
          <table:table-cell table:style-name="ce28" table:formula="of:=[.ET11]" office:value-type="float" office:value="0.3862068">
            <text:p>0.386207</text:p>
          </table:table-cell>
          <table:table-cell table:style-name="ce28" table:formula="of:=[.EU11]" office:value-type="float" office:value="0.012907922">
            <text:p>0.012908</text:p>
          </table:table-cell>
          <table:table-cell table:style-name="ce28" table:formula="of:=[.EV11]" office:value-type="float" office:value="0.03119618">
            <text:p>0.031196</text:p>
          </table:table-cell>
          <table:table-cell table:style-name="ce28" table:formula="of:=[.EW11]" office:value-type="float" office:value="0.01174454">
            <text:p>0.011745</text:p>
          </table:table-cell>
          <table:table-cell table:style-name="ce28" table:formula="of:=[.EX11]" office:value-type="float" office:value="0.01347976">
            <text:p>0.013480</text:p>
          </table:table-cell>
          <table:table-cell table:style-name="ce28" table:formula="of:=[.EY11]" office:value-type="float" office:value="0.03288622">
            <text:p>0.032886</text:p>
          </table:table-cell>
          <table:table-cell table:style-name="ce28" table:formula="of:=[.EZ11]" office:value-type="float" office:value="0.01280182">
            <text:p>0.012802</text:p>
          </table:table-cell>
          <table:table-cell table:style-name="ce28" table:formula="of:=[.FA11]" office:value-type="float" office:value="0.01928188">
            <text:p>0.019282</text:p>
          </table:table-cell>
          <table:table-cell table:style-name="ce28" table:formula="of:=[.FB11]" office:value-type="float" office:value="0.0526749">
            <text:p>0.052675</text:p>
          </table:table-cell>
          <table:table-cell table:style-name="ce28" table:formula="of:=[.FC11]" office:value-type="float" office:value="0.02346634">
            <text:p>0.023466</text:p>
          </table:table-cell>
          <table:table-cell table:style-name="ce28" table:formula="of:=[.FD11]" office:value-type="float" office:value="0.01101858">
            <text:p>0.011019</text:p>
          </table:table-cell>
          <table:table-cell table:style-name="ce28" table:formula="of:=[.FE11]" office:value-type="float" office:value="0.0213195">
            <text:p>0.021320</text:p>
          </table:table-cell>
          <table:table-cell table:style-name="ce28" table:formula="of:=[.FF11]" office:value-type="float" office:value="0.02349894">
            <text:p>0.023499</text:p>
          </table:table-cell>
          <table:table-cell table:style-name="ce28" table:formula="of:=[.FG11]" office:value-type="float" office:value="0.01120778">
            <text:p>0.011208</text:p>
          </table:table-cell>
          <table:table-cell table:style-name="ce28" table:formula="of:=[.FH11]" office:value-type="float" office:value="0.0239413">
            <text:p>0.023941</text:p>
          </table:table-cell>
          <table:table-cell table:style-name="ce28" table:formula="of:=[.FI11]" office:value-type="float" office:value="0.02986708">
            <text:p>0.029867</text:p>
          </table:table-cell>
          <table:table-cell table:style-name="ce28" table:formula="of:=[.FJ11]" office:value-type="float" office:value="0.01450856">
            <text:p>0.014509</text:p>
          </table:table-cell>
          <table:table-cell table:style-name="ce28" table:formula="of:=[.FK11]" office:value-type="float" office:value="0.04627902">
            <text:p>0.046279</text:p>
          </table:table-cell>
          <table:table-cell table:style-name="ce28" table:formula="of:=[.FL11]" office:value-type="float" office:value="0.0640072">
            <text:p>0.064007</text:p>
          </table:table-cell>
          <table:table-cell table:style-name="ce22" table:number-columns-repeated="996"/>
        </table:table-row>
        <table:table-row table:style-name="ro2">
          <table:table-cell table:style-name="ce15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Default"/>
          <table:table-cell table:style-name="ce47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2">
          <table:table-cell table:style-name="ce15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6"/>
          <table:table-cell table:style-name="ce21" table:number-columns-repeated="8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3">
          <table:table-cell/>
          <table:table-cell table:style-name="ce17"/>
          <table:table-cell/>
          <table:table-cell table:style-name="ce31" table:number-columns-repeated="6"/>
          <table:table-cell/>
          <table:table-cell table:style-name="ce45" table:number-columns-spanned="3" table:number-rows-spanned="1"/>
          <table:covered-table-cell table:style-name="ce48"/>
          <table:covered-table-cell table:style-name="ce48"/>
          <table:table-cell table:style-name="ce33"/>
          <table:table-cell table:style-name="ce45" table:number-columns-spanned="3" table:number-rows-spanned="1"/>
          <table:covered-table-cell table:style-name="ce48"/>
          <table:covered-table-cell table:style-name="ce48"/>
          <table:table-cell table:number-columns-repeated="1007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>
            <draw:frame table:end-cell-address="Sheet1.E53" table:end-x="0.6724in" table:end-y="0.1756in" draw:z-index="0" draw:style-name="gr1" svg:width="3.1091in" svg:height="3.252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3" table:number-rows-repeated="4">
          <table:table-cell/>
          <table:table-cell table:style-name="ce17"/>
          <table:table-cell table:number-columns-repeated="2"/>
          <table:table-cell table:style-name="ce22"/>
          <table:table-cell table:number-columns-repeated="7"/>
          <table:table-cell table:style-name="Default"/>
          <table:table-cell table:number-columns-repeated="1011"/>
        </table:table-row>
        <table:table-row table:style-name="ro3" table:number-rows-repeated="3">
          <table:table-cell/>
          <table:table-cell table:style-name="ce17"/>
          <table:table-cell table:number-columns-repeated="10"/>
          <table:table-cell table:style-name="Default"/>
          <table:table-cell table:number-columns-repeated="1011"/>
        </table:table-row>
        <table:table-row table:style-name="ro3" table:number-rows-repeated="7">
          <table:table-cell/>
          <table:table-cell table:style-name="ce17"/>
          <table:table-cell table:number-columns-repeated="2"/>
          <table:table-cell table:style-name="ce22"/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55in" draw:z-index="7" draw:style-name="gr1" svg:width="3.5012in" svg:height="3.2579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5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style-name="Default">
            <draw:frame table:end-cell-address="Sheet1.K91" table:end-x="0.5791in" table:end-y="0.0051in" draw:z-index="6" draw:style-name="gr1" svg:width="4.6591in" svg:height="3.1209in" svg:x="0.2921in" svg:y="0.0724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35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12/22/2010</text:date>, <text:time>19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2-22T19:49:07</dc:date>
    <meta:editing-duration>PT09H09M30S</meta:editing-duration>
    <meta:editing-cycles>76</meta:editing-cycles>
    <meta:generator>OpenOffice.org/3.1$Linux OpenOffice.org_project/310m21$Build-9319</meta:generator>
    <meta:document-statistic meta:table-count="3" meta:cell-count="15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3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56387">
                <text:p text:id="Sheet1.C20:Sheet1.C26">0.0156387</text:p>
              </table:table-cell>
              <table:table-cell office:value-type="float" office:value="0.0617108">
                <text:p text:id="Sheet1.F20:Sheet1.F26">0.0617108</text:p>
              </table:table-cell>
              <table:table-cell office:value-type="float" office:value="0.663364">
                <text:p text:id="Sheet1.I20:Sheet1.I26">0.6633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620388">
                <text:p>0.01620388</text:p>
              </table:table-cell>
              <table:table-cell office:value-type="float" office:value="0.06237884">
                <text:p>0.06237884</text:p>
              </table:table-cell>
              <table:table-cell office:value-type="float" office:value="0.670469">
                <text:p>0.67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707126">
                <text:p>0.01707126</text:p>
              </table:table-cell>
              <table:table-cell office:value-type="float" office:value="0.06548448">
                <text:p>0.06548448</text:p>
              </table:table-cell>
              <table:table-cell office:value-type="float" office:value="0.6927038">
                <text:p>0.6927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80874">
                <text:p>0.0180874</text:p>
              </table:table-cell>
              <table:table-cell office:value-type="float" office:value="0.06633756">
                <text:p>0.06633756</text:p>
              </table:table-cell>
              <table:table-cell office:value-type="float" office:value="0.7024232">
                <text:p>0.7024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4855">
                <text:p>0.0194855</text:p>
              </table:table-cell>
              <table:table-cell office:value-type="float" office:value="0.0696928">
                <text:p>0.0696928</text:p>
              </table:table-cell>
              <table:table-cell office:value-type="float" office:value="0.7276348">
                <text:p>0.7276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038912">
                <text:p>0.02038912</text:p>
              </table:table-cell>
              <table:table-cell office:value-type="float" office:value="0.0721563">
                <text:p>0.0721563</text:p>
              </table:table-cell>
              <table:table-cell office:value-type="float" office:value="0.7512946">
                <text:p>0.7512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270538">
                <text:p>0.02270538</text:p>
              </table:table-cell>
              <table:table-cell office:value-type="float" office:value="0.07650828">
                <text:p>0.07650828</text:p>
              </table:table-cell>
              <table:table-cell office:value-type="float" office:value="0.785672">
                <text:p>0.785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68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03557">
                <text:p text:id="Sheet1.D20:Sheet1.D26">0.0103557</text:p>
              </table:table-cell>
              <table:table-cell office:value-type="float" office:value="0.0349686">
                <text:p text:id="Sheet1.G20:Sheet1.G26">0.0349686</text:p>
              </table:table-cell>
              <table:table-cell office:value-type="float" office:value="0.323044">
                <text:p text:id="Sheet1.J20:Sheet1.J26">0.3230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058716">
                <text:p>0.01058716</text:p>
              </table:table-cell>
              <table:table-cell office:value-type="float" office:value="0.03538272">
                <text:p>0.03538272</text:p>
              </table:table-cell>
              <table:table-cell office:value-type="float" office:value="0.333836">
                <text:p>0.33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1367">
                <text:p>0.011367</text:p>
              </table:table-cell>
              <table:table-cell office:value-type="float" office:value="0.03610392">
                <text:p>0.03610392</text:p>
              </table:table-cell>
              <table:table-cell office:value-type="float" office:value="0.332612">
                <text:p>0.332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211508">
                <text:p>0.01211508</text:p>
              </table:table-cell>
              <table:table-cell office:value-type="float" office:value="0.0374046">
                <text:p>0.0374046</text:p>
              </table:table-cell>
              <table:table-cell office:value-type="float" office:value="0.3487946">
                <text:p>0.3487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251396">
                <text:p>0.01251396</text:p>
              </table:table-cell>
              <table:table-cell office:value-type="float" office:value="0.0354887">
                <text:p>0.0354887</text:p>
              </table:table-cell>
              <table:table-cell office:value-type="float" office:value="0.2992702">
                <text:p>0.299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364296">
                <text:p>0.01364296</text:p>
              </table:table-cell>
              <table:table-cell office:value-type="float" office:value="0.03968264">
                <text:p>0.03968264</text:p>
              </table:table-cell>
              <table:table-cell office:value-type="float" office:value="0.3618124">
                <text:p>0.3618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418328">
                <text:p>0.01418328</text:p>
              </table:table-cell>
              <table:table-cell office:value-type="float" office:value="0.0415109">
                <text:p>0.0415109</text:p>
              </table:table-cell>
              <table:table-cell office:value-type="float" office:value="0.3862068">
                <text:p>0.3862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0268">
                <text:p text:id="Sheet1.L20:Sheet1.L26">0.0110268</text:p>
              </table:table-cell>
              <table:table-cell office:value-type="float" office:value="0.0168379">
                <text:p text:id="Sheet1.O20:Sheet1.O26">0.0168379</text:p>
              </table:table-cell>
              <table:table-cell office:value-type="float" office:value="0.0481245">
                <text:p text:id="Sheet1.R20:Sheet1.R26">0.04812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8915554">
                <text:p>0.008915554</text:p>
              </table:table-cell>
              <table:table-cell office:value-type="float" office:value="0.01302828">
                <text:p>0.01302828</text:p>
              </table:table-cell>
              <table:table-cell office:value-type="float" office:value="0.03577294">
                <text:p>0.03577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237952">
                <text:p>0.01237952</text:p>
              </table:table-cell>
              <table:table-cell office:value-type="float" office:value="0.01572418">
                <text:p>0.01572418</text:p>
              </table:table-cell>
              <table:table-cell office:value-type="float" office:value="0.03906814">
                <text:p>0.03906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737204">
                <text:p>0.01737204</text:p>
              </table:table-cell>
              <table:table-cell office:value-type="float" office:value="0.02007108">
                <text:p>0.02007108</text:p>
              </table:table-cell>
              <table:table-cell office:value-type="float" office:value="0.04230988">
                <text:p>0.04230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179162">
                <text:p>0.02179162</text:p>
              </table:table-cell>
              <table:table-cell office:value-type="float" office:value="0.02435538">
                <text:p>0.02435538</text:p>
              </table:table-cell>
              <table:table-cell office:value-type="float" office:value="0.0502988">
                <text:p>0.0502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605488">
                <text:p>0.02605488</text:p>
              </table:table-cell>
              <table:table-cell office:value-type="float" office:value="0.02741132">
                <text:p>0.02741132</text:p>
              </table:table-cell>
              <table:table-cell office:value-type="float" office:value="0.04756208">
                <text:p>0.04756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3119618">
                <text:p>0.03119618</text:p>
              </table:table-cell>
              <table:table-cell office:value-type="float" office:value="0.03288622">
                <text:p>0.03288622</text:p>
              </table:table-cell>
              <table:table-cell office:value-type="float" office:value="0.0526749">
                <text:p>0.0526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1cm" chart:class="chart:scatter" chart:style-name="ch1">
        <chart:title svg:x="2.639cm" svg:y="0.166cm" chart:style-name="ch2">
          <text:p>whole domain</text:p>
        </chart:title>
        <chart:legend chart:legend-position="top" svg:x="3.284cm" svg:y="0.662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29cm" svg:y="0.603cm" svg:width="7.421cm" svg:height="7.671cm">
          <chart:axis chart:dimension="x" chart:name="primary-x" chart:style-name="ch5">
            <chart:title svg:x="2.915cm" svg:y="7.855cm" chart:style-name="ch6">
              <text:p>perturbation factor</text:p>
            </chart:title>
          </chart:axis>
          <chart:axis chart:dimension="y" chart:name="primary-y" chart:style-name="ch7">
            <chart:title svg:x="0.273cm" svg:y="8.234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51025">
                <text:p text:id="Sheet1.B20:Sheet1.B26">0.00651025</text:p>
              </table:table-cell>
              <table:table-cell office:value-type="float" office:value="0.0119465">
                <text:p text:id="Sheet1.E20:Sheet1.E26">0.0119465</text:p>
              </table:table-cell>
              <table:table-cell office:value-type="float" office:value="0.0622663">
                <text:p text:id="Sheet1.H20:Sheet1.H26">0.06226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68388">
                <text:p>0.00668388</text:p>
              </table:table-cell>
              <table:table-cell office:value-type="float" office:value="0.01230874">
                <text:p>0.01230874</text:p>
              </table:table-cell>
              <table:table-cell office:value-type="float" office:value="0.06686532">
                <text:p>0.06686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130876">
                <text:p>0.007130876</text:p>
              </table:table-cell>
              <table:table-cell office:value-type="float" office:value="0.01272408">
                <text:p>0.01272408</text:p>
              </table:table-cell>
              <table:table-cell office:value-type="float" office:value="0.06887566">
                <text:p>0.06887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529852">
                <text:p>0.007529852</text:p>
              </table:table-cell>
              <table:table-cell office:value-type="float" office:value="0.0127217">
                <text:p>0.0127217</text:p>
              </table:table-cell>
              <table:table-cell office:value-type="float" office:value="0.07105834">
                <text:p>0.07105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98303">
                <text:p>0.00798303</text:p>
              </table:table-cell>
              <table:table-cell office:value-type="float" office:value="0.01281036">
                <text:p>0.01281036</text:p>
              </table:table-cell>
              <table:table-cell office:value-type="float" office:value="0.0706538">
                <text:p>0.0706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468772">
                <text:p>0.008468772</text:p>
              </table:table-cell>
              <table:table-cell office:value-type="float" office:value="0.01345416">
                <text:p>0.01345416</text:p>
              </table:table-cell>
              <table:table-cell office:value-type="float" office:value="0.07538904">
                <text:p>0.07538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9181132">
                <text:p>0.009181132</text:p>
              </table:table-cell>
              <table:table-cell office:value-type="float" office:value="0.01412028">
                <text:p>0.01412028</text:p>
              </table:table-cell>
              <table:table-cell office:value-type="float" office:value="0.0790666">
                <text:p>0.0790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59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5cm" svg:width="11.02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69806">
                <text:p text:id="Sheet1.K20:Sheet1.K26">0.00569806</text:p>
              </table:table-cell>
              <table:table-cell office:value-type="float" office:value="0.00780584">
                <text:p text:id="Sheet1.N20:Sheet1.N26">0.00780584</text:p>
              </table:table-cell>
              <table:table-cell office:value-type="float" office:value="0.0191456">
                <text:p text:id="Sheet1.Q20:Sheet1.Q26">0.01914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068698">
                <text:p>0.005068698</text:p>
              </table:table-cell>
              <table:table-cell office:value-type="float" office:value="0.0065256">
                <text:p>0.0065256</text:p>
              </table:table-cell>
              <table:table-cell office:value-type="float" office:value="0.0157578">
                <text:p>0.0157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290606">
                <text:p>0.006290606</text:p>
              </table:table-cell>
              <table:table-cell office:value-type="float" office:value="0.007404846">
                <text:p>0.007404846</text:p>
              </table:table-cell>
              <table:table-cell office:value-type="float" office:value="0.01533502">
                <text:p>0.0153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8016756">
                <text:p>0.008016756</text:p>
              </table:table-cell>
              <table:table-cell office:value-type="float" office:value="0.008920756">
                <text:p>0.008920756</text:p>
              </table:table-cell>
              <table:table-cell office:value-type="float" office:value="0.01744">
                <text:p>0.01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9529712">
                <text:p>0.009529712</text:p>
              </table:table-cell>
              <table:table-cell office:value-type="float" office:value="0.010300894">
                <text:p>0.010300894</text:p>
              </table:table-cell>
              <table:table-cell office:value-type="float" office:value="0.01800556">
                <text:p>0.01800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107248">
                <text:p>0.01107248</text:p>
              </table:table-cell>
              <table:table-cell office:value-type="float" office:value="0.011657214">
                <text:p>0.011657214</text:p>
              </table:table-cell>
              <table:table-cell office:value-type="float" office:value="0.01833024">
                <text:p>0.01833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907922">
                <text:p>0.012907922</text:p>
              </table:table-cell>
              <table:table-cell office:value-type="float" office:value="0.01347976">
                <text:p>0.01347976</text:p>
              </table:table-cell>
              <table:table-cell office:value-type="float" office:value="0.01928188">
                <text:p>0.01928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25686">
                <text:p text:id="Sheet1.T20:Sheet1.T26">0.00225686</text:p>
              </table:table-cell>
              <table:table-cell office:value-type="float" office:value="0.00255535">
                <text:p text:id="Sheet1.W20:Sheet1.W26">0.00255535</text:p>
              </table:table-cell>
              <table:table-cell office:value-type="float" office:value="0.00512774">
                <text:p text:id="Sheet1.Z20:Sheet1.Z26">0.00512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935994">
                <text:p>0.002935994</text:p>
              </table:table-cell>
              <table:table-cell office:value-type="float" office:value="0.003343634">
                <text:p>0.003343634</text:p>
              </table:table-cell>
              <table:table-cell office:value-type="float" office:value="0.006422636">
                <text:p>0.0064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922726">
                <text:p>0.003922726</text:p>
              </table:table-cell>
              <table:table-cell office:value-type="float" office:value="0.0042622">
                <text:p>0.0042622</text:p>
              </table:table-cell>
              <table:table-cell office:value-type="float" office:value="0.007341708">
                <text:p>0.007341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792282">
                <text:p>0.005792282</text:p>
              </table:table-cell>
              <table:table-cell office:value-type="float" office:value="0.006028706">
                <text:p>0.006028706</text:p>
              </table:table-cell>
              <table:table-cell office:value-type="float" office:value="0.00964034">
                <text:p>0.00964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009426">
                <text:p>0.007009426</text:p>
              </table:table-cell>
              <table:table-cell office:value-type="float" office:value="0.00728196">
                <text:p>0.00728196</text:p>
              </table:table-cell>
              <table:table-cell office:value-type="float" office:value="0.010393632">
                <text:p>0.010393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503702">
                <text:p>0.008503702</text:p>
              </table:table-cell>
              <table:table-cell office:value-type="float" office:value="0.008809858">
                <text:p>0.008809858</text:p>
              </table:table-cell>
              <table:table-cell office:value-type="float" office:value="0.01302764">
                <text:p>0.01302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01858">
                <text:p>0.01101858</text:p>
              </table:table-cell>
              <table:table-cell office:value-type="float" office:value="0.01120778">
                <text:p>0.01120778</text:p>
              </table:table-cell>
              <table:table-cell office:value-type="float" office:value="0.01450856">
                <text:p>0.01450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28cm" chart:class="chart:scatter" chart:style-name="ch1">
        <chart:legend chart:legend-position="top" svg:x="5.735cm" svg:y="0.561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4cm" svg:width="11.014cm" svg:height="7.4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4387">
                <text:p text:id="Sheet1.M20:Sheet1.M26">0.00664387</text:p>
              </table:table-cell>
              <table:table-cell office:value-type="float" office:value="0.00848834">
                <text:p text:id="Sheet1.P20:Sheet1.P26">0.00848834</text:p>
              </table:table-cell>
              <table:table-cell office:value-type="float" office:value="0.0194905">
                <text:p text:id="Sheet1.S20:Sheet1.S26">0.01949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430598">
                <text:p>0.006430598</text:p>
              </table:table-cell>
              <table:table-cell office:value-type="float" office:value="0.008115394">
                <text:p>0.008115394</text:p>
              </table:table-cell>
              <table:table-cell office:value-type="float" office:value="0.01851874">
                <text:p>0.01851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47068">
                <text:p>0.00747068</text:p>
              </table:table-cell>
              <table:table-cell office:value-type="float" office:value="0.008894094">
                <text:p>0.008894094</text:p>
              </table:table-cell>
              <table:table-cell office:value-type="float" office:value="0.01983802">
                <text:p>0.01983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866579">
                <text:p>0.00866579</text:p>
              </table:table-cell>
              <table:table-cell office:value-type="float" office:value="0.010022888">
                <text:p>0.010022888</text:p>
              </table:table-cell>
              <table:table-cell office:value-type="float" office:value="0.0217821">
                <text:p>0.0217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9820264">
                <text:p>0.009820264</text:p>
              </table:table-cell>
              <table:table-cell office:value-type="float" office:value="0.01113666">
                <text:p>0.01113666</text:p>
              </table:table-cell>
              <table:table-cell office:value-type="float" office:value="0.02262178">
                <text:p>0.0226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0846848">
                <text:p>0.010846848</text:p>
              </table:table-cell>
              <table:table-cell office:value-type="float" office:value="0.01213556">
                <text:p>0.01213556</text:p>
              </table:table-cell>
              <table:table-cell office:value-type="float" office:value="0.02370768">
                <text:p>0.02370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74454">
                <text:p>0.01174454</text:p>
              </table:table-cell>
              <table:table-cell office:value-type="float" office:value="0.01280182">
                <text:p>0.01280182</text:p>
              </table:table-cell>
              <table:table-cell office:value-type="float" office:value="0.02346634">
                <text:p>0.023466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6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88144">
                <text:p text:id="Sheet1.U20:Sheet1.U26">0.00588144</text:p>
              </table:table-cell>
              <table:table-cell office:value-type="float" office:value="0.00916263">
                <text:p text:id="Sheet1.X20:Sheet1.X26">0.00916263</text:p>
              </table:table-cell>
              <table:table-cell office:value-type="float" office:value="0.0258042">
                <text:p text:id="Sheet1.AA20:Sheet1.AA26">0.0258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9522534">
                <text:p>0.009522534</text:p>
              </table:table-cell>
              <table:table-cell office:value-type="float" office:value="0.01339844">
                <text:p>0.01339844</text:p>
              </table:table-cell>
              <table:table-cell office:value-type="float" office:value="0.04055822">
                <text:p>0.0405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9999726">
                <text:p>0.009999726</text:p>
              </table:table-cell>
              <table:table-cell office:value-type="float" office:value="0.01358684">
                <text:p>0.01358684</text:p>
              </table:table-cell>
              <table:table-cell office:value-type="float" office:value="0.03895378">
                <text:p>0.03895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2227046">
                <text:p>0.012227046</text:p>
              </table:table-cell>
              <table:table-cell office:value-type="float" office:value="0.0144428">
                <text:p>0.0144428</text:p>
              </table:table-cell>
              <table:table-cell office:value-type="float" office:value="0.03038762">
                <text:p>0.03038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393654">
                <text:p>0.01393654</text:p>
              </table:table-cell>
              <table:table-cell office:value-type="float" office:value="0.01598414">
                <text:p>0.01598414</text:p>
              </table:table-cell>
              <table:table-cell office:value-type="float" office:value="0.02937736">
                <text:p>0.02937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366396">
                <text:p>0.01366396</text:p>
              </table:table-cell>
              <table:table-cell office:value-type="float" office:value="0.0159578">
                <text:p>0.0159578</text:p>
              </table:table-cell>
              <table:table-cell office:value-type="float" office:value="0.0329419">
                <text:p>0.0329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13195">
                <text:p>0.0213195</text:p>
              </table:table-cell>
              <table:table-cell office:value-type="float" office:value="0.0239413">
                <text:p>0.0239413</text:p>
              </table:table-cell>
              <table:table-cell office:value-type="float" office:value="0.04627902">
                <text:p>0.046279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5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62288">
                <text:p text:id="Sheet1.V20:Sheet1.V26">0.00762288</text:p>
              </table:table-cell>
              <table:table-cell office:value-type="float" office:value="0.0116772">
                <text:p text:id="Sheet1.Y20:Sheet1.Y26">0.0116772</text:p>
              </table:table-cell>
              <table:table-cell office:value-type="float" office:value="0.0302142">
                <text:p text:id="Sheet1.AB20:Sheet1.AB26">0.0302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8478002">
                <text:p>0.008478002</text:p>
              </table:table-cell>
              <table:table-cell office:value-type="float" office:value="0.01187528">
                <text:p>0.01187528</text:p>
              </table:table-cell>
              <table:table-cell office:value-type="float" office:value="0.03133304">
                <text:p>0.03133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098322">
                <text:p>0.01098322</text:p>
              </table:table-cell>
              <table:table-cell office:value-type="float" office:value="0.01463702">
                <text:p>0.01463702</text:p>
              </table:table-cell>
              <table:table-cell office:value-type="float" office:value="0.033613">
                <text:p>0.033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24364">
                <text:p>0.01424364</text:p>
              </table:table-cell>
              <table:table-cell office:value-type="float" office:value="0.01827828">
                <text:p>0.01827828</text:p>
              </table:table-cell>
              <table:table-cell office:value-type="float" office:value="0.046396">
                <text:p>0.046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725242">
                <text:p>0.01725242</text:p>
              </table:table-cell>
              <table:table-cell office:value-type="float" office:value="0.02299332">
                <text:p>0.02299332</text:p>
              </table:table-cell>
              <table:table-cell office:value-type="float" office:value="0.06129152">
                <text:p>0.0612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53004">
                <text:p>0.02153004</text:p>
              </table:table-cell>
              <table:table-cell office:value-type="float" office:value="0.02676566">
                <text:p>0.02676566</text:p>
              </table:table-cell>
              <table:table-cell office:value-type="float" office:value="0.06451562">
                <text:p>0.0645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349894">
                <text:p>0.02349894</text:p>
              </table:table-cell>
              <table:table-cell office:value-type="float" office:value="0.02986708">
                <text:p>0.02986708</text:p>
              </table:table-cell>
              <table:table-cell office:value-type="float" office:value="0.0640072">
                <text:p>0.06400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